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Times"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P10"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fo:font-style="italic" fo:font-style-asian="italic" fo:font-style-complex="italic" fo:letter-spacing="0.0000in"/>
    </style:style>
    <style:style style:name="T8" style:family="text">
      <style:text-properties style:font-name="Times" fo:font-style="italic" fo:font-style-asian="italic" fo:font-style-complex="italic" fo:letter-spacing="0.0000in"/>
    </style:style>
    <style:style style:name="T9" style:family="text">
      <style:text-properties style:font-name="Hiragino Mincho ProN" fo:letter-spacing="0.0000in"/>
    </style:style>
    <style:style style:name="T10" style:family="text">
      <style:text-properties style:font-name="Hiragino Kaku Gothic ProN"/>
    </style:style>
    <style:style style:name="T11" style:family="text">
      <style:text-properties fo:font-style="italic" fo:font-style-asian="italic" fo:font-style-complex="italic"/>
    </style:style>
    <style:style style:name="T12" style:family="text">
      <style:text-properties style:font-name="Heiti TC Light"/>
    </style:style>
    <style:style style:name="T13" style:family="text">
      <style:text-properties style:font-name="STSong" fo:letter-spacing="0.0000in"/>
    </style:style>
    <style:style style:name="T14" style:family="text">
      <style:text-properties style:font-name="AppleMyungjo" fo:letter-spacing="0.0000in"/>
    </style:style>
    <style:style style:name="T15" style:family="text">
      <style:text-properties style:font-name="Apple Color Emoji" fo:letter-spacing="0.0000in"/>
    </style:style>
    <style:style style:name="T16" style:family="text">
      <style:text-properties style:font-name="Symbol" fo:letter-spacing="0.0000in"/>
    </style:style>
    <style:style style:name="T17"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陳真   |  2020.04.21 03:22   |   <text:a xlink:type="simple" xlink:href="http://palinfo.habago.org/Entry?Command=Information_PrintForum&amp;iPage=1#FORUM39101"><text:span text:style-name="T1">#</text:span></text:a></text:p>
      <text:p text:style-name="P3">做為一個台灣人，特別是近二十幾年來 (尤其是過去五、六年來)，綠色惡勢力就像病毒一樣擴散蔓延，我對每天根本數不清的綠色謠言，常有一種很無言很絕望的感覺，就像被謊言給滅頂那樣一種窒息感。 <text:line-break/><text:line-break/>比方說，常聽學姐提起她的學生們各種荒腔走板的說法，例如說中共派人冒充台灣籍，混入包機，夾帶病原企圖毒害台灣；還有人說，民主的弊病就是選出像韓國瑜 "這種人" (那其實就等於說宗教的弊病就是冒出德蕾莎修女 "這種人" 一樣荒唐)，還有人說中共故意到處散播病毒打擊全世界，甚至故意把帶著豬瘟病毒的死豬，透過海浪飄到台灣來，企圖破壞台灣的產業等等等。 <text:line-break/><text:line-break/>我常感到很訝異，真是很難相信這樣一種超低智能的蠢材居然也能念大學？學姐說，這類學生往往伶牙利齒特別會作答，特別會 "論述"，而且攻擊性很強。我跟她說，妳千萬不要去惹這些人，他們不但腦殘，品性更是難以恭維，很陰暗，不能惹的。我還說，我是腦殘救星，妳就請這些腦殘學生來巴勒網好了，我試試看有沒有辦法治療他們。(其實我是開玩笑。腦殘還是離我遠一點比較好。我認為腦殘99.999%是沒藥可救的。) <text:line-break/><text:line-break/>我常想起尼采的一個隱喻，當他說起沒出息的 "烏合之眾" 時，他說，這樣一些人數極為眾多的腦殘，就像時鐘一樣滴滴答答反覆作響。 </text:p>
      <text:p text:style-name="P2">陳真   |  2020.04.21 02:58   |   <text:a xlink:type="simple" xlink:href="http://palinfo.habago.org/Entry?Command=Information_PrintForum&amp;iPage=1#FORUM39100"><text:span text:style-name="T1">#</text:span></text:a></text:p>
      <text:p text:style-name="P4">一，如果要列舉事實清單，那就應該儘可能完整地列舉，比方說至少要包括去年六月始於美國Fort Detrick生物實驗室那一連串違規與神祕事件以及隨後三千多萬人罹患所謂流感數萬人死亡等等一大堆被列為所謂國家機密的怪事。參見： <text:line-break/><text:line-break/><text:a xlink:type="simple" xlink:href="https://bit.ly/34V0a2W"><text:span text:style-name="T2">https://bit.ly/34V0a2W</text:span></text:a><text:s/><text:line-break/><text:line-break/>二，如果要列舉事實清單，那就應該儘可能只講事實，而不是把推論或猜測以事實呈現。比方說你貼的這個時間軸，裏頭的 "武漢輸入" 大多不是事實，比方說，義大利首例是來自德國，不是什麼 "武漢輸入"；而這位德國人據說和一位上海病例曾有接觸，而這位上海病例據說曾有武漢親戚(非病例)來訪。這樣一種所謂 "武漢輸入" 的推論，會不會推得太遠了點？如果要這樣推，那是不是更應該調查這位感染義大利首例的德國人過去一年內是否和美國人接觸？抑或是他的親戚的朋友是否曾有美國親友來訪？萬一有的話，難道我就能說"美國輸入"了首位病例給義大利和德國？這是一種 "事實" 嗎？ <text:line-break/><text:line-break/>再比方說所謂美國 "首例"，他只是 "曾經去過" 武漢，究竟是在武漢感染別人，還是被人感染？而且，依照美國疾管中心的國會證詞，這絕非首例；疾管中心曾做屍體解剖，首例應該是出現在始自去年夏秋的美國神祕肺炎事件及數千萬人的所謂流感病患之中；相關資訊，甚至被美國官方列為機密，不准一般公衛學者或醫界人士取得相關病例資料與會議內容。因此，怎能用所謂 "武漢輸入" 幾個字來論斷？這並非事實。</text:p>
      <text:p text:style-name="P5"><text:span text:style-name="T3">歌川</text:span><text:span text:style-name="T4"><text:s/>  |  2020.04.20 22:30   |   </text:span><text:a xlink:type="simple" xlink:href="http://palinfo.habago.org/Entry?Command=Information_PrintForum&amp;iPage=1#FORUM39099"><text:span text:style-name="T5">#</text:span></text:a></text:p>
      <text:p text:style-name="P6"><text:span text:style-name="T4">理科男士</text:span><text:span text:style-name="T6">K</text:span><text:span text:style-name="T4">一米整理的時間線</text:span><text:span text:style-name="T6"><text:line-break/><text:line-break/>12</text:span><text:span text:style-name="T4">月</text:span><text:span text:style-name="T6">21</text:span><text:span text:style-name="T4">日</text:span><text:span text:style-name="T6"><text:s/></text:span><text:span text:style-name="T4">湖北省中西醫結合醫院呼吸與重症醫學科主任</text:span><text:span text:style-name="T6"><text:s/>: </text:span><text:span text:style-name="T4">有新冠病人去湖北省中西醫結合醫院就診</text:span><text:span text:style-name="T6"><text:line-break/>12</text:span><text:span text:style-name="T4">月</text:span><text:span text:style-name="T6">26</text:span><text:span text:style-name="T4">日</text:span><text:span text:style-name="T6"><text:s/></text:span><text:span text:style-name="T4">張繼先醫生開始發現病患中是由不明原因引起的肺炎</text:span><text:span text:style-name="T6"><text:line-break/>12</text:span><text:span text:style-name="T4">月</text:span><text:span text:style-name="T6">27</text:span><text:span text:style-name="T4">日</text:span><text:span text:style-name="T6"><text:s/></text:span><text:span text:style-name="T4">張繼先醫生把詳情匯報給院長，同一天醫院向江漢區疾控中心報告</text:span><text:span text:style-name="T6"><text:line-break/>12</text:span><text:span text:style-name="T4">月</text:span><text:span text:style-name="T6">28</text:span><text:span text:style-name="T4">日</text:span><text:span text:style-name="T6"><text:s/></text:span><text:span text:style-name="T4">醫院通報給武漢市衛健委和湖北省衛健委</text:span><text:span text:style-name="T6"><text:line-break/>12</text:span><text:span text:style-name="T4">月</text:span><text:span text:style-name="T6">29</text:span><text:span text:style-name="T4">日</text:span><text:span text:style-name="T6"><text:s/></text:span><text:span text:style-name="T4">地方衛健委和醫院開始調查，</text:span><text:span text:style-name="T6">7</text:span><text:span text:style-name="T4">名最初的病人開始被隔離</text:span><text:span text:style-name="T6"><text:line-break/><text:line-break/>12</text:span><text:span text:style-name="T4">月</text:span><text:span text:style-name="T6">30</text:span><text:span text:style-name="T4">日</text:span><text:span text:style-name="T6"><text:line-break/></text:span><text:span text:style-name="T4">地方疾控中心向中國疾控中心報告了此次事件</text:span><text:span text:style-name="T6"><text:line-break/></text:span><text:span text:style-name="T4">武漢衛健委發布：</text:span><text:span text:style-name="T6">“</text:span><text:span text:style-name="T4">關於做好不明原因肺炎救治工作的緊急通知</text:span><text:span text:style-name="T6">”<text:line-break/></text:span><text:span text:style-name="T4">李文亮在微信群中討論此事</text:span><text:span text:style-name="T6"><text:line-break/><text:line-break/>12</text:span><text:span text:style-name="T4">月</text:span><text:span text:style-name="T6">31</text:span><text:span text:style-name="T4">日</text:span><text:span text:style-name="T6"><text:line-break/></text:span><text:span text:style-name="T4">武漢市衛健委正式向大眾發布：</text:span><text:span text:style-name="T6">“</text:span><text:span text:style-name="T4">武漢市衛健委關於當前我市肺炎疫情的情況通報</text:span><text:span text:style-name="T6">”</text:span><text:span text:style-name="T4">（包括：前一天</text:span><text:span text:style-name="T6">“</text:span><text:span text:style-name="T4">緊急通知</text:span><text:span text:style-name="T6">”</text:span><text:span text:style-name="T4">是真的；建議大眾出門佩戴口罩）</text:span><text:span text:style-name="T6"><text:line-break/></text:span><text:span text:style-name="T4">中央電視台新聞頻道報導了此事</text:span><text:span text:style-name="T6"><text:line-break/></text:span><text:span text:style-name="T4">中國疾控中心通知</text:span><text:span text:style-name="T6">WHO</text:span><text:span text:style-name="T4">，包括事件發生經過和最初的</text:span><text:span text:style-name="T6">7</text:span><text:span text:style-name="T4">名病人已被隔離</text:span><text:span text:style-name="T6"><text:line-break/></text:span><text:span text:style-name="T4">台灣發郵件給</text:span><text:span text:style-name="T6">WHO</text:span><text:span text:style-name="T4">，詢問武漢疫情相關事宜（後被台媒宣傳為</text:span><text:span text:style-name="T6">“</text:span><text:span text:style-name="T4">警告</text:span><text:span text:style-name="T6">”WHO“</text:span><text:span text:style-name="T4">人傳人</text:span><text:span text:style-name="T6">”</text:span><text:span text:style-name="T4">）</text:span><text:span text:style-name="T6"><text:line-break/><text:line-break/><text:line-break/><text:line-break/>2020</text:span><text:span text:style-name="T4">年</text:span><text:span text:style-name="T6"><text:line-break/><text:line-break/>1</text:span><text:span text:style-name="T4">月</text:span><text:span text:style-name="T6">1</text:span><text:span text:style-name="T4">日</text:span><text:span text:style-name="T6"><text:s/></text:span><text:span text:style-name="T4">華南海鮮市場封閉</text:span><text:span text:style-name="T6"><text:line-break/>1</text:span><text:span text:style-name="T4">月</text:span><text:span text:style-name="T6">2</text:span><text:span text:style-name="T4">日</text:span><text:span text:style-name="T6"><text:s/></text:span><text:span text:style-name="T4">排除流感、禽流感、</text:span><text:span text:style-name="T6">SARS</text:span><text:span text:style-name="T4">、</text:span><text:span text:style-name="T6">MERS</text:span><text:span text:style-name="T4">的可能性</text:span><text:span text:style-name="T6"><text:line-break/><text:line-break/>1</text:span><text:span text:style-name="T4">月</text:span><text:span text:style-name="T6">3</text:span><text:span text:style-name="T4">日</text:span><text:span text:style-name="T6"><text:line-break/></text:span><text:span text:style-name="T4">李文亮簽署訓誡書，並返回醫院繼續工作</text:span><text:span text:style-name="T6"><text:line-break/></text:span><text:span text:style-name="T4">中方開始定期與</text:span><text:span text:style-name="T6">WHO</text:span><text:span text:style-name="T4">、有關國家和地區組織以及中國港澳台地區及時通報疫情</text:span><text:span text:style-name="T6"><text:line-break/></text:span><text:span text:style-name="T4">川普收到中國新冠疫情第一個正式通知</text:span><text:span text:style-name="T6"><text:line-break/><text:line-break/>1</text:span><text:span text:style-name="T4">月</text:span><text:span text:style-name="T6">4</text:span><text:span text:style-name="T4">日</text:span><text:span text:style-name="T6"><text:s/>WHO</text:span><text:span text:style-name="T4">在社交媒體公佈，武漢出現一組肺炎病例，暫無死亡病例</text:span><text:span text:style-name="T6"><text:line-break/>1</text:span><text:span text:style-name="T4">月</text:span><text:span text:style-name="T6">5</text:span><text:span text:style-name="T4">日</text:span><text:span text:style-name="T6"><text:s/></text:span><text:span text:style-name="T4">武漢衛健委報告不明原因的病毒性肺炎診斷患者</text:span><text:span text:style-name="T6">59</text:span><text:span text:style-name="T4">例，其中重症患者</text:span><text:span text:style-name="T6">7</text:span><text:span text:style-name="T4">例再次市民出門佩戴口罩</text:span><text:span text:style-name="T6"><text:line-break/>1</text:span><text:span text:style-name="T4">月</text:span><text:span text:style-name="T6">6</text:span><text:span text:style-name="T4">日</text:span><text:span text:style-name="T6"><text:s/></text:span><text:span text:style-name="T4">中國疾控中心啟動二級應急響應</text:span><text:span text:style-name="T6"><text:line-break/>1</text:span><text:span text:style-name="T4">月</text:span><text:span text:style-name="T6">7</text:span><text:span text:style-name="T4">日</text:span><text:span text:style-name="T6"><text:s/></text:span><text:span text:style-name="T4">驗證並確定肺炎由病</text:span><text:span text:style-name="T6"><text:s/></text:span><text:span text:style-name="T4">引起，並</text:span><text:span text:style-name="T6"><text:s/></text:span><text:span text:style-name="T4">開始將其稱為</text:span><text:span text:style-name="T6">“</text:span><text:span text:style-name="T4">新型冠狀病毒</text:span><text:span text:style-name="T6">”<text:line-break/><text:line-break/>1</text:span><text:span text:style-name="T4">月</text:span><text:span text:style-name="T6">8</text:span><text:span text:style-name="T4">日</text:span><text:span text:style-name="T6"><text:line-break/></text:span><text:span text:style-name="T4">美國</text:span><text:span text:style-name="T6">CDC</text:span><text:span text:style-name="T4">首次發布有關新冠病毒的公開警報</text:span><text:span text:style-name="T6"><text:line-break/></text:span><text:span text:style-name="T4">紐約時報》無證據表明人傳人</text:span><text:span text:style-name="T6"><text:line-break/><text:line-break/>1</text:span><text:span text:style-name="T4">月</text:span><text:span text:style-name="T6">10</text:span><text:span text:style-name="T4">日</text:span><text:span text:style-name="T6"><text:line-break/></text:span><text:span text:style-name="T4">李文亮出現咳嗽等症狀</text:span><text:span text:style-name="T6"><text:line-break/></text:span><text:span text:style-name="T4">第一例病例死亡</text:span><text:span text:style-name="T6"><text:line-break/><text:line-break/>1</text:span><text:span text:style-name="T4">月</text:span><text:span text:style-name="T6">11</text:span><text:span text:style-name="T4">日</text:span><text:span text:style-name="T6"><text:line-break/></text:span><text:span text:style-name="T4">中國與</text:span><text:span text:style-name="T6">WHO</text:span><text:span text:style-name="T4">分享新型冠狀病毒基因序列信息</text:span><text:span text:style-name="T6"><text:line-break/></text:span><text:span text:style-name="T4">台灣大選，民眾投票並未受疫情影響</text:span><text:span text:style-name="T6"><text:line-break/><text:line-break/>1</text:span><text:span text:style-name="T4">月</text:span><text:span text:style-name="T6">12</text:span><text:span text:style-name="T4">日</text:span><text:span text:style-name="T6"><text:s/></text:span><text:span text:style-name="T4">李文亮入院新冠病毒檢測呈陰性</text:span><text:span text:style-name="T6"><text:line-break/>1</text:span><text:span text:style-name="T4">月</text:span><text:span text:style-name="T6">13</text:span><text:span text:style-name="T4">日</text:span><text:span text:style-name="T6"><text:s/></text:span><text:span text:style-name="T4">泰國首例確診（武漢輸入），也是中國境外首例</text:span><text:span text:style-name="T6"><text:line-break/>1</text:span><text:span text:style-name="T4">月</text:span><text:span text:style-name="T6">14</text:span><text:span text:style-name="T4">日</text:span><text:span text:style-name="T6"><text:s/>WHO</text:span><text:span text:style-name="T4">疫情應對技術負責人：該冠狀病毒可能已存在有限的人傳人</text:span><text:span text:style-name="T6"><text:line-break/><text:line-break/>1</text:span><text:span text:style-name="T4">月</text:span><text:span text:style-name="T6">15</text:span><text:span text:style-name="T4">日</text:span><text:span text:style-name="T6"><text:line-break/></text:span><text:span text:style-name="T4">武漢衛健委</text:span><text:span text:style-name="T6"><text:s/>: </text:span><text:span text:style-name="T4">存在</text:span><text:span text:style-name="T6">“</text:span><text:span text:style-name="T4">人傳人</text:span><text:span text:style-name="T6">”</text:span><text:span text:style-name="T4">可能性</text:span><text:span text:style-name="T6"><text:line-break/></text:span><text:span text:style-name="T4">武漢市政府在機場、火車站、客運站設置紅外測溫儀</text:span><text:span text:style-name="T6"><text:line-break/></text:span><text:span text:style-name="T4">中國疾控中心轉為一級應急響應</text:span><text:span text:style-name="T6"><text:line-break/></text:span><text:span text:style-name="T4">台灣衛福部：將病毒定為第五類法定傳染病（一為最高，五為最低）</text:span><text:span text:style-name="T6"><text:line-break/><text:line-break/>1</text:span><text:span text:style-name="T4">月</text:span><text:span text:style-name="T6">16</text:span><text:span text:style-name="T4">日</text:span><text:span text:style-name="T6"><text:s/></text:span><text:span text:style-name="T4">日本本土首例確診</text:span><text:span text:style-name="T6"><text:line-break/>1</text:span><text:span text:style-name="T4">月</text:span><text:span text:style-name="T6">17</text:span><text:span text:style-name="T4">日</text:span><text:span text:style-name="T6"><text:s/></text:span><text:span text:style-name="T4">羅斯福號航母駛離美國加州圣迭戈母港</text:span><text:span text:style-name="T6"><text:line-break/><text:line-break/>1</text:span><text:span text:style-name="T4">月</text:span><text:span text:style-name="T6">18</text:span><text:span text:style-name="T4">日</text:span><text:span text:style-name="T6"><text:line-break/></text:span><text:span text:style-name="T4">武漢</text:span><text:span text:style-name="T6">“</text:span><text:span text:style-name="T4">萬家宴</text:span><text:span text:style-name="T6">”<text:line-break/></text:span><text:span text:style-name="T4">川普在海湖莊園度週末，衛生部長阿扎向他匯報了新冠疫情情況，被川普認為</text:span><text:span text:style-name="T6">“</text:span><text:span text:style-name="T4">危言聳聽</text:span><text:span text:style-name="T6">”<text:line-break/><text:line-break/>1</text:span><text:span text:style-name="T4">月</text:span><text:span text:style-name="T6">19 </text:span><text:span text:style-name="T4">日確診美國本土首個新冠病毒感染病例</text:span><text:span text:style-name="T6"><text:line-break/><text:line-break/>1</text:span><text:span text:style-name="T4">月</text:span><text:span text:style-name="T6">20</text:span><text:span text:style-name="T4">日</text:span><text:span text:style-name="T6"><text:line-break/></text:span><text:span text:style-name="T4">武漢全部醫院對所有流感症狀的人提供免費治療</text:span><text:span text:style-name="T6"><text:line-break/></text:span><text:span text:style-name="T4">鐘南山抵達武漢</text:span><text:span text:style-name="T6"><text:line-break/></text:span><text:span text:style-name="T4">韓國首例（武漢輸入）</text:span><text:span text:style-name="T6"><text:line-break/></text:span><text:span text:style-name="T4">鑽石公主號首例香港</text:span><text:span text:style-name="T6">80</text:span><text:span text:style-name="T4">歲老翁在橫濱登船</text:span><text:span text:style-name="T6"><text:line-break/><text:line-break/>1</text:span><text:span text:style-name="T4">月</text:span><text:span text:style-name="T6">21</text:span><text:span text:style-name="T4">日</text:span><text:span text:style-name="T6"><text:line-break/></text:span><text:span text:style-name="T4">美國首例確診（武漢輸入）</text:span><text:span text:style-name="T6"><text:line-break/></text:span><text:span text:style-name="T4">台灣首例確診（武漢輸入）</text:span><text:span text:style-name="T6"><text:line-break/><text:line-break/>1</text:span><text:span text:style-name="T4">月</text:span><text:span text:style-name="T6">22</text:span><text:span text:style-name="T4">日</text:span><text:span text:style-name="T6"><text:line-break/></text:span><text:span text:style-name="T4">武漢市要求全體市民出門佩戴口罩（之前是</text:span><text:span text:style-name="T6">“</text:span><text:span text:style-name="T4">建議</text:span><text:span text:style-name="T6">”</text:span><text:span text:style-name="T4">）</text:span><text:span text:style-name="T6"><text:line-break/>WHO</text:span><text:span text:style-name="T4">總幹事召集突發事件委員會開會，評估疫情是否構成國際關注的突發公共衛生事件</text:span><text:span text:style-name="T6"><text:line-break/></text:span><text:span text:style-name="T4">川普答复美國首例：</text:span><text:span text:style-name="T6">“</text:span><text:span text:style-name="T4">不擔心，我們已經控制住了</text:span><text:span text:style-name="T6">”<text:line-break/><text:line-break/>1</text:span><text:span text:style-name="T4">月</text:span><text:span text:style-name="T6">23</text:span><text:span text:style-name="T4">日</text:span><text:span text:style-name="T6"><text:line-break/></text:span><text:span text:style-name="T4">武漢封城；籌建火神山醫院</text:span><text:span text:style-name="T6"><text:line-break/>WHO</text:span><text:span text:style-name="T4">會議中來自世界各地的獨立委員根據當時掌握的證據無法達成一致意見，決定</text:span><text:span text:style-name="T6">10</text:span><text:span text:style-name="T4">日之內收集更多信息後再次舉行</text:span><text:span text:style-name="T6"><text:line-break/><text:line-break/>1</text:span><text:span text:style-name="T4">月</text:span><text:span text:style-name="T6">24</text:span><text:span text:style-name="T4">日</text:span><text:span text:style-name="T6"><text:line-break/></text:span><text:span text:style-name="T4">台灣宣布禁止口罩出口，新加坡在台灣</text:span><text:span text:style-name="T6"><text:s/>“</text:span><text:span text:style-name="T4">新科工程</text:span><text:span text:style-name="T6">”</text:span><text:span text:style-name="T4">公司生產口罩無法供應新國，新加坡決定將產線移回</text:span><text:span text:style-name="T6"><text:line-break/></text:span><text:span text:style-name="T4">法國首例確診，成為第一個確診的歐洲國家</text:span><text:span text:style-name="T6"><text:line-break/><text:line-break/>1</text:span><text:span text:style-name="T4">月</text:span><text:span text:style-name="T6">25</text:span><text:span text:style-name="T4">日</text:span><text:span text:style-name="T6"><text:line-break/></text:span><text:span text:style-name="T4">香港宣布緊急預警</text:span><text:span text:style-name="T6"><text:line-break/>1700</text:span><text:span text:style-name="T4">醫護進入武漢</text:span><text:span text:style-name="T6"><text:line-break/></text:span><text:span text:style-name="T4">雷神山醫院籌建</text:span><text:span text:style-name="T6"><text:line-break/></text:span><text:span text:style-name="T4">鑽石公主號首例香港</text:span><text:span text:style-name="T6">80</text:span><text:span text:style-name="T4">歲老翁在香港下船</text:span><text:span text:style-name="T6"><text:line-break/></text:span><text:span text:style-name="T4">台灣</text:span><text:span text:style-name="T6">“</text:span><text:span text:style-name="T4">口罩之爭</text:span><text:span text:style-name="T6">”</text:span><text:span text:style-name="T4">：戴</text:span><text:span text:style-name="T6"><text:s/></text:span><text:span text:style-name="T4">口罩的馬英九批評未戴口罩蔡英文</text:span><text:span text:style-name="T6">“</text:span><text:span text:style-name="T4">公眾人物應做正確表率</text:span><text:span text:style-name="T6">”</text:span><text:span text:style-name="T4">，蔡回應：</text:span><text:span text:style-name="T6">“</text:span><text:span text:style-name="T4">沒有一定要戴，勿過度恐慌，最佳示範就是不要冒充專家</text:span><text:span text:style-name="T6">”<text:line-break/><text:line-break/>1</text:span><text:span text:style-name="T4">月</text:span><text:span text:style-name="T6">26</text:span><text:span text:style-name="T4">日</text:span><text:span text:style-name="T6"><text:line-break/></text:span><text:span text:style-name="T4">美國包機從武漢撤僑</text:span><text:span text:style-name="T6"><text:line-break/></text:span><text:span text:style-name="T4">中國全國學校停課</text:span><text:span text:style-name="T6"><text:line-break/></text:span><text:span text:style-name="T4">省際公共汽車和火車停運</text:span><text:span text:style-name="T6"><text:line-break/></text:span><text:span text:style-name="T4">禁止販賣野生動物</text:span><text:span text:style-name="T6">1</text:span><text:span text:style-name="T4">月</text:span><text:span text:style-name="T6">27</text:span><text:span text:style-name="T4">日</text:span><text:span text:style-name="T6"><text:line-break/></text:span><text:span text:style-name="T4">德國首例（後被劍橋科學家證明為</text:span><text:span text:style-name="T6">“C</text:span><text:span text:style-name="T4">型</text:span><text:span text:style-name="T6">”</text:span><text:span text:style-name="T4">病毒株）</text:span><text:span text:style-name="T6"><text:line-break/></text:span><text:span text:style-name="T4">英國《自然》雜誌形容中國反應迅速和果斷</text:span><text:span text:style-name="T6"><text:line-break/><text:line-break/>1</text:span><text:span text:style-name="T4">月</text:span><text:span text:style-name="T6">28</text:span><text:span text:style-name="T4">日</text:span><text:span text:style-name="T6"><text:line-break/></text:span><text:span text:style-name="T4">黃岡版</text:span><text:span text:style-name="T6">“</text:span><text:span text:style-name="T4">小湯山醫院</text:span><text:span text:style-name="T6">”——</text:span><text:span text:style-name="T4">大別山區域醫療中心啟用</text:span><text:span text:style-name="T6"><text:line-break/>WHO</text:span><text:span text:style-name="T4">總幹事再次召集突發事件委員會開會，並宣布這一新型冠狀病毒疫情構成國際關注的突發公共衛生事件</text:span><text:span text:style-name="T6"><text:line-break/><text:line-break/>1</text:span><text:span text:style-name="T4">月</text:span><text:span text:style-name="T6">29</text:span><text:span text:style-name="T4">日</text:span><text:span text:style-name="T6"><text:s/></text:span><text:span text:style-name="T4">美國白宮顧問彼得納瓦羅發出第一份備忘錄，警告可能奪走</text:span><text:span text:style-name="T6">50</text:span><text:span text:style-name="T4">多萬美國人的生命</text:span><text:span text:style-name="T6"><text:line-break/><text:line-break/>1</text:span><text:span text:style-name="T4">月</text:span><text:span text:style-name="T6">30</text:span><text:span text:style-name="T4">日</text:span><text:span text:style-name="T6"><text:line-break/></text:span><text:span text:style-name="T4">李文亮新冠病毒呈陽性（證明檢測存在失敗率）</text:span><text:span text:style-name="T6"><text:line-break/>WHO</text:span><text:span text:style-name="T4">宣布</text:span><text:span text:style-name="T6">“</text:span><text:span text:style-name="T4">國際關注的公共衛生緊急事件</text:span><text:span text:style-name="T6">”<text:line-break/></text:span><text:span text:style-name="T4">意大利首例（武漢輸入）</text:span><text:span text:style-name="T6"><text:line-break/></text:span><text:span text:style-name="T4">美國衛生部長阿扎再次警告川</text:span><text:span text:style-name="T6"><text:s/></text:span><text:span text:style-name="T4">可能會大爆發，川普答复依然是</text:span><text:span text:style-name="T6">“</text:span><text:span text:style-name="T4">危言聳聽</text:span><text:span text:style-name="T6">”<text:line-break/><text:line-break/>1</text:span><text:span text:style-name="T4">月</text:span><text:span text:style-name="T6">31</text:span><text:span text:style-name="T4">日</text:span><text:span text:style-name="T6"><text:line-break/></text:span><text:span text:style-name="T4">英國從武漢撤僑</text:span><text:span text:style-name="T6"><text:line-break/>2</text:span><text:span text:style-name="T4">月</text:span><text:span text:style-name="T6">1</text:span><text:span text:style-name="T4">日</text:span><text:span text:style-name="T6"><text:line-break/></text:span><text:span text:style-name="T4">鑽石公主號一名</text:span><text:span text:style-name="T6">80</text:span><text:span text:style-name="T4">歲香港老翁確診感染</text:span><text:span text:style-name="T6"><text:line-break/><text:line-break/>2</text:span><text:span text:style-name="T4">月</text:span><text:span text:style-name="T6">2</text:span><text:span text:style-name="T4">日</text:span><text:span text:style-name="T6"><text:line-break/></text:span><text:span text:style-name="T4">武漢開建</text:span><text:span text:style-name="T6">“</text:span><text:span text:style-name="T4">方艙醫院</text:span><text:span text:style-name="T6">”<text:line-break/></text:span><text:span text:style-name="T4">加拿大的網民葉一森（港獨）發起罷免</text:span><text:span text:style-name="T6">WHO</text:span><text:span text:style-name="T4">總幹事譚德賽</text:span><text:span text:style-name="T6"><text:line-break/><text:line-break/>2</text:span><text:span text:style-name="T4">月</text:span><text:span text:style-name="T6">3</text:span><text:span text:style-name="T4">日</text:span><text:span text:style-name="T6"><text:line-break/></text:span><text:span text:style-name="T4">火神山醫院建成使用</text:span><text:span text:style-name="T6"><text:line-break/></text:span><text:span text:style-name="T4">台灣第一架武漢返台包機完成</text:span><text:span text:style-name="T6"><text:line-break/></text:span><text:span text:style-name="T4">納瓦羅第二份備忘錄警告（有報導稱是</text:span><text:span text:style-name="T6">2</text:span><text:span text:style-name="T4">月</text:span><text:span text:style-name="T6">23</text:span><text:span text:style-name="T4">號，暫不確定）</text:span><text:span text:style-name="T6"><text:line-break/><text:line-break/>2</text:span><text:span text:style-name="T4">月</text:span><text:span text:style-name="T6">4</text:span><text:span text:style-name="T4">日</text:span><text:span text:style-name="T6"><text:line-break/></text:span><text:span text:style-name="T4">鑽石公主號開始停靠橫濱不得下船</text:span><text:span text:style-name="T6"><text:line-break/></text:span><text:span text:style-name="T4">中國新增確診</text:span><text:span text:style-name="T6">3887</text:span><text:span text:style-name="T4">例，為單日新增最高（除去</text:span><text:span text:style-name="T6">12</text:span><text:span text:style-name="T4">號將</text:span><text:span text:style-name="T6">“</text:span><text:span text:style-name="T4">臨床診斷病例</text:span><text:span text:style-name="T6">”</text:span><text:span text:style-name="T4">納入確診病例）</text:span><text:span text:style-name="T6"><text:line-break/><text:line-break/>2</text:span><text:span text:style-name="T4">月</text:span><text:span text:style-name="T6">5</text:span><text:span text:style-name="T4">日</text:span><text:span text:style-name="T6"><text:s/></text:span><text:span text:style-name="T4">美國衛生部長阿扎爾起草一份</text:span><text:span text:style-name="T6">40</text:span><text:span text:style-name="T4">多億追加預算申請提交白宮，被認為</text:span><text:span text:style-name="T6">“</text:span><text:span text:style-name="T4">令人憤怒的身手要大錢</text:span><text:span text:style-name="T6">”<text:line-break/><text:line-break/>2</text:span><text:span text:style-name="T4">月</text:span><text:span text:style-name="T6">6</text:span><text:span text:style-name="T4">日</text:span><text:span text:style-name="T6"><text:line-break/></text:span><text:span text:style-name="T4">雷神山醫院建成使用</text:span><text:span text:style-name="T6"><text:line-break/></text:span><text:span text:style-name="T4">出現一個病例潛伏期最長達</text:span><text:span text:style-name="T6">24</text:span><text:span text:style-name="T4">天</text:span><text:span text:style-name="T6"><text:line-break/></text:span><text:span text:style-name="T4">台灣之爭風波繼續：民進黨立委發起摘口罩運動，呼籲民眾不要隨時佩戴口罩，更有醫生表示</text:span><text:span text:style-name="T6">“</text:span><text:span text:style-name="T4">捷運、公車、高鐵都可以不用帶</text:span><text:span text:style-name="T6">”<text:line-break/><text:line-break/>2</text:span><text:span text:style-name="T4">月</text:span><text:span text:style-name="T6">7</text:span><text:span text:style-name="T4">日</text:span><text:span text:style-name="T6"><text:line-break/></text:span><text:span text:style-name="T4">中美兩國元首通電話，川普對中國應對疫情舉措給予積極評價，並發推特：</text:span><text:span text:style-name="T6">“</text:span><text:span text:style-name="T4">中國正在採取嚴格的防控，將會取得成功。</text:span><text:span text:style-name="T6">”</text:span><text:span text:style-name="T4">我們正在與中國密切合作。</text:span><text:span text:style-name="T6"><text:line-break/></text:span><text:span text:style-name="T4">李文亮去世</text:span><text:span text:style-name="T6"><text:line-break/><text:line-break/>2</text:span><text:span text:style-name="T4">月</text:span><text:span text:style-name="T6">8</text:span><text:span text:style-name="T4">日</text:span><text:span text:style-name="T6"><text:s/></text:span><text:span text:style-name="T4">美國衛生部和</text:span><text:span text:style-name="T6">CDC</text:span><text:span text:style-name="T4">提出建立國家冠狀病毒監測系統提議，因成本過高被否決。</text:span><text:span text:style-name="T6"><text:line-break/>2</text:span><text:span text:style-name="T4">月</text:span><text:span text:style-name="T6">9</text:span><text:span text:style-name="T4">日</text:span><text:span text:style-name="T6"><text:s/></text:span><text:span text:style-name="T4">中國確診人數破</text:span><text:span text:style-name="T6">4</text:span><text:span text:style-name="T4">萬</text:span><text:span text:style-name="T6"><text:line-break/>2</text:span><text:span text:style-name="T4">月</text:span><text:span text:style-name="T6">10</text:span><text:span text:style-name="T4">日</text:span><text:span text:style-name="T6"><text:s/></text:span><text:span text:style-name="T4">川普參加千人政治集會</text:span><text:span text:style-name="T6"><text:line-break/>2</text:span><text:span text:style-name="T4">月</text:span><text:span text:style-name="T6">11</text:span><text:span text:style-name="T4">日</text:span><text:span text:style-name="T6"><text:s/></text:span><text:span text:style-name="T4">將新型冠狀病毒感染的肺炎命名為</text:span><text:span text:style-name="T6">“COVID-19”<text:line-break/>2</text:span><text:span text:style-name="T4">月</text:span><text:span text:style-name="T6">12</text:span><text:span text:style-name="T4">日</text:span><text:span text:style-name="T6"><text:s/></text:span><text:span text:style-name="T4">湖北將</text:span><text:span text:style-name="T6">“</text:span><text:span text:style-name="T4">臨床診斷病例</text:span><text:span text:style-name="T6">”</text:span><text:span text:style-name="T4">納入確診病例，新增</text:span><text:span text:style-name="T6">15152</text:span><text:span text:style-name="T4">例，共</text:span><text:span text:style-name="T6">59804</text:span><text:span text:style-name="T4">例，死亡死亡</text:span><text:span text:style-name="T6">1367</text:span><text:span text:style-name="T4">例</text:span><text:span text:style-name="T6"><text:line-break/><text:line-break/>2</text:span><text:span text:style-name="T4">月</text:span><text:span text:style-name="T6">13</text:span><text:span text:style-name="T4">日</text:span><text:span text:style-name="T6"><text:line-break/>“</text:span><text:span text:style-name="T4">胖妞</text:span><text:span text:style-name="T6">”</text:span><text:span text:style-name="T4">運</text:span><text:span text:style-name="T6">-20</text:span><text:span text:style-name="T4">飛抵武漢；</text:span><text:span text:style-name="T6"><text:line-break/></text:span><text:span text:style-name="T4">鑽石公主號遊輪，</text:span><text:span text:style-name="T6">218</text:span><text:span text:style-name="T4">名乘客確診，為中國境外最大的</text:span><text:span text:style-name="T6">2019</text:span><text:span text:style-name="T4">冠狀病毒病聚集性病例</text:span><text:span text:style-name="T6"><text:line-break/><text:line-break/>2</text:span><text:span text:style-name="T4">月</text:span><text:span text:style-name="T6">14</text:span><text:span text:style-name="T4">日</text:span><text:span text:style-name="T6"><text:s/></text:span><text:span text:style-name="T4">韓國大邱新天地教會內發生大規模群聚性感染</text:span><text:span text:style-name="T6"><text:line-break/><text:line-break/>2</text:span><text:span text:style-name="T4">月</text:span><text:span text:style-name="T6">15</text:span><text:span text:style-name="T4">日</text:span><text:span text:style-name="T6"><text:s/></text:span><text:span text:style-name="T4">一名感染了新的冠狀病毒的中國遊客在法國死亡，這是亞洲以外地區首例死於該病的病例（湖北籍</text:span><text:span text:style-name="T6">80</text:span><text:span text:style-name="T4">歲男子）</text:span><text:span text:style-name="T6"><text:line-break/><text:line-break/>2</text:span><text:span text:style-name="T4">月</text:span><text:span text:style-name="T6">16</text:span><text:span text:style-name="T4">日</text:span><text:span text:style-name="T6"><text:s/></text:span><text:span text:style-name="T4">世界衛生組織</text:span><text:span text:style-name="T6">Covid-19</text:span><text:span text:style-name="T4">聯合專家組的國際專家抵達北京，包括</text:span><text:span text:style-name="T6">2</text:span><text:span text:style-name="T4">名美國專家</text:span><text:span text:style-name="T6"><text:line-break/>2</text:span><text:span text:style-name="T4">月</text:span><text:span text:style-name="T6">18</text:span><text:span text:style-name="T4">日</text:span><text:span text:style-name="T6"><text:s/></text:span><text:span text:style-name="T4">韓國的</text:span><text:span text:style-name="T6">“31</text:span><text:span text:style-name="T4">號病人</text:span><text:span text:style-name="T6">”</text:span><text:span text:style-name="T4">確診，是一名</text:span><text:span text:style-name="T6">61</text:span><text:span text:style-name="T4">歲的韓國女性，此前參加大邱</text:span><text:span text:style-name="T6">“</text:span><text:span text:style-name="T4">新天地教會</text:span><text:span text:style-name="T6">”</text:span><text:span text:style-name="T4">活動；此後韓國疫情大爆發</text:span><text:span text:style-name="T6"><text:line-break/><text:line-break/>2</text:span><text:span text:style-name="T4">月</text:span><text:span text:style-name="T6">19</text:span><text:span text:style-name="T4">日</text:span><text:span text:style-name="T6"><text:line-break/></text:span><text:span text:style-name="T4">伊朗出現首例確診病例</text:span><text:span text:style-name="T6"><text:line-break/></text:span><text:span text:style-name="T4">美國已確診共</text:span><text:span text:style-name="T6">15</text:span><text:span text:style-name="T4">例</text:span><text:span text:style-name="T6">2</text:span><text:span text:style-name="T4">月</text:span><text:span text:style-name="T6">20</text:span><text:span text:style-name="T4">日</text:span><text:span text:style-name="T6"><text:line-break/></text:span><text:span text:style-name="T4">截止此時意大利仍僅確診</text:span><text:span text:style-name="T6">3</text:span><text:span text:style-name="T4">例（均與武漢輸入性病例，後被劍橋科學家證明為</text:span><text:span text:style-name="T6">“B</text:span><text:span text:style-name="T4">型</text:span><text:span text:style-name="T6">”</text:span><text:span text:style-name="T4">病毒株）</text:span><text:span text:style-name="T6"><text:line-break/><text:line-break/>2</text:span><text:span text:style-name="T4">月</text:span><text:span text:style-name="T6">21</text:span><text:span text:style-name="T4">日</text:span><text:span text:style-name="T6"><text:s/></text:span><text:span text:style-name="T4">意大利倫巴第大區一名</text:span><text:span text:style-name="T6">38</text:span><text:span text:style-name="T4">歲的意大利男子確診（後被證明為</text:span><text:span text:style-name="T6">“C</text:span><text:span text:style-name="T4">型</text:span><text:span text:style-name="T6">”</text:span><text:span text:style-name="T4">病毒株），為意大利第</text:span><text:span text:style-name="T6">4</text:span><text:span text:style-name="T4">例，從未去過中國且未與之前</text:span><text:span text:style-name="T6">3</text:span><text:span text:style-name="T4">例有過接觸，被稱為</text:span><text:span text:style-name="T6">“1</text:span><text:span text:style-name="T4">號病人</text:span><text:span text:style-name="T6"><text:line-break/><text:line-break/>2</text:span><text:span text:style-name="T4">月</text:span><text:span text:style-name="T6">22</text:span><text:span text:style-name="T4">日</text:span><text:span text:style-name="T6"><text:s/></text:span><text:span text:style-name="T4">從</text:span><text:span text:style-name="T6">1</text:span><text:span text:style-name="T4">月</text:span><text:span text:style-name="T6">24</text:span><text:span text:style-name="T4">日歐洲首例（法國）到現在，歐洲總共不到</text:span><text:span text:style-name="T6">100</text:span><text:span text:style-name="T4">例，此後歐洲從意大利開始疫情大爆發</text:span><text:span text:style-name="T6"><text:line-break/><text:line-break/>2</text:span><text:span text:style-name="T4">月</text:span><text:span text:style-name="T6">23</text:span><text:span text:style-name="T4">日</text:span><text:span text:style-name="T6"><text:s/></text:span><text:span text:style-name="T4">納瓦羅寫給美國總統特朗普的第二份備忘錄中再次警告，新冠疫情全面爆發可能性越來越大，可能將導致多達</text:span><text:span text:style-name="T6">1</text:span><text:span text:style-name="T4">億美國人感染，</text:span><text:span text:style-name="T6">100</text:span><text:span text:style-name="T4">萬至</text:span><text:span text:style-name="T6">200</text:span><text:span text:style-name="T4">萬美國人死亡</text:span><text:span text:style-name="T6"><text:line-break/><text:line-break/>2</text:span><text:span text:style-name="T4">月</text:span><text:span text:style-name="T6">24</text:span><text:span text:style-name="T4">日</text:span><text:span text:style-name="T6"><text:line-break/></text:span><text:span text:style-name="T4">川普訪問印度，在此之前印度僅有</text:span><text:span text:style-name="T6">3</text:span><text:span text:style-name="T4">例</text:span><text:span text:style-name="T6"><text:line-break/></text:span><text:span text:style-name="T4">衛生部副部長哈里齊在新聞發布會上咳嗽和擦汗，次日確診</text:span><text:span text:style-name="T6"><text:line-break/><text:line-break/>2</text:span><text:span text:style-name="T4">月</text:span><text:span text:style-name="T6">25</text:span><text:span text:style-name="T4">日</text:span><text:span text:style-name="T6"><text:line-break/></text:span><text:span text:style-name="T4">中國境外上報的新增病例首次超過中國境內</text:span><text:span text:style-name="T6"><text:line-break/></text:span><text:span text:style-name="T4">美國國家免疫和呼吸系統疾病中心主任南希梅森尼爾向公眾作出比以往都嚴重的預警，呼籲企業、學校和社區做好準備。</text:span><text:span text:style-name="T6"><text:line-break/><text:line-break/>2</text:span><text:span text:style-name="T4">月</text:span><text:span text:style-name="T6">26</text:span><text:span text:style-name="T4">日</text:span><text:span text:style-name="T6"><text:s/></text:span><text:span text:style-name="T4">川普回國後對梅森尼爾的發言感到非常憤怒，並由美國</text:span><text:span text:style-name="T6">CDC</text:span><text:span text:style-name="T4">出面滅火，稱梅森尼爾是口誤</text:span><text:span text:style-name="T6"><text:line-break/>2</text:span><text:span text:style-name="T4">月</text:span><text:span text:style-name="T6">27</text:span><text:span text:style-name="T4">日</text:span><text:span text:style-name="T6"><text:s/></text:span><text:span text:style-name="T4">中國以外國際單日新增確診病例首次超過中國</text:span><text:span text:style-name="T6"><text:line-break/>2</text:span><text:span text:style-name="T4">月</text:span><text:span text:style-name="T6">28</text:span><text:span text:style-name="T4">日</text:span><text:span text:style-name="T6"><text:s/></text:span><text:span text:style-name="T4">美國西海岸官員首次報告三例無法確定病源的感染病例</text:span><text:span text:style-name="T6"><text:line-break/>2</text:span><text:span text:style-name="T4">月</text:span><text:span text:style-name="T6">29</text:span><text:span text:style-name="T4">日</text:span><text:span text:style-name="T6"><text:s/></text:span><text:span text:style-name="T4">美國第一例死亡病例</text:span><text:span text:style-name="T6"><text:line-break/><text:line-break/>3</text:span><text:span text:style-name="T4">月</text:span><text:span text:style-name="T6">1</text:span><text:span text:style-name="T4">日</text:span><text:span text:style-name="T6"><text:line-break/></text:span><text:span text:style-name="T4">韓國新天地教會教主遭起訴</text:span><text:span text:style-name="T6"><text:line-break/></text:span><text:span text:style-name="T4">意大利新冠新增確診人數在過去</text:span><text:span text:style-name="T6">24</text:span><text:span text:style-name="T4">個小時內，增加了</text:span><text:span text:style-name="T6">50%<text:line-break/><text:line-break/>3</text:span><text:span text:style-name="T4">月</text:span><text:span text:style-name="T6">2</text:span><text:span text:style-name="T4">日</text:span><text:span text:style-name="T6"><text:s/></text:span><text:span text:style-name="T4">歐盟疾控中心（</text:span><text:span text:style-name="T6">ECDC</text:span><text:span text:style-name="T4">）將新冠肺炎疫情風險等級由</text:span><text:span text:style-name="T6">“</text:span><text:span text:style-name="T4">低等到中等</text:span><text:span text:style-name="T6">”</text:span><text:span text:style-name="T4">調整為</text:span><text:span text:style-name="T6">“</text:span><text:span text:style-name="T4">中等到高等</text:span><text:span text:style-name="T6">”<text:line-break/>3</text:span><text:span text:style-name="T4">月</text:span><text:span text:style-name="T6">3</text:span><text:span text:style-name="T4">日</text:span><text:span text:style-name="T6"><text:s/></text:span><text:span text:style-name="T4">馬克洪：全法國征用口罩，分發給醫護人員和受新型冠狀病毒感染的法國人</text:span><text:span text:style-name="T6"><text:line-break/><text:line-break/>3</text:span><text:span text:style-name="T4">月</text:span><text:span text:style-name="T6">4</text:span><text:span text:style-name="T4">日</text:span><text:span text:style-name="T6"><text:line-break/></text:span><text:span text:style-name="T4">國際奧委會稱：</text:span><text:span text:style-name="T6">“</text:span><text:span text:style-name="T4">東京奧運將如期舉行</text:span><text:span text:style-name="T6">”<text:line-break/></text:span><text:span text:style-name="T4">德國禁止出口與治療新冠肺炎相關的醫療防護裝備</text:span><text:span text:style-name="T6"><text:line-break/><text:line-break/>3</text:span><text:span text:style-name="T4">月</text:span><text:span text:style-name="T6">5</text:span><text:span text:style-name="T4">日</text:span><text:span text:style-name="T6"><text:line-break/></text:span><text:span text:style-name="T4">羅斯號航母抵達越南峴港</text:span><text:span text:style-name="T6"><text:line-break/></text:span><text:span text:style-name="T4">越南</text:span><text:span text:style-name="T6">16</text:span><text:span text:style-name="T4">例全部康復</text:span><text:span text:style-name="T6"><text:line-break/></text:span><text:span text:style-name="T4">美國確診人數破百</text:span><text:span text:style-name="T6"><text:line-break/><text:line-break/>3</text:span><text:span text:style-name="T4">月</text:span><text:span text:style-name="T6">6</text:span><text:span text:style-name="T4">日</text:span><text:span text:style-name="T6"><text:line-break/></text:span><text:span text:style-name="T4">川普稱讚美國</text:span><text:span text:style-name="T6">CDC</text:span><text:span text:style-name="T4">測試近乎完美，</text:span><text:span text:style-name="T6">“</text:span><text:span text:style-name="T4">任何人想要測試都可以得到測試</text:span><text:span text:style-name="T6">”</text:span><text:span text:style-name="T4">（直到現在仍然未能實現）</text:span><text:span text:style-name="T6"><text:line-break/></text:span><text:span text:style-name="T4">湖北省首次除武漢以外新增</text:span><text:span text:style-name="T6">“0</text:span><text:span text:style-name="T4">確診</text:span><text:span text:style-name="T6">”<text:line-break/><text:line-break/>3</text:span><text:span text:style-name="T4">月</text:span><text:span text:style-name="T6">7</text:span><text:span text:style-name="T4">日</text:span><text:span text:style-name="T6"><text:s/></text:span><text:span text:style-name="T4">川普批准</text:span><text:span text:style-name="T6">1</text:span><text:span text:style-name="T4">個月前衛生部長阿扎爾申請的預算補充法案</text:span><text:span text:style-name="T6"><text:line-break/><text:line-break/>3</text:span><text:span text:style-name="T4">月</text:span><text:span text:style-name="T6">8</text:span><text:span text:style-name="T4">日</text:span><text:span text:style-name="T6"><text:s/></text:span><text:span text:style-name="T4">截至</text:span><text:span text:style-name="T6">3</text:span><text:span text:style-name="T4">月</text:span><text:span text:style-name="T6">8</text:span><text:span text:style-name="T4">日，英國檢測</text:span><text:span text:style-name="T6">2.3513</text:span><text:span text:style-name="T4">萬人、意大利檢測</text:span><text:span text:style-name="T6">4.9937</text:span><text:span text:style-name="T4">萬人、韓國檢測</text:span><text:span text:style-name="T6">18.9236</text:span><text:span text:style-name="T4">萬人，美國共檢測了</text:span><text:span text:style-name="T6">3201</text:span><text:span text:style-name="T4">人</text:span><text:span text:style-name="T6"><text:line-break/>3</text:span><text:span text:style-name="T4">月</text:span><text:span text:style-name="T6">9</text:span><text:span text:style-name="T4">日</text:span><text:span text:style-name="T6"><text:s/></text:span><text:span text:style-name="T4">美股今年首次熔斷</text:span><text:span text:style-name="T6"><text:line-break/>3</text:span><text:span text:style-name="T4">月</text:span><text:span text:style-name="T6">17</text:span><text:span text:style-name="T4">日</text:span><text:span text:style-name="T6"><text:s/></text:span><text:span text:style-name="T4">川普公開聲稱，</text:span><text:span text:style-name="T6">“</text:span><text:span text:style-name="T4">新冠疫情在被稱為大流行病前，我就一直知道它是大流行病</text:span><text:span text:style-name="T6">”</text:span><text:span text:style-name="T4">。</text:span><text:span text:style-name="T6"><text:line-break/><text:line-break/>3</text:span><text:span text:style-name="T4">月</text:span><text:span text:style-name="T6">18</text:span><text:span text:style-name="T4">日</text:span><text:span text:style-name="T6"><text:line-break/></text:span><text:span text:style-name="T4">各省支援武漢醫療人員陸續返鄉</text:span><text:span text:style-name="T6"><text:line-break/></text:span><text:span text:style-name="T4">美國確診破萬</text:span><text:span text:style-name="T6"><text:line-break/></text:span><text:span text:style-name="T4">川普記者會改手稿稱</text:span><text:span text:style-name="T6">“</text:span><text:span text:style-name="T4">中國病毒</text:span><text:span text:style-name="T6">”<text:line-break/><text:line-break/>3</text:span><text:span text:style-name="T4">月</text:span><text:span text:style-name="T6">19</text:span><text:span text:style-name="T4">日</text:span><text:span text:style-name="T6"><text:line-break/></text:span><text:span text:style-name="T4">中國本土病例，首次</text:span><text:span text:style-name="T6">0</text:span><text:span text:style-name="T4">確診</text:span><text:span text:style-name="T6"><text:line-break/></text:span><text:span text:style-name="T4">蔡英文在官方臉書發文也稱</text:span><text:span text:style-name="T6">“</text:span><text:span text:style-name="T4">武漢肺炎</text:span><text:span text:style-name="T6">”<text:line-break/></text:span><text:span text:style-name="T4">川普批評中國隱瞞疫情，指中國未即時公開疫情資訊，導致全球付出巨大代價。</text:span><text:span text:style-name="T6"><text:line-break/><text:line-break/>3</text:span><text:span text:style-name="T4">月</text:span><text:span text:style-name="T6">20</text:span><text:span text:style-name="T4">日</text:span><text:span text:style-name="T6"><text:s/></text:span><text:span text:style-name="T4">哥倫比亞大學的研究人員通過數學模型對美國疫情發展進行了預測：峰值最早也要到</text:span><text:span text:style-name="T6">5</text:span><text:span text:style-name="T4">月份才能到來</text:span><text:span text:style-name="T6"><text:line-break/>3</text:span><text:span text:style-name="T4">月</text:span><text:span text:style-name="T6">21</text:span><text:span text:style-name="T4">日</text:span><text:span text:style-name="T6"><text:s/></text:span><text:span text:style-name="T4">美國確診病例超過</text:span><text:span text:style-name="T6">2</text:span><text:span text:style-name="T4">萬例，死亡</text:span><text:span text:style-name="T6">278</text:span><text:span text:style-name="T4">例，三天之內，從</text:span><text:span text:style-name="T6">1</text:span><text:span text:style-name="T4">萬例增至</text:span><text:span text:style-name="T6">2</text:span><text:span text:style-name="T4">萬例</text:span><text:span text:style-name="T6"><text:line-break/><text:line-break/>3</text:span><text:span text:style-name="T4">月</text:span><text:span text:style-name="T6">22</text:span><text:span text:style-name="T4">日</text:span><text:span text:style-name="T6"><text:line-break/></text:span><text:span text:style-name="T4">新冠病毒全球確診感染</text:span><text:span text:style-name="T6">30</text:span><text:span text:style-name="T4">萬</text:span><text:span text:style-name="T6"><text:line-break/></text:span><text:span text:style-name="T4">西班牙開設方艙醫院</text:span><text:span text:style-name="T6"><text:line-break/><text:line-break/>3</text:span><text:span text:style-name="T4">月</text:span><text:span text:style-name="T6">23</text:span><text:span text:style-name="T4">日</text:span><text:span text:style-name="T6"><text:s/></text:span><text:span text:style-name="T4">美國確診病例超過</text:span><text:span text:style-name="T6">3</text:span><text:span text:style-name="T4">萬例</text:span><text:span text:style-name="T6"><text:line-break/><text:line-break/>3</text:span><text:span text:style-name="T4">月</text:span><text:span text:style-name="T6">24</text:span><text:span text:style-name="T4">日</text:span><text:span text:style-name="T6"><text:line-break/></text:span><text:span text:style-name="T4">羅斯福號首次</text:span><text:span text:style-name="T6">3</text:span><text:span text:style-name="T4">人確診</text:span><text:span text:style-name="T6"><text:line-break/></text:span><text:span text:style-name="T4">東京奧運會推遲一年</text:span><text:span text:style-name="T6"><text:line-break/></text:span><text:span text:style-name="T4">美國國務院發言人發推特：台灣曾在去年底警告</text:span><text:span text:style-name="T6">WHO</text:span><text:span text:style-name="T4">人傳人</text:span><text:span text:style-name="T6"><text:line-break/><text:line-break/>3</text:span><text:span text:style-name="T4">月</text:span><text:span text:style-name="T6">25</text:span><text:span text:style-name="T4">日</text:span><text:span text:style-name="T6"><text:line-break/></text:span><text:span text:style-name="T4">印度宣布</text:span><text:span text:style-name="T6">“</text:span><text:span text:style-name="T4">封國</text:span><text:span text:style-name="T6">”<text:line-break/></text:span><text:span text:style-name="T4">川普稱</text:span><text:span text:style-name="T6">“</text:span><text:span text:style-name="T4">中國病毒</text:span><text:span text:style-name="T6">”</text:span><text:span text:style-name="T4">後，改稱</text:span><text:span text:style-name="T6">“</text:span><text:span text:style-name="T4">不是美國亞裔的錯</text:span><text:span text:style-name="T6">”<text:line-break/><text:line-break/>3</text:span><text:span text:style-name="T4">月</text:span><text:span text:style-name="T6">26</text:span><text:span text:style-name="T4">日</text:span><text:span text:style-name="T6"><text:s/></text:span><text:span text:style-name="T4">美國累計確診超過中國，成為世界第一</text:span><text:span text:style-name="T6"><text:line-break/><text:line-break/>3</text:span><text:span text:style-name="T4">月</text:span><text:span text:style-name="T6">27</text:span><text:span text:style-name="T4">日</text:span><text:span text:style-name="T6"><text:line-break/></text:span><text:span text:style-name="T4">美國確診破</text:span><text:span text:style-name="T6">10</text:span><text:span text:style-name="T4">萬</text:span><text:span text:style-name="T6"><text:line-break/></text:span><text:span text:style-name="T4">英國首相約翰遜確診</text:span><text:span text:style-name="T6"><text:line-break/><text:line-break/>3</text:span><text:span text:style-name="T4">月</text:span><text:span text:style-name="T6">28</text:span><text:span text:style-name="T4">日</text:span><text:span text:style-name="T6"><text:s/></text:span><text:span text:style-name="T4">中國暫停外國人持目前有效來簽證和居留許可入境</text:span><text:span text:style-name="T6"><text:line-break/>3</text:span><text:span text:style-name="T4">月</text:span><text:span text:style-name="T6">29</text:span><text:span text:style-name="T4">日</text:span><text:span text:style-name="T6"><text:s/></text:span><text:span text:style-name="T4">英國女王侍從新冠病毒檢測陽性</text:span><text:span text:style-name="T6"><text:line-break/>3</text:span><text:span text:style-name="T4">月</text:span><text:span text:style-name="T6">30</text:span><text:span text:style-name="T4">日</text:span><text:span text:style-name="T6"><text:s/></text:span><text:span text:style-name="T4">一名美國國民警衛隊成員因患新冠肺炎去世，這是第一例因新冠肺炎死亡的美軍成員</text:span><text:span text:style-name="T6"><text:line-break/>3</text:span><text:span text:style-name="T4">月</text:span><text:span text:style-name="T6">31</text:span><text:span text:style-name="T4">日</text:span><text:span text:style-name="T6"><text:s/></text:span><text:span text:style-name="T4">中國</text:span><text:span text:style-name="T6">2020</text:span><text:span text:style-name="T4">高考延後一個月舉行</text:span><text:span text:style-name="T6"><text:line-break/>4</text:span><text:span text:style-name="T4">月</text:span><text:span text:style-name="T6">1</text:span><text:span text:style-name="T4">日</text:span><text:span text:style-name="T6"><text:s/></text:span><text:span text:style-name="T4">印度最大貧民窟首次確診</text:span><text:span text:style-name="T6"><text:line-break/><text:line-break/>4</text:span><text:span text:style-name="T4">月</text:span><text:span text:style-name="T6">2</text:span><text:span text:style-name="T4">日</text:span><text:span text:style-name="T6"><text:line-break/></text:span><text:span text:style-name="T4">伊朗議長確診</text:span><text:span text:style-name="T6"><text:line-break/></text:span><text:span text:style-name="T4">以色列衛生部長及妻子確診</text:span><text:span text:style-name="T6"><text:line-break/></text:span><text:span text:style-name="T4">美媒引述情報機密報告指中國隱瞞</text:span><text:span text:style-name="T6">(COVID-19)</text:span><text:span text:style-name="T4">感染與死亡人數。</text:span><text:span text:style-name="T6"><text:line-break/></text:span><text:span text:style-name="T4">美國總統川普質疑，中國的數字「似乎有點樂觀」</text:span><text:span text:style-name="T6"><text:line-break/><text:line-break/>4</text:span><text:span text:style-name="T4">月</text:span><text:span text:style-name="T6">3</text:span><text:span text:style-name="T4">日</text:span><text:span text:style-name="T6"><text:s/></text:span><text:span text:style-name="T4">國務院公告：</text:span><text:span text:style-name="T6">4</text:span><text:span text:style-name="T4">月</text:span><text:span text:style-name="T6">4</text:span><text:span text:style-name="T4">日舉行全國性哀悼活動</text:span><text:span text:style-name="T6"><text:line-break/>4</text:span><text:span text:style-name="T4">月</text:span><text:span text:style-name="T6">4</text:span><text:span text:style-name="T4">日</text:span><text:span text:style-name="T6"><text:s/></text:span><text:span text:style-name="T4">中國舉行全國性哀悼活動，</text:span><text:span text:style-name="T6">10</text:span><text:span text:style-name="T4">時起，汽車、火車、艦船鳴笛，防空警報鳴響</text:span><text:span text:style-name="T6"><text:line-break/><text:line-break/>4</text:span><text:span text:style-name="T4">月</text:span><text:span text:style-name="T6">5</text:span><text:span text:style-name="T4">日</text:span><text:span text:style-name="T6"><text:line-break/></text:span><text:span text:style-name="T4">自</text:span><text:span text:style-name="T6">3</text:span><text:span text:style-name="T4">月開始，中國已對外出口</text:span><text:span text:style-name="T6">38. 6</text:span><text:span text:style-name="T4">億隻口罩</text:span><text:span text:style-name="T6"><text:line-break/></text:span><text:span text:style-name="T4">美國禁止</text:span><text:span text:style-name="T6">N95</text:span><text:span text:style-name="T4">口罩出口加拿大</text:span><text:span text:style-name="T6"><text:line-break/><text:line-break/>4</text:span><text:span text:style-name="T4">月</text:span><text:span text:style-name="T6">6</text:span><text:span text:style-name="T4">日</text:span><text:span text:style-name="T6"><text:line-break/></text:span><text:span text:style-name="T4">英國首相鮑里斯約翰遜病情惡化被轉移進重症監護</text:span><text:span text:style-name="T6"><text:line-break/></text:span><text:span text:style-name="T4">台灣清明年假，現觀光潮</text:span><text:span text:style-name="T6"><text:line-break/><text:line-break/>4</text:span><text:span text:style-name="T4">月</text:span><text:span text:style-name="T6">7</text:span><text:span text:style-name="T4">日</text:span><text:span text:style-name="T6"><text:s/></text:span><text:span text:style-name="T4">白宮記者會川普考慮暫停提供</text:span><text:span text:style-name="T6">WHO</text:span><text:span text:style-name="T4">資金</text:span><text:span text:style-name="T6"><text:line-break/><text:line-break/>4</text:span><text:span text:style-name="T4">月</text:span><text:span text:style-name="T6">8</text:span><text:span text:style-name="T4">日</text:span><text:span text:style-name="T6"><text:line-break/></text:span><text:span text:style-name="T4">武漢解封</text:span><text:span text:style-name="T6"><text:line-break/></text:span><text:span text:style-name="T4">譚德賽記者會指控台灣對他進行種族和人身攻擊，並讓美國不要把防疫</text:span><text:span text:style-name="T6">“</text:span><text:span text:style-name="T4">政治化</text:span><text:span text:style-name="T6">”<text:line-break/><text:line-break/>4</text:span><text:span text:style-name="T4">月</text:span><text:span text:style-name="T6">9</text:span><text:span text:style-name="T4">日</text:span><text:span text:style-name="T6"><text:line-break/></text:span><text:span text:style-name="T4">中國教育部暫停</text:span><text:span text:style-name="T6">2020</text:span><text:span text:style-name="T4">年陸生赴台就學</text:span><text:span text:style-name="T6"><text:line-break/></text:span><text:span text:style-name="T4">黑龍江派駐</text:span><text:span text:style-name="T6">222</text:span><text:span text:style-name="T4">名醫務人員馳援綏芬河</text:span><text:span text:style-name="T6"><text:line-break/>WHO</text:span><text:span text:style-name="T4">否認台灣曾警告武漢肺炎可能人傳人</text:span><text:span text:style-name="T6"><text:line-break/><text:line-break/>4</text:span><text:span text:style-name="T4">月</text:span><text:span text:style-name="T6">10</text:span><text:span text:style-name="T4">日</text:span><text:span text:style-name="T6"><text:line-break/></text:span><text:span text:style-name="T4">英國《太陽報》報導：來自劍橋大學的研究人員發現</text:span><text:span text:style-name="T6">ABC</text:span><text:span text:style-name="T4">三型病毒株</text:span><text:span text:style-name="T6"><text:line-break/></text:span><text:span text:style-name="T4">台灣表示說沒有</text:span><text:span text:style-name="T6">“</text:span><text:span text:style-name="T4">人傳人</text:span><text:span text:style-name="T6">”</text:span><text:span text:style-name="T4">是被</text:span><text:span text:style-name="T6">WHO</text:span><text:span text:style-name="T4">斷章取義</text:span><text:span text:style-name="T6"><text:line-break/><text:line-break/>4</text:span><text:span text:style-name="T4">月</text:span><text:span text:style-name="T6">11</text:span><text:span text:style-name="T4">日</text:span><text:span text:style-name="T6"><text:s/></text:span><text:span text:style-name="T4">陳時中公佈</text:span><text:span text:style-name="T6">“</text:span><text:span text:style-name="T4">警告</text:span><text:span text:style-name="T6">”WHO“</text:span><text:span text:style-name="T4">人傳人</text:span><text:span text:style-name="T6">”</text:span><text:span text:style-name="T4">郵件，結果破功（請參考前面貼文）</text:span><text:span text:style-name="T6"><text:line-break/><text:line-break/>4</text:span><text:span text:style-name="T4">月</text:span><text:span text:style-name="T6">12</text:span><text:span text:style-name="T4">日</text:span><text:span text:style-name="T6"><text:line-break/></text:span><text:span text:style-name="T4">美國史上首次全美各州同時宣布處於</text:span><text:span text:style-name="T6">“</text:span><text:span text:style-name="T4">重大災難</text:span><text:span text:style-name="T6">”</text:span><text:span text:style-name="T4">狀態的情況</text:span><text:span text:style-name="T6"><text:line-break/></text:span><text:span text:style-name="T4">英國首相出院</text:span><text:span text:style-name="T6"><text:line-break/><text:line-break/>4</text:span><text:span text:style-name="T4">月</text:span><text:span text:style-name="T6">13</text:span><text:span text:style-name="T4">日</text:span><text:span text:style-name="T6"><text:s/></text:span><text:span text:style-name="T4">台灣軍艦海軍實習生開始有嗅味覺異常</text:span><text:span text:style-name="T6"><text:line-break/>4</text:span><text:span text:style-name="T4">月</text:span><text:span text:style-name="T6">14</text:span><text:span text:style-name="T4">日</text:span><text:span text:style-name="T6"><text:s/></text:span><text:span text:style-name="T4">雷神山患者清</text:span><text:span text:style-name="T6">0<text:line-break/><text:line-break/>4</text:span><text:span text:style-name="T4">月</text:span><text:span text:style-name="T6">15</text:span><text:span text:style-name="T4">日</text:span><text:span text:style-name="T6"><text:line-break/></text:span><text:span text:style-name="T4">美國暫停資助</text:span><text:span text:style-name="T6">WHO<text:line-break/></text:span><text:span text:style-name="T4">沙特宣布捐助</text:span><text:span text:style-name="T6">WHO 5</text:span><text:span text:style-name="T4">億美金</text:span><text:span text:style-name="T6"><text:line-break/></text:span><text:span text:style-name="T4">台灣海軍官兵下艦回家，包括</text:span><text:span text:style-name="T6">3</text:span><text:span text:style-name="T4">名有症狀感染者</text:span><text:span text:style-name="T6"><text:line-break/><text:line-break/>4</text:span><text:span text:style-name="T4">月</text:span><text:span text:style-name="T6">16</text:span><text:span text:style-name="T4">日</text:span><text:span text:style-name="T6"><text:line-break/></text:span><text:span text:style-name="T4">比爾蓋茨捐助</text:span><text:span text:style-name="T6">WHO 1. 5</text:span><text:span text:style-name="T4">億美金</text:span><text:span text:style-name="T6"><text:line-break/></text:span><text:span text:style-name="T4">美國公佈</text:span><text:span text:style-name="T6">“</text:span><text:span text:style-name="T4">重啟美國</text:span><text:span text:style-name="T6">”</text:span><text:span text:style-name="T4">計劃的複工三階段</text:span><text:span text:style-name="T6"><text:line-break/><text:line-break/>4</text:span><text:span text:style-name="T4">月</text:span><text:span text:style-name="T6">17</text:span><text:span text:style-name="T4">日</text:span><text:span text:style-name="T6"><text:line-break/></text:span><text:span text:style-name="T4">武漢修訂新冠確診和死亡數據</text:span><text:span text:style-name="T6"><text:line-break/></text:span><text:span text:style-name="T4">世衛組織對中國修訂確診病例數表示讚賞</text:span><text:span text:style-name="T6"><text:line-break/>G7</text:span><text:span text:style-name="T4">首腦開會，美國呼籲檢討世衛組織，但德國力挺</text:span><text:span text:style-name="T6"><text:line-break/><text:line-break/>4</text:span><text:span text:style-name="T4">月</text:span><text:span text:style-name="T6">18</text:span><text:span text:style-name="T4">日</text:span><text:span text:style-name="T6"><text:line-break/>LadyGaga</text:span><text:span text:style-name="T4">全球抗疫</text:span><text:span text:style-name="T6">8</text:span><text:span text:style-name="T4">小時演唱會，贊譚德賽為超級明星</text:span><text:span text:style-name="T6"><text:line-break/></text:span><text:span text:style-name="T4">川普發推：</text:span><text:span text:style-name="T6">“</text:span><text:span text:style-name="T4">中國的新冠肺炎死亡人數肯定高於美國</text:span><text:span text:style-name="T6">”<text:line-break/><text:line-break/>4</text:span><text:span text:style-name="T4">月</text:span><text:span text:style-name="T6">19</text:span><text:span text:style-name="T4">日</text:span><text:span text:style-name="T6"><text:line-break/></text:span><text:span text:style-name="T4">巴西總統博索納羅參加集會，仍然採用佛系防疫</text:span><text:span text:style-name="T6"><text:line-break/></text:span><text:span text:style-name="T4">台灣軍艦感染人員增至</text:span><text:span text:style-name="T6">24</text:span><text:span text:style-name="T4">人</text:span><text:span text:style-name="T6"><text:line-break/><text:line-break/>4</text:span><text:span text:style-name="T4">月</text:span><text:span text:style-name="T6">20</text:span><text:span text:style-name="T4">日</text:span><text:span text:style-name="T6"><text:line-break/></text:span><text:span text:style-name="T4">美國確診</text:span><text:span text:style-name="T6">759</text:span><text:span text:style-name="T4">萬，死亡破</text:span><text:span text:style-name="T6">4</text:span><text:span text:style-name="T4">萬例。</text:span><text:span text:style-name="T6"><text:line-break/></text:span><text:span text:style-name="T4">印度貧民窟確診</text:span><text:span text:style-name="T6">20</text:span><text:span text:style-name="T4">例，死亡</text:span><text:span text:style-name="T6">10</text:span><text:span text:style-name="T4">例，死亡率</text:span><text:span text:style-name="T6">50%</text:span><text:span text:style-name="T4">，將成為下一個爆發點</text:span></text:p>
      <text:p text:style-name="P2">陳真   |  2020.04.20 17:07   |   <text:a xlink:type="simple" xlink:href="http://palinfo.habago.org/Entry?Command=Information_PrintForum&amp;iPage=1#FORUM39098"><text:span text:style-name="T1">#</text:span></text:a></text:p>
      <text:p text:style-name="P3">美國白宮高級顧問 Kellyanne Conway最近回應外界關於美國拒繳世界衛生組織經費問題，對著媒體大罵世衛組織怠職，批評世衛主管幹這麼久了竟然還做不好工作。她說："各位鄉親啊，現在可是已經 Covid　第十九版（Covid-19）了，不是第一版（Covid-1）哦。＂前面18個版本世衛組織到底都是在幹什麼，是在睡覺嗎？ <text:line-break/><text:line-break/>呵呵，我原本以為是假新聞，企圖抹黑美國，沒想到是真的： <text:line-break/><text:line-break/><text:a xlink:type="simple" xlink:href="https://bit.ly/2RSvf1F"><text:span text:style-name="T2">https://bit.ly/2RSvf1F</text:span></text:a></text:p>
      <text:p text:style-name="P2">葉小慧   |  2020.04.20 15:58   |   <text:a xlink:type="simple" xlink:href="http://palinfo.habago.org/Entry?Command=Information_PrintForum&amp;iPage=1#FORUM39097"><text:span text:style-name="T1">#</text:span></text:a></text:p>
      <text:p text:style-name="P4"><text:line-break/>《旁觀者》（The Spectator）18日有一則評論”Why Trump and Xi might both lose the corona wars“ ，當中提到，有學者早已預見如新冠病毒這樣比流感更具傳染性與致命性的病原體出現，我們的公共機構卻已腐朽到無法應付。作者舉了一個三年前的賭約：英國天文學家、數學家 Martin Rees 爵士對賭美國實驗心理學家 Steven Pinker，賭條為 「一場生物恐怖或生物錯誤將在不晚於2020年12月31日開始的6個月內導致100萬人傷亡。」（“A bioterror or bioerror will lead to one million casualties in a single event within a six month period starting no later than Dec 31 02020.”） <text:line-break/><text:line-break/>因為好奇該條賭約，我從「長期賭注」網站上看到公開內容“A Long Bet (<text:a xlink:type="simple" xlink:href="http://longbets.org/9/"><text:span text:style-name="T2">http://longbets.org/9/</text:span></text:a>)”，預測者Martin Rees的論點，大意是因為生物技術的快速發展，將導致成千上萬甚至上百萬人有能力造成災難性的生物災難，這個災難有可能來自生物恐怖攻擊，也可能是源於疏忽所導致。 <text:line-break/><text:line-break/>更進一步追蹤 Martin Rees的相關資料，Martin Rees這個可能的末日主張很久以前就開始，2004年他寫了一本《我們的末世紀》(”Our Final century?”)，美國出版時變成《我們的末日》(“Our Final Hour”)，並與哲學家Huw Price等人於2012年成立劍橋大學生存風險研究中心(Centre for the Study of Existential Risk）。 <text:line-break/><text:line-break/>Martin Rees更多論述可觀賞他在TED講壇上所發表的「我們能阻止世界末日嗎？」<text:a xlink:type="simple" xlink:href="https://bit.ly/2Vn3mkA"><text:span text:style-name="T2">https://bit.ly/2Vn3mkA</text:span></text:a>。因為太多事情我無知，感想就很簡單：不怕一萬只怕萬一的保險概念，不能單純歸因以陰謀論標籤，面對人類自己有能力導致的毀滅性災難，要抱持哪怕一絲的警戒，因為毀滅性災難一旦發生，沒有人承受得起。</text:p>
      <text:p text:style-name="P2">陳真   |  2020.04.20 11:28   |   <text:a xlink:type="simple" xlink:href="http://palinfo.habago.org/Entry?Command=Information_PrintForum&amp;iPage=1#FORUM39096"><text:span text:style-name="T1">#</text:span></text:a></text:p>
      <text:p text:style-name="P3">生物武器：一個更陰暗的未來(14)：對一個不容懷疑的國家的調查 <text:line-break/><text:line-break/>陳真2020. 04. 20. <text:line-break/><text:line-break/><text:line-break/>劍橋的這篇研究，全文請看： <text:line-break/><text:line-break/><text:a xlink:type="simple" xlink:href="https://bit.ly/2y3xWXo"><text:span text:style-name="T2">https://bit.ly/2y3xWXo</text:span></text:a><text:s/><text:line-break/><text:line-break/>它顯示幾點： <text:line-break/><text:line-break/>一，找到病毒阿公（A）、病毒兒子（B）及病毒孫子（C）。 <text:line-break/><text:line-break/>二，病毒阿公在美國和澳洲，病毒兒子在中國，病毒孫子在歐洲。在中國幾乎找不到孫子和阿公。 <text:line-break/>好，根據以上，最合理的「解釋」（我不是說「答案」）是：既然阿公在美、澳，那麼，源頭很可能就是在美、澳，兒子怎麼會是這一個病毒家族的源頭呢？有可能嗎？ <text:line-break/><text:line-break/>當然有可能。可能是阿公阿嬤那一代先在中國起源，然後不知道為什麼卻「移民」去美澳定居，留下兒子在中國。兒子跑不出去，因為整個封城了，所以中國只有兒子，幾乎找不到阿公阿嬤的足跡。然後，兒子又偷渡到歐洲，生下孫子，並在歐洲定居，形成三代各自鼎立的局面。 <text:line-break/><text:line-break/>但是，假設今天如果研究發現病毒阿公阿嬤就是在中國，兒子在美國和澳洲，孫子在歐洲。那麼，請問，大家還會套用上述的「可能性」嗎？還會說也許美國就是起源地，病毒阿公阿嬤乃是起源於美國，然後不知道為什麼卻移民去中國定居，然後美國的病毒兒子又偷偷跑去歐洲玩，然後在歐洲生下孫子，從此定居在歐洲？ <text:line-break/><text:line-break/>大家聽懂我在說什麼嗎？我的意思是說，即便箭頭明顯指向美國才是病毒起源地，你照樣永遠可以在現有的證據上找到不同的解釋，然後把箭頭看你愛指向哪就指向哪。 <text:line-break/><text:line-break/>論文作者之一Peter Forster，事實上並沒有把話說死，當然他也不可能有理由這麼做，但他卻不否認有此一「可能性」，亦即病毒「有可能」起源於中國 (台灣的綠媒每天造謠，一口咬定作者就是如此下結論)。為什麼呢？因為他說，美國去年年底的幾個個案(為什麼不查更早的美國所謂流感病例呢？)都和中國有人員或地理上的接觸或旅遊史。 <text:line-break/><text:line-break/>可是，為什麼你不說是這些美國人把病毒帶到中國或傳染給他們所接觸的中國人？豈不是也一樣能說得通？亦即病毒有可能、而且是很有可能就是起源於美國，畢竟美國才是病毒阿公的大本營，而中國卻找不到阿公。這難道不是比較合理的解釋？  <text:line-break/><text:line-break/>我不是說那些「另類解釋」說不通，而是說，今天如果研究發現病毒阿公阿嬤就是定居在中國，人們肯定馬上就會一口咬定答案就是這樣，而不會很體貼地幫它設想其它的可能。 <text:line-break/><text:line-break/>其次，我並不是說這些「另類解釋」說不通，而是說，自然科學始終存在這樣的一個不確定性，所謂「研究發現」和「結論」 之間，必然存在著某種「解釋空間」；所謂「鐵證」不會來自科學本身，而是同時得派出007去調查才行。要不然，不管你阿公與兒孫在哪找到，你永遠都能夠說也許因為這樣那樣，所以阿公又偷偷跑去哪了。 <text:line-break/><text:line-break/>這篇研究如同其它所有自然科學的研究，它包含兩個成份，一是「研究發現」，一是「解釋」。「研究發現」如果是一種事實，那麼，事實就是發現新冠病毒有ABC祖孫三代。祖父輩在美國，兒子在中國，孫子在歐洲，你覺得光憑著這樣的「事實」能夠回答所謂病毒起源的問題嗎？當然不可能。它們基本上就是兩個邏輯上不相干的問題。任何一方若存心使壞，難道不能偷偷把病毒阿公帶到任何一個地方不是嗎？ <text:line-break/><text:line-break/>這篇研究的幾位作者表示，原本的研究樣本數僅有一百六十多個，打算擴充到一千個以上。事實上，不管你擴充到幾個，上述的本質性問題仍然始終存在，亦即就邏輯上來說，它無法回答病毒起源的問題。 <text:line-break/><text:line-break/>當然，邏輯上不相干的事，在經驗世界卻仍然有它的各種可能推論，這就是數學與邏輯等「硬科學」和自然科學等「軟科學」的差別，前者透過邏輯演繹或演算，它不需要訴諸任何經驗事實就能得出答案，後者卻必須依靠歸納與推論，提出各種可能性；在各種可能性之中，總是有一些可能性較高的選項，往往就會被視為一種暫時性的結論。在這個研究上，最合理的推論是病毒起源於美國。 <text:line-break/><text:line-break/>當然，如果你硬要創造各種可能情境來提出另一種解釋，把起源歸諸於中國，同樣也說得通。但是，說得通並不表示具有較好的合理性。 <text:line-break/><text:line-break/>「科學哲學」上有個拉丁詞叫做 ad hoc，簡單說就是提出各種假設以避免該理論被否決，或避免該理論導向某種「某人所不樂見」的結論，也就是說，為了維持某種「既定的結論」，於是只好不斷做出修正，不斷做出各種假設，比方說，硬是說也許病毒阿公不喜歡住中國，水土不服，所以「投奔自由」到美國，把兒子留在大陸。如果你硬要這麼說，我也沒辦法，但是這聽起來就是一種ad hoc，你永遠都能找到理由來避免導出「美國就是起源地」的結論。 <text:line-break/><text:line-break/>三十幾年前看過一部電影，非常好看，可惜後來始終找不到片子重看。這電影叫做《對一個不容懷疑的公民的調查》，故事是這樣：一個警官殺了情婦，但他卻被上級指派帶領一個調查團隊，負責偵辦這個命案。當所有證據都指向警官自己就是凶手時，底下辦案的嘍囉們卻對眼前的無數證據自動視而不見，或是每遇到證據就馬上轉彎，馬上搬出各種ad hoc，避免箭頭指向自己的頂頭上司。 <text:line-break/><text:line-break/>甚至當警官故意留下各種證據來證明自己就是凶手時，嘍囉們仍然還是一樣費心苦思如何轉彎，設想各種ad hoc情境，無論如何就是不能把懷疑的箭頭指向警官。最後，當警官承認自己就是凶手時，嘍囉們依然能夠提示各種 ad hoc的「證據」，希望引導已經承認犯案的警官明白他並非凶手，總之就是絕對不允許懷疑警官的清白。為什麼呢？因為他是「一個不容懷疑的公民」，就如同美國在許多腦殘眼中就是「一個不容懷疑的國家」。</text:p>
      <text:p text:style-name="P5"><text:span text:style-name="T3">陳真</text:span><text:span text:style-name="T4"><text:s/>  |  2020.04.18 10:44   |   </text:span><text:a xlink:type="simple" xlink:href="http://palinfo.habago.org/Entry?Command=Information_PrintForum&amp;iPage=1#FORUM39095"><text:span text:style-name="T5">#</text:span></text:a></text:p>
      <text:p text:style-name="P6"><text:span text:style-name="T4">同學好，我沒說川普是政治局外人啊，我是說他不是</text:span><text:span text:style-name="T6">deep state</text:span><text:span text:style-name="T4">的人選，他無從政經驗，在一片嘲笑聲中跳出來選。</text:span><text:span text:style-name="T6"><text:line-break/><text:line-break/></text:span><text:span text:style-name="T4">就如羅素在半個多世紀前所說，美國在政治上實行的是世襲制，政權始終牢牢掌握在軍火商、情治單位、媒體大亨及大財團手上。</text:span><text:span text:style-name="T6"><text:line-break/><text:line-break/></text:span><text:span text:style-name="T4">美國所謂總統選舉，其實就像一個人派出左手和右手參選，不管誰選上，都是自己的手，但川普卻是外來者。</text:span><text:span text:style-name="T6"><text:line-break/><text:line-break/></text:span><text:span text:style-name="T4">陳真</text:span><text:span text:style-name="T6"><text:line-break/></text:span><text:span text:style-name="T4">于北上途中</text:span><text:span text:style-name="T6"><text:line-break/>2020·04·18·</text:span></text:p>
      <text:p text:style-name="P5"><text:span text:style-name="T3">康</text:span><text:span text:style-name="T4"><text:s/>  |  2020.04.18 08:21   |   </text:span><text:a xlink:type="simple" xlink:href="http://palinfo.habago.org/Entry?Command=Information_PrintForum&amp;iPage=1#FORUM39093"><text:span text:style-name="T5">#</text:span></text:a></text:p>
      <text:p text:style-name="P7"><text:span text:style-name="T3">川普並不是什麼政治局外人不小心闖入政壇</text:span><text:span text:style-name="T4"><text:line-break/></text:span><text:span text:style-name="T3">他背後的支持者是</text:span><text:span text:style-name="T4"><text:s/></text:span><text:span text:style-name="T3">羅斯契爾德家族</text:span><text:span text:style-name="T4"><text:s/></text:span><text:span text:style-name="T3">歐洲的百年銀行家族</text:span><text:span text:style-name="T4"><text:line-break/></text:span><text:a xlink:type="simple" xlink:href="https://m.facebook.com/permalink.php?story_fbid=1338342919523626&amp;;id=191122434245686"><text:span text:style-name="T7">https://m.facebook.com/permalink.php?story_fbid=1338342919523626&amp;;id=191122434245686</text:span></text:a></text:p>
      <text:p text:style-name="P5"><text:span text:style-name="T3">懷軒</text:span><text:span text:style-name="T4"><text:s/>  |  2020.04.18 05:29   |   </text:span><text:a xlink:type="simple" xlink:href="http://palinfo.habago.org/Entry?Command=Information_PrintForum&amp;iPage=1#FORUM39092"><text:span text:style-name="T5">#</text:span></text:a></text:p>
      <text:p text:style-name="P8"><text:span text:style-name="T3">台灣人英文不好嗎？看不懂簡單的英文？我英文是也沒有太好，但基本的我會。我來翻譯一下：</text:span><text:span text:style-name="T4"><text:line-break/><text:line-break/></text:span><text:span text:style-name="T3">台灣</text:span><text:span text:style-name="T4">2019/12/31</text:span><text:span text:style-name="T3">發給世衛組織的</text:span><text:span text:style-name="T4">email</text:span><text:span text:style-name="T3">原文：</text:span><text:span text:style-name="T4"><text:line-break/></text:span><text:span text:style-name="T3">來源中央社：</text:span><text:a xlink:type="simple" xlink:href="https://www.cna.com.tw/news/firstnews/202004115003.aspx"><text:span text:style-name="T7">https://www.cna.com.tw/news/firstnews/202004115003.aspx</text:span></text:a><text:span text:style-name="T4"><text:line-break/><text:line-break/>News resources today indicate that at least seven atypical pneumonia cases were reported in Wuhan, CHINA. Their health authorities replied to the media that the cases were believed not SARS; however the samples are still under examination, and cases have been isolated for treatment.<text:line-break/>I would greatly appreciate it if you have relevant information to share with us.<text:line-break/>Thank you very much in advance for your attention to this matter.<text:line-break/>Best Regards,<text:line-break/><text:line-break/></text:span><text:span text:style-name="T3">今天的新聞來源指出中國武漢回報了至少七名不尋常的肺炎病例。這些案例的衛生主管機構回覆各媒體說相信這些案例並不是</text:span><text:span text:style-name="T4">SARS</text:span><text:span text:style-name="T3">；然而這些病理樣本仍在檢驗中，而這些病例已被隔離治療。</text:span><text:span text:style-name="T4"><text:line-break/><text:line-break/></text:span><text:span text:style-name="T3">如果你們有相關的訊息可以與我方分享我們將非常感謝。</text:span><text:span text:style-name="T4"><text:line-break/><text:line-break/></text:span><text:span text:style-name="T3">先感謝你們在此事上的關注。</text:span><text:span text:style-name="T4"><text:line-break/><text:line-break/></text:span><text:span text:style-name="T3">順頌</text:span><text:span text:style-name="T4"><text:line-break/><text:line-break/></text:span><text:span text:style-name="T3">～～～～～～～～～～～～～～～～</text:span><text:span text:style-name="T4"><text:line-break/><text:line-break/></text:span><text:span text:style-name="T3">就這樣，沒有了。這就是我們政府宣稱的已於</text:span><text:span text:style-name="T4">2019/12/31</text:span><text:span text:style-name="T3">日「對世衛組織做出新冠病毒人傳人警告」。請問各位作何感想？有沒有可能這是</text:span><text:span text:style-name="T4">SARS</text:span><text:span text:style-name="T3">復辟？有沒有可能這是什麼特殊疾病？有沒有可能是大陸超前部署？有沒有可能⋯⋯？請問這是詢問？還是警告？</text:span><text:span text:style-name="T4"><text:line-break/><text:line-break/></text:span><text:span text:style-name="T3">一種未知傳染病會不會人傳人，要嘛你經過明確的研究或評估證明確定會人傳人，明確告知；要嘛你就小心行事，避免製造恐慌或是混亂。一個國家或社會都應如此，更何況一個聯合國的衛生組織？你要是接到這樣的</text:span><text:span text:style-name="T4">email</text:span><text:span text:style-name="T3">可以當作正式的示警？？即便台灣自圓其說是「暗示」，內行人要懂？一種攸關國際健康安全的國際公眾事務用「暗示」的？一個簡單的邏輯：如果台灣早在</text:span><text:span text:style-name="T4">2019/12/31</text:span><text:span text:style-name="T3">就已經明確知道新冠病毒會人傳人並且「警告」了世衛組織，那怎麼沒有公告周知警告台灣的國內民眾要小心預防？畢竟兩岸往來這麼頻繁。</text:span><text:span text:style-name="T4"><text:line-break/><text:line-break/></text:span><text:span text:style-name="T3">我的朋友們一堆都英文比我好，你們好意思說這</text:span><text:span text:style-name="T4">email</text:span><text:span text:style-name="T3">叫做「警告」嗎？說穿了，這</text:span><text:span text:style-name="T4">email</text:span><text:span text:style-name="T3">充其量（最大限度）也不過是有懷疑可能會人傳人而已，而且台灣還不敢明確這樣指稱，因為台灣自己根本就不確定。並且還希望世衛組織可以提供進一步的訊息。這是警告？還是詢問？</text:span><text:span text:style-name="T4"><text:line-break/><text:line-break/></text:span><text:span text:style-name="T3">不然我們看看台灣衛福部疾管署</text:span><text:span text:style-name="T4">2020/1/31</text:span><text:span text:style-name="T3">關於說明新冠肺炎的簡報：</text:span><text:span text:style-name="T4"><text:line-break/></text:span><text:a xlink:type="simple" xlink:href="https://www.cdc.gov.tw/Uploads/f1558deb-5df7-4e9b-8cb8-6b9f287c4d86.pdf"><text:span text:style-name="T7">https://www.cdc.gov.tw/Uploads/f1558deb-5df7-4e9b-8cb8-6b9f287c4d86.pdf</text:span></text:a><text:span text:style-name="T4"><text:line-break/><text:line-break/></text:span><text:span text:style-name="T3">在台灣</text:span><text:span text:style-name="T4">1/21</text:span><text:span text:style-name="T3">出現首例大陸輸入病例後，第</text:span><text:span text:style-name="T4">14</text:span><text:span text:style-name="T3">頁的簡報說明「有限人傳人」，</text:span><text:span text:style-name="T4">1/21</text:span><text:span text:style-name="T3">日這天世衛也已經發表經評估有人傳人的現象，且可能持續人傳人。那台灣究竟是根據世衛組織的評估還是自己的研究所以保守的說「有限人傳人」？別忘了，疾管署這簡報已經是</text:span><text:span text:style-name="T4">2020/1/31</text:span><text:span text:style-name="T3">日了。</text:span><text:span text:style-name="T4"><text:line-break/><text:line-break/></text:span><text:span text:style-name="T3">我相信台灣長年努力所成就的公衛能力，我感激台灣的醫護人員（我大姊就是）讓我們可以保有這樣優異的防疫表現，在這個世紀大災當頭的時候。但是我們應該少點政治與虛妄，保持基本的正直與務實，才是一個國家與社會需要的。</text:span><text:span text:style-name="T4"><text:line-break/><text:line-break/></text:span><text:span text:style-name="T3">懷軒</text:span></text:p>
      <text:p text:style-name="P5"><text:span text:style-name="T3">陳真</text:span><text:span text:style-name="T4"><text:s/>  |  2020.04.18 03:06   |   </text:span><text:a xlink:type="simple" xlink:href="http://palinfo.habago.org/Entry?Command=Information_PrintForum&amp;iPage=1#FORUM39091"><text:span text:style-name="T5">#</text:span></text:a></text:p>
      <text:p text:style-name="P7"><text:span text:style-name="T3">今年一月，</text:span><text:span text:style-name="T4">Emir Kusturica</text:span><text:span text:style-name="T3">在他自己創辦的一個影展上，聲援阿桑吉。他說，</text:span><text:span text:style-name="T4">"</text:span><text:span text:style-name="T3">阿桑吉快死了，而我們卻依舊每天被垃圾新聞轟炸。＂</text:span><text:span text:style-name="T4">"</text:span><text:span text:style-name="T3">確實有些人改變了世界，人們卻遺忘了他。＂</text:span><text:span text:style-name="T4"><text:line-break/><text:line-break/></text:span><text:span text:style-name="T3">影展上，</text:span><text:span text:style-name="T4">Kusturica</text:span><text:span text:style-name="T3">穿著聲援阿桑吉的衣服：</text:span><text:span text:style-name="T4"><text:line-break/><text:line-break/></text:span><text:a xlink:type="simple" xlink:href="https://bit.ly/3evqHYP"><text:span text:style-name="T7">https://bit.ly/3evqHYP</text:span></text:a><text:span text:style-name="T4"><text:line-break/><text:line-break/></text:span><text:span text:style-name="T3">今天下午，我們一家三口都會來到</text:span><text:span text:style-name="T4">AIT</text:span><text:span text:style-name="T3">。</text:span><text:span text:style-name="T4"><text:line-break/><text:line-break/>It is possible for a single individual to defy the whole might of an unjust empire to save his honour, his religion, his soul and lay the foundation for that empire's fall or its regeneration.--</text:span><text:span text:style-name="T3">甘地</text:span><text:span text:style-name="T4"><text:line-break/><text:line-break/></text:span><text:span text:style-name="T3">甘地說，單憑一個人，確實有可能反抗整個不義帝國，以捍衛一己榮譽、宗教或靈魂，從而為帝國的瓦解或重生打下基礎。</text:span></text:p>
      <text:p text:style-name="P5"><text:span text:style-name="T3">李鑑慧</text:span><text:span text:style-name="T4"><text:s/>  |  2020.04.17 18:06   |   </text:span><text:a xlink:type="simple" xlink:href="http://palinfo.habago.org/Entry?Command=Information_PrintForum&amp;iPage=1#FORUM39090"><text:span text:style-name="T5">#</text:span></text:a></text:p>
      <text:p text:style-name="P6"><text:span text:style-name="T4">阿桑吉現況</text:span><text:span text:style-name="T6"><text:line-break/><text:line-break/></text:span><text:span text:style-name="T4">李鑑慧</text:span><text:span text:style-name="T6"><text:line-break/><text:line-break/>2020·04·17·<text:line-break/><text:line-break/><text:line-break/></text:span><text:span text:style-name="T4">阿桑吉現今仍被監禁於英國</text:span><text:span text:style-name="T6">Belmash </text:span><text:span text:style-name="T4">監獄中，等待著五月</text:span><text:span text:style-name="T6">18</text:span><text:span text:style-name="T4">日的下一個引渡庭。基於</text:span><text:span text:style-name="T6">Belmarsh</text:span><text:span text:style-name="T4">監獄中的</text:span><text:span text:style-name="T6">Covid-19</text:span><text:span text:style-name="T4">疫情以及阿桑吉的健康狀況，阿桑吉律師近日提出保釋要求但遭法院拒絕。在這之後，鑑於美方曾經企圖取得阿桑吉小孩的尿布採驗</text:span><text:span text:style-name="T6">DNA</text:span><text:span text:style-name="T4">，阿桑吉律師於引渡案的準備庭提出請求，要求保密阿桑吉伴侶姓名，但是同樣遭拒。阿桑吉的伴侶</text:span><text:span text:style-name="T6">Stella Morris</text:span><text:span text:style-name="T4">於是只得被迫公開身分，近日接受媒體採訪。</text:span><text:span text:style-name="T6"><text:line-break/><text:line-break/></text:span><text:span text:style-name="T4">以下是這段採訪影片。</text:span><text:span text:style-name="T6">Stella Morris</text:span><text:span text:style-name="T4">是南非裔律師，</text:span><text:span text:style-name="T6">2011</text:span><text:span text:style-name="T4">年因協助阿桑吉案件與阿桑吉相識。片中可見到阿桑吉現今分別為三歲與一歲的小孩，</text:span><text:span text:style-name="T6">Gabriel</text:span><text:span text:style-name="T4">與</text:span><text:span text:style-name="T6">Max</text:span><text:span text:style-name="T4">。片尾，</text:span><text:span text:style-name="T6">Stella Morris</text:span><text:span text:style-name="T4">說道：「我擔心阿桑吉的性命就將結束」。</text:span><text:span text:style-name="T6"><text:line-break/><text:line-break/></text:span><text:a xlink:type="simple" xlink:href="https://bit.ly/2VvVtrW"><text:span text:style-name="T8">https://bit.ly/2VvVtrW</text:span></text:a><text:span text:style-name="T6"><text:line-break/><text:line-break/>4</text:span><text:span text:style-name="T4">月</text:span><text:span text:style-name="T6">18</text:span><text:span text:style-name="T4">日下午</text:span><text:span text:style-name="T6">3-5</text:span><text:span text:style-name="T4">時，我們同樣將前往美國在台辦事處，要求釋放阿桑吉。</text:span></text:p>
      <text:p text:style-name="P2">穎芝   |  2020.04.17 17:14   |   <text:a xlink:type="simple" xlink:href="http://palinfo.habago.org/Entry?Command=Information_PrintForum&amp;#FORUM39089"><text:span text:style-name="T1">#</text:span></text:a></text:p>
      <text:p text:style-name="P3">前天的舊聞，又撩起綠媒及蒸粉們的高潮⋯ <text:line-break/><text:line-break/>光看這種仇中的敵視標題，就令人感到很不舒服⋯ <text:line-break/><text:a xlink:type="simple" xlink:href="https://reurl.cc/nz7jon"><text:span text:style-name="T2">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2">https://reurl.cc/E7GNqK</text:span></text:a><text:s/><text:line-break/><text:line-break/>（中時電子報 馮英志） <text:line-break/><text:a xlink:type="simple" xlink:href="https://reurl.cc/Njq8me"><text:span text:style-name="T2">https://reurl.cc/Njq8me</text:span></text:a><text:s/><text:line-break/></text:p>
      <text:p text:style-name="P2">陳真   |  2020.04.17 11:46   |   <text:a xlink:type="simple" xlink:href="http://palinfo.habago.org/Entry?Command=Information_PrintForum&amp;iPage=1#FORUM39088"><text:span text:style-name="T1">#</text:span></text:a></text:p>
      <text:p text:style-name="P3">向川普同志致敬 <text:line-break/><text:line-break/>陳真 <text:line-break/><text:line-break/>2020. 04. 17. <text:line-break/><text:line-break/><text:line-break/>我看了從輔說的這個視頻： <text:line-break/><text:line-break/><text:a xlink:type="simple" xlink:href="http://youtube.com/watch?v=lCA7R6X9bNE"><text:span text:style-name="T2">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2">洋洋   |  2020.04.17 07:47   |   <text:a xlink:type="simple" xlink:href="http://palinfo.habago.org/Entry?Command=Information_PrintForum&amp;iPage=1#FORUM39086"><text:span text:style-name="T1">#</text:span></text:a></text:p>
      <text:p text:style-name="P4">洛杉矶样本调查：第三次流感高峰不寻常，新冠早已经社区传播 <text:line-break/>澎湃新闻 2020-04-11 <text:line-break/><text:a xlink:type="simple" xlink:href="https://www.toutiao.com/a6814249321869869582/"><text:span text:style-name="T2">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2">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2">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2">洋洋   |  2020.04.17 06:53   |   <text:a xlink:type="simple" xlink:href="http://palinfo.habago.org/Entry?Command=Information_PrintForum&amp;iPage=1#FORUM39085"><text:span text:style-name="T1">#</text:span></text:a></text:p>
      <text:p text:style-name="P3">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2">https://youtu.be/1BxpuHSb0rQ</text:span></text:a><text:s/><text:line-break/><text:line-break/>美国向中国强收“疫情赔款”？这事特朗普真干得出来 <text:line-break/><text:a xlink:type="simple" xlink:href="https://youtu.be/Lzcy6iqGwto"><text:span text:style-name="T2">https://youtu.be/Lzcy6iqGwto</text:span></text:a><text:s/><text:line-break/><text:line-break/></text:p>
      <text:p text:style-name="P2">孫從輔   |  2020.04.17 05:42   |   <text:a xlink:type="simple" xlink:href="http://palinfo.habago.org/Entry?Command=Information_PrintForum&amp;iPage=1#FORUM39084"><text:span text:style-name="T1">#</text:span></text:a></text:p>
      <text:p text:style-name="P4">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2">https://www.youtube.com/watch?v=y0WFpxprsmw</text:span></text:a><text:s/><text:line-break/>(0:14處Xenophobic 翻譯錯誤。不是細菌恐懼症，而是外族恐懼或仇外。)</text:p>
      <text:p text:style-name="P2">陳真   |  2020.04.17 02:41   |   <text:a xlink:type="simple" xlink:href="http://palinfo.habago.org/Entry?Command=Information_PrintForum&amp;iPage=1#FORUM39083"><text:span text:style-name="T1">#</text:span></text:a></text:p>
      <text:p text:style-name="P3">《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2">老羊   |  2020.04.16 22:26   |   <text:a xlink:type="simple" xlink:href="http://palinfo.habago.org/Entry?Command=Information_PrintForum&amp;iPage=1#FORUM39082"><text:span text:style-name="T1">#</text:span></text:a></text:p>
      <text:p text:style-name="P4">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2">李念淨   |  2020.04.16 19:11   |   <text:a xlink:type="simple" xlink:href="http://palinfo.habago.org/Entry?Command=Information_PrintForum&amp;iPage=1#FORUM39080"><text:span text:style-name="T1">#</text:span></text:a></text:p>
      <text:p text:style-name="P4">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2">許世勤   |  2020.04.16 17:27   |   <text:a xlink:type="simple" xlink:href="http://palinfo.habago.org/Entry?Command=Information_PrintForum&amp;iPage=1#FORUM39079"><text:span text:style-name="T1">#</text:span></text:a></text:p>
      <text:p text:style-name="P3">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2">蘇龍祥   |  2020.04.16 17:15   |   <text:a xlink:type="simple" xlink:href="http://palinfo.habago.org/Entry?Command=Information_PrintForum&amp;iPage=1#FORUM39077"><text:span text:style-name="T1">#</text:span></text:a></text:p>
      <text:p text:style-name="P3">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2">葉小慧   |  2020.04.16 16:52   |   <text:a xlink:type="simple" xlink:href="http://palinfo.habago.org/Entry?Command=Information_PrintForum&amp;iPage=2#FORUM39076"><text:span text:style-name="T1">#</text:span></text:a></text:p>
      <text:p text:style-name="P3">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2">王修亮   |  2020.04.16 13:55   |   <text:a xlink:type="simple" xlink:href="http://palinfo.habago.org/Entry?Command=Information_PrintForum&amp;iPage=2#FORUM39075"><text:span text:style-name="T1">#</text:span></text:a></text:p>
      <text:p text:style-name="P4">「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2">老羊   |  2020.04.16 12:36   |   <text:a xlink:type="simple" xlink:href="http://palinfo.habago.org/Entry?Command=Information_PrintForum&amp;#FORUM39074"><text:span text:style-name="T1">#</text:span></text:a></text:p>
      <text:p text:style-name="P3">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2">鄭豐遠   |  2020.04.16 11:50   |   <text:a xlink:type="simple" xlink:href="http://palinfo.habago.org/Entry?Command=Information_PrintForum&amp;#FORUM39073"><text:span text:style-name="T1">#</text:span></text:a></text:p>
      <text:p text:style-name="P4">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2">陳真   |  2020.04.16 11:01   |   <text:a xlink:type="simple" xlink:href="http://palinfo.habago.org/Entry?Command=Information_PrintForum&amp;#FORUM39072"><text:span text:style-name="T1">#</text:span></text:a></text:p>
      <text:p text:style-name="P3">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2">Ethan   |  2020.04.16 10:52   |   <text:a xlink:type="simple" xlink:href="http://palinfo.habago.org/Entry?Command=Information_PrintForum&amp;#FORUM39071"><text:span text:style-name="T1">#</text:span></text:a></text:p>
      <text:p text:style-name="P4">抱歉前一篇 WHO 要改成WHA。 <text:line-break/>總之我最近感受到，身邊的人對於媒體謊言的接受程度，遠超我預期，感覺比從前還嚴重。</text:p>
      <text:p text:style-name="P2">Ethan   |  2020.04.16 10:47   |   <text:a xlink:type="simple" xlink:href="http://palinfo.habago.org/Entry?Command=Information_PrintForum&amp;#FORUM39070"><text:span text:style-name="T1">#</text:span></text:a></text:p>
      <text:p text:style-name="P3">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2">陳真   |  2020.04.16 01:49   |   <text:a xlink:type="simple" xlink:href="http://palinfo.habago.org/Entry?Command=Information_PrintForum&amp;#FORUM39068"><text:span text:style-name="T1">#</text:span></text:a></text:p>
      <text:p text:style-name="P4">(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2">陳真   |  2020.04.15 20:57   |   <text:a xlink:type="simple" xlink:href="http://palinfo.habago.org/Entry?Command=Information_PrintForum&amp;#FORUM39067"><text:span text:style-name="T1">#</text:span></text:a></text:p>
      <text:p text:style-name="P3">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5"><text:span text:style-name="T3">陳真</text:span><text:span text:style-name="T4"><text:s/>  |  2020.04.15 20:19   |   </text:span><text:a xlink:type="simple" xlink:href="http://palinfo.habago.org/Entry?Command=Information_PrintForum&amp;#FORUM39066"><text:span text:style-name="T5">#</text:span></text:a></text:p>
      <text:p text:style-name="P6"><text:span text:style-name="T6">(</text:span><text:span text:style-name="T4">續</text:span><text:span text:style-name="T6">)<text:line-break/><text:line-break/></text:span><text:span text:style-name="T4">署名</text:span><text:span text:style-name="T6">"</text:span><text:span text:style-name="T4">血飲</text:span><text:span text:style-name="T6">" </text:span><text:span text:style-name="T4">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6"><text:s/>"</text:span><text:span text:style-name="T4">集權</text:span><text:span text:style-name="T6">"</text:span><text:span text:style-name="T4">？美國集權還集得不夠嗎？季辛吉又不是外行人，他怎麼可能會講這種傻話。他的意思是說，川普政府不但逐漸失去世人的信任，同時也喪失國內民眾的信心，使得美國政府失去應有的效能。</text:span><text:span text:style-name="T6"><text:line-break/><text:line-break/></text:span><text:span text:style-name="T4">季辛吉認為，疫情將型塑世界秩序，重新定義政府的正當性。美國不應該再繼續玩政治，因為疫情的殺傷力將穿透國界，各自為政或甚至不分輕重緩急地從事對抗，世界將受害。</text:span><text:span text:style-name="T6"><text:line-break/><text:line-break/></text:span><text:span text:style-name="T4">幾十年來，季辛吉有個基本想法是：中國的崛起不但是不可避免的，而且應該受到尊重；醜化中國、圍堵中國或企圖壓制都是不對的。因為，在可預見的將來，中美兩國缺一不可，構成世界秩序的兩根柱子。</text:span><text:span text:style-name="T6"><text:line-break/><text:line-break/></text:span><text:span text:style-name="T4">這樣一種想法在現在聽起來也許不稀奇</text:span><text:span text:style-name="T6">(</text:span><text:span text:style-name="T4">其實還是很稀奇</text:span><text:span text:style-name="T6">)</text:span><text:span text:style-name="T4">，但是如果早在半個多世紀前就已經看見這一點，那就很不容易；特別是在一片妖魔化中國的西方世界裏，一般人更難冷靜清醒地看待現實。</text:span><text:span text:style-name="T6"><text:line-break/><text:line-break/></text:span><text:span text:style-name="T4">舉個例，</text:span><text:span text:style-name="T6">1989</text:span><text:span text:style-name="T4">年，美國藉著策動天安門事件圍堵中國，並且舉世一片妖魔化之聲，</text:span><text:span text:style-name="T6">"</text:span><text:span text:style-name="T4">反中</text:span><text:span text:style-name="T6">" </text:span><text:span text:style-name="T4">蔚為風潮，但是季辛吉卻寫文章表示天安門事件只是內政問題，情勢所逼，只能鎮壓，表達對於中國的支持。不管季辛吉的說法是否企圖獲得某種政治效果，但他畢竟還是相當有遠見，非常具有洞察力。</text:span></text:p>
      <text:p text:style-name="P5"><text:span text:style-name="T4">Ethan   |  2020.04.15 18:38   |   </text:span><text:a xlink:type="simple" xlink:href="http://palinfo.habago.org/Entry?Command=Information_PrintForum&amp;#FORUM39065"><text:span text:style-name="T5">#</text:span></text:a></text:p>
      <text:p text:style-name="P6"><text:span text:style-name="T4">的確季辛格這篇，我也看不出來他文中主要往各自為政的方向去推動。</text:span><text:span text:style-name="T6"><text:s/></text:span><text:span text:style-name="T4">在大陸，季辛格在主流媒體都是對他比較友善的。他通常表現的言論也是比較理性和善的。不過我曾經看過一篇</text:span><text:span text:style-name="T6">1974</text:span><text:span text:style-name="T4">年季辛格寫的美國國家安全報告</text:span><text:span text:style-name="T6">200</text:span><text:span text:style-name="T4">號。</text:span><text:span text:style-name="T6"><text:s/></text:span><text:span text:style-name="T4">內容在討論世界人口增長，對美國國家安全的潛在威脅。</text:span><text:span text:style-name="T6"><text:s/></text:span><text:span text:style-name="T4">這常被陰謀論者拿來當美國要消滅垃圾人口的一種證明。</text:span><text:span text:style-name="T6"><text:line-break/></text:span><text:span text:style-name="T4">但我其實看過一下裡面的內容，裡面的描述沒有偏激或歧視的說法，更多是一種理性的分析與說明。不是一般認為的那種瘋狂自大與邪惡的口吻或態度。</text:span><text:span text:style-name="T6"><text:s/></text:span><text:span text:style-name="T4">相反的是一種冷靜。</text:span><text:span text:style-name="T6"><text:s/></text:span><text:span text:style-name="T4">但這種冷靜與理性文字，卻又有一種冷酷。在他的為國家安排的策略裡面，感覺的到，人或人命並不是等價的，雖然他並沒有說。</text:span><text:span text:style-name="T6"><text:line-break/></text:span><text:span text:style-name="T4">所以有時候我看到季辛格的某些善意的看法，我也會想，他的善意是否跟我認為的善意是同一件事。無論如何，他的意見中所表達出來的發展趨勢是滿準確的。</text:span></text:p>
      <text:p text:style-name="P5"><text:span text:style-name="T3">陳真</text:span><text:span text:style-name="T4"><text:s/>  |  2020.04.15 17:53   |   </text:span><text:a xlink:type="simple" xlink:href="http://palinfo.habago.org/Entry?Command=Information_PrintForum&amp;#FORUM39064"><text:span text:style-name="T5">#</text:span></text:a></text:p>
      <text:p text:style-name="P9"><text:span text:style-name="T4">全文一萬六千字。我編排了一下版面，貼出如下。至於圖片，請看底下網址：</text:span><text:span text:style-name="T6"><text:line-break/><text:line-break/></text:span><text:a xlink:type="simple" xlink:href="https://bit.ly/3cle94w"><text:span text:style-name="T8">https://bit.ly/3cle94w</text:span></text:a><text:span text:style-name="T6"><text:line-break/><text:line-break/></text:span><text:span text:style-name="T4">裏頭提到基辛格</text:span><text:span text:style-name="T6">(</text:span><text:span text:style-name="T4">台灣翻譯做季辛吉</text:span><text:span text:style-name="T6">)</text:span><text:span text:style-name="T4">，關於他最近發表的文章，請看鈺錠之轉貼。我看不出季辛吉哪裡有提到說他</text:span><text:span text:style-name="T6"><text:s/>"</text:span><text:span text:style-name="T4">認同</text:span><text:span text:style-name="T6">"(</text:span><text:span text:style-name="T4">更不用說陰謀推動</text:span><text:span text:style-name="T6">)</text:span><text:span text:style-name="T4">世界復古為希臘城邦制，主張大家各自為政，好讓美國繼續稱霸世界。季辛吉的想法並不是這樣，那是川普的想法，不是季辛吉的，甚且是他所反對的。</text:span><text:span text:style-name="T6"><text:line-break/><text:line-break/></text:span><text:span text:style-name="T4">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6"><text:line-break/><text:line-break/></text:span><text:span text:style-name="T4">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6"><text:line-break/><text:line-break/></text:span><text:span text:style-name="T4">他也因此常發出警告，前些日子</text:span><text:span text:style-name="T6">(</text:span><text:span text:style-name="T4">大約是去年</text:span><text:span text:style-name="T6">11</text:span><text:span text:style-name="T4">月吧</text:span><text:span text:style-name="T6">) </text:span><text:span text:style-name="T4">甚至警告美國所採取的激進貿易手段及仇中政策將可能導向一場遠比過去世界大戰更慘烈的軍事衝突。向來論事析理訴諸強烈理性的季辛吉，此次卻罕見地以一種比較</text:span><text:span text:style-name="T6"><text:s/>"</text:span><text:span text:style-name="T4">直覺性</text:span><text:span text:style-name="T6">" </text:span><text:span text:style-name="T4">的說法來發出這樣一種毀滅性戰爭的警告。</text:span><text:span text:style-name="T6"><text:line-break/><text:line-break/></text:span><text:span text:style-name="T4">我年少時很仰慕他，不知道為什麼，也許是因為他在外表上難以遮掩的聰慧。事實上，我認為他是個天才。</text:span><text:span text:style-name="T6"><text:line-break/><text:line-break/></text:span><text:span text:style-name="T4">美國有兩個人講話我會聽，一個是</text:span><text:span text:style-name="T6">Noam Chomsky</text:span><text:span text:style-name="T4">，一個就是季辛吉。長大後</text:span><text:span text:style-name="T6">(</text:span><text:span text:style-name="T4">其實是</text:span><text:span text:style-name="T6">1997</text:span><text:span text:style-name="T4">年出國後</text:span><text:span text:style-name="T6">)</text:span><text:span text:style-name="T4">發現，原來他曾經幹過這麼多血腥齷齪的事，讓我很失望，甚至很挫折，原來我曾經喜歡的人有過這樣一些泯滅人性的作為。</text:span><text:span text:style-name="T6"><text:line-break/><text:line-break/></text:span><text:span text:style-name="T4">我很挫折是因為，依照某種蘇格拉底式的看法，一個人如果真的聰明絕頂</text:span><text:span text:style-name="T6">(</text:span><text:span text:style-name="T4">比方說維根斯坦或愛因斯坦</text:span><text:span text:style-name="T6">)</text:span><text:span text:style-name="T4">，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6"><text:line-break/><text:line-break/></text:span><text:span text:style-name="T4">陳真</text:span><text:span text:style-name="T6"><text:line-break/><text:line-break/>2020. 04. 15.<text:line-break/><text:line-break/>=================<text:line-break/></text:span><text:span text:style-name="T4">特朗普強推群體免疫的嗜血真相，全球嘩然！</text:span><text:span text:style-name="T6"><text:line-break/><text:line-break/></text:span><text:span text:style-name="T4">來源：</text:span><text:a xlink:type="simple" xlink:href="https://bit.ly/3cle94w"><text:span text:style-name="T8">https://bit.ly/3cle94w</text:span></text:a><text:span text:style-name="T6"><text:line-break/><text:line-break/>2020-04-13 <text:line-break/><text:line-break/></text:span><text:span text:style-name="T4">作者：血飲</text:span><text:span text:style-name="T6"><text:line-break/><text:line-break/></text:span><text:span text:style-name="T4">據環球網</text:span><text:span text:style-name="T6">2020</text:span><text:span text:style-name="T4">年</text:span><text:span text:style-name="T6">4</text:span><text:span text:style-name="T4">月</text:span><text:span text:style-name="T6">9</text:span><text:span text:style-name="T4">日報導，《保加利亞軍事》網站援引</text:span><text:span text:style-name="T6">Aviapro</text:span><text:span text:style-name="T4">通訊社消息稱，兩架美國軍用飛機在沒有任何事先通報的情況下，從波多黎各空軍基地起飛，突然逼近委內瑞拉領空。委內瑞拉的防空雷達發現了美軍機蹤跡後，迅速出動蘇</text:span><text:span text:style-name="T6">-30MK2</text:span><text:span text:style-name="T4">戰鬥機進行攔截，不僅成功攔截了美軍機，還迫使對方掉頭撤退。</text:span><text:span text:style-name="T6"><text:line-break/><text:line-break/></text:span><text:span text:style-name="T4">在此之前的</text:span><text:span text:style-name="T6">4</text:span><text:span text:style-name="T4">月</text:span><text:span text:style-name="T6">2</text:span><text:span text:style-name="T4">號，特朗普以涉嫌販毒為名，全球通緝馬杜羅，並懸賞</text:span><text:span text:style-name="T6">1500</text:span><text:span text:style-name="T4">萬美金，隨後還以發動緝毒戰爭名義，派出</text:span><text:span text:style-name="T6">“</text:span><text:span text:style-name="T4">馬金島</text:span><text:span text:style-name="T6">”</text:span><text:span text:style-name="T4">號兩棲攻擊艦，以及薩摩賽特號和聖迭戈號船塢登陸艦，劍指委內瑞拉。</text:span><text:span text:style-name="T6"><text:line-break/><text:line-break/>[“</text:span><text:span text:style-name="T4">奈瓜塔</text:span><text:span text:style-name="T6">”</text:span><text:span text:style-name="T4">軍艦沉沒事件的幕後真相</text:span><text:span text:style-name="T6">]<text:line-break/><text:line-break/></text:span><text:span text:style-name="T4">從</text:span><text:span text:style-name="T6">3</text:span><text:span text:style-name="T4">月底到</text:span><text:span text:style-name="T6">4</text:span><text:span text:style-name="T4">月初，美國不斷升級對委內瑞拉的軍事施壓。很多人以為，美國與委內瑞拉的政治軍事摩擦不過是過去衝突的延續。</text:span><text:span text:style-name="T6"><text:line-break/><text:line-break/></text:span><text:span text:style-name="T4">實際上，美國中情局密謀入侵委內瑞拉已經進入實操階段，尤以</text:span><text:span text:style-name="T6">3</text:span><text:span text:style-name="T4">月</text:span><text:span text:style-name="T6">30</text:span><text:span text:style-name="T4">號發生在委內瑞拉沿海的撞船事件為標誌。這次撞船事件是美國通緝馬杜羅並派遣軍艦進入委內瑞拉沿海軍事行動開始的信號。</text:span><text:span text:style-name="T6"><text:line-break/><text:line-break/>2020</text:span><text:span text:style-name="T4">年</text:span><text:span text:style-name="T6">3</text:span><text:span text:style-name="T4">月</text:span><text:span text:style-name="T6">30</text:span><text:span text:style-name="T4">號，委內瑞拉海軍巡邏艦</text:span><text:span text:style-name="T6">“</text:span><text:span text:style-name="T4">奈瓜塔</text:span><text:span text:style-name="T6">”</text:span><text:span text:style-name="T4">號與一艘名為</text:span><text:span text:style-name="T6">“</text:span><text:span text:style-name="T4">堅決</text:span><text:span text:style-name="T6">”</text:span><text:span text:style-name="T4">號的郵輪相撞，撞船事件導致委內瑞拉</text:span><text:span text:style-name="T6">“</text:span><text:span text:style-name="T4">奈瓜塔</text:span><text:span text:style-name="T6">”</text:span><text:span text:style-name="T4">號軍艦沉沒。</text:span><text:span text:style-name="T6"><text:line-break/><text:line-break/></text:span><text:span text:style-name="T4">委內瑞拉方面發現，這艘所謂的郵輪上居然攜帶著多達</text:span><text:span text:style-name="T6">6</text:span><text:span text:style-name="T4">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6"><text:line-break/><text:line-break/></text:span><text:span text:style-name="T4">那麼，這些衝鋒舟是用來幹什麼的呢？黑色衝鋒舟一般是軍隊執行武裝滲透之用。所以，這艘</text:span><text:span text:style-name="T6">“</text:span><text:span text:style-name="T4">堅決</text:span><text:span text:style-name="T6">”</text:span><text:span text:style-name="T4">號郵輪並非民用郵輪，而是正在執行秘密滲透任務的偽裝船。通常意義而言，作為主動抓捕的軍艦，都是採用接近船舷的方式登船執法，即便在執法過程中發生摩擦，也是兩船船舷碰撞，但是，</text:span><text:span text:style-name="T6">“</text:span><text:span text:style-name="T4">堅決</text:span><text:span text:style-name="T6">”</text:span><text:span text:style-name="T4">號在接近</text:span><text:span text:style-name="T6">“</text:span><text:span text:style-name="T4">奈瓜塔</text:span><text:span text:style-name="T6">”</text:span><text:span text:style-name="T4">號軍艦時，卻是突然轉向，並以船體最堅固的船首，瞬間撞沉了</text:span><text:span text:style-name="T6">“</text:span><text:span text:style-name="T4">奈瓜塔</text:span><text:span text:style-name="T6">”</text:span><text:span text:style-name="T4">號軍艦，這是赤裸裸的謀殺。</text:span><text:span text:style-name="T6"><text:line-break/><text:line-break/>6</text:span><text:span text:style-name="T4">艘初鋒舟可以攜帶</text:span><text:span text:style-name="T6">42</text:span><text:span text:style-name="T4">名武裝人員，在特朗普懸賞</text:span><text:span text:style-name="T6">1500</text:span><text:span text:style-name="T4">萬美元通緝馬杜羅的情況下，很顯然，這是美國中情局策划的對委內瑞拉的軍事滲透，類似於</text:span><text:span text:style-name="T6">1961</text:span><text:span text:style-name="T4">年中情局策劃武裝滲透并顛覆古巴的</text:span><text:span text:style-name="T6">“</text:span><text:span text:style-name="T4">豬玀灣事件</text:span><text:span text:style-name="T6">”</text:span><text:span text:style-name="T4">。</text:span><text:span text:style-name="T6"><text:line-break/><text:line-break/></text:span><text:span text:style-name="T4">今年</text:span><text:span text:style-name="T6">2</text:span><text:span text:style-name="T4">月份，委內瑞拉情報部門報告表示，美國及其美洲盟友正在密謀軍事入侵委內瑞拉，但突如其來的全球性疫情使得這一戰略無限期推遲，而撞船事件代表美國重新激活入侵顛覆委內瑞拉的軍事活動。</text:span><text:span text:style-name="T6"><text:line-break/><text:line-break/></text:span><text:span text:style-name="T4">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6"><text:line-break/><text:line-break/></text:span><text:span text:style-name="T4">委內瑞拉是世界石油儲量第一大國，其大部分石油儲藏區位於奧里諾科重油帶上，所以委內瑞拉石油儲量主要以重質原油為主，與美國輕質原油為主的石油儲量結構正好互補。</text:span><text:span text:style-name="T6"><text:line-break/><text:line-break/></text:span><text:span text:style-name="T4">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6"><text:line-break/><text:line-break/></text:span><text:span text:style-name="T4">美國重油加工能力巨大，但</text:span><text:span text:style-name="T6">40%</text:span><text:span text:style-name="T4">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6"><text:line-break/><text:line-break/></text:span><text:span text:style-name="T4">一旦佔領或者實控委內瑞拉，美國就可以將委內瑞拉的石油產能提高到</text:span><text:span text:style-name="T6">2100</text:span><text:span text:style-name="T4">萬桶，如果再加上沙特</text:span><text:span text:style-name="T6">1200</text:span><text:span text:style-name="T4">萬桶的石油產能，就可以達到</text:span><text:span text:style-name="T6">3300</text:span><text:span text:style-name="T4">萬桶，而俄羅斯產能只有</text:span><text:span text:style-name="T6">1100</text:span><text:span text:style-name="T4">萬桶，伊朗石油出口已經被大幅削弱。這樣一來，美沙兩國就能夠形成對俄伊兩國</text:span><text:span text:style-name="T6">3</text:span><text:span text:style-name="T4">：</text:span><text:span text:style-name="T6">1</text:span><text:span text:style-name="T4">的壓倒性優勢，有這個產量和美國全球第一的原油加工能力以及華爾街金融定價權，美國就可以重新開啟打開石油美元閥門，發動美元紅移擴張，沖淡債務，解除金融危局。</text:span><text:span text:style-name="T6"><text:line-break/><text:line-break/>[</text:span><text:span text:style-name="T4">自給自足的</text:span><text:span text:style-name="T6">“</text:span><text:span text:style-name="T4">光榮孤立</text:span><text:span text:style-name="T6">”]<text:line-break/><text:line-break/></text:span><text:span text:style-name="T4">一旦美國拿下委內瑞拉，就可以打開石油美元閥門，并完全解決美國能源供應問題，這將從經濟、金融方面為特朗普政府推行的孤立主義、單邊主義提供強大支持，為美國全球戰略轉變提供強大支持。</text:span><text:span text:style-name="T6"><text:line-break/><text:line-break/></text:span><text:span text:style-name="T4">所謂</text:span><text:span text:style-name="T6">“</text:span><text:span text:style-name="T4">孤立主義</text:span><text:span text:style-name="T6">”</text:span><text:span text:style-name="T4">，就是堅持不與任何國家結盟，完全獨立地處理國際事務的外交原則，其精髓是</text:span><text:span text:style-name="T6">"</text:span><text:span text:style-name="T4">我們是為我們自己行動，不是為別人而行動的</text:span><text:span text:style-name="T6">“</text:span><text:span text:style-name="T4">。</text:span><text:span text:style-name="T6">"</text:span><text:span text:style-name="T4">孤立主義</text:span><text:span text:style-name="T6">”</text:span><text:span text:style-name="T4">是美國開國領袖華盛頓總統提出的，這一原則在小布什時代發展出了</text:span><text:span text:style-name="T6">“</text:span><text:span text:style-name="T4">單邊主義</text:span><text:span text:style-name="T6">”</text:span><text:span text:style-name="T4">，即推行不受他國和國際機構影響，不建立和依靠聯盟，對外完全獨立地依靠自己的實力處理國際事務的外交政策。</text:span><text:span text:style-name="T6"><text:line-break/><text:line-break/></text:span><text:span text:style-name="T4">仔細觀察特朗普上台以後的政策，比如，政治上退出巴黎氣候公約、</text:span><text:span text:style-name="T6">TPP</text:span><text:span text:style-name="T4">、北美自貿區、聯合國教科文組織、聯合國人權理事會、伊朗核協議、中導條約等等，這些都是在政治上實踐</text:span><text:span text:style-name="T6">“</text:span><text:span text:style-name="T4">孤立主義</text:span><text:span text:style-name="T6">”</text:span><text:span text:style-name="T4">外交。歷史上，從美國退出國聯，到</text:span><text:span text:style-name="T6">1929</text:span><text:span text:style-name="T4">年經濟大蕭條爆發，美國同樣執行的是</text:span><text:span text:style-name="T6">“</text:span><text:span text:style-name="T4">孤立主義</text:span><text:span text:style-name="T6">”</text:span><text:span text:style-name="T4">，關起門來過自己的小日子，放棄為國際社會提供公共產品，擺脫國際條約義務對自身的限制。</text:span><text:span text:style-name="T6"><text:line-break/><text:line-break/></text:span><text:span text:style-name="T4">經濟上，主張美國利益至上，著重於發展本國民生，</text:span><text:span text:style-name="T6">“</text:span><text:span text:style-name="T4">孤立主義</text:span><text:span text:style-name="T6">”</text:span><text:span text:style-name="T4">下美國自給自足顯得尤為重要。美國一旦拿下委內瑞拉，能夠自給自足地解決自身能源問題，同時控制南美洲和非洲這兩個大宗產品產地，就可以實現以自身為主的</text:span><text:span text:style-name="T6">“</text:span><text:span text:style-name="T4">光榮孤立</text:span><text:span text:style-name="T6">”</text:span><text:span text:style-name="T4">。</text:span><text:span text:style-name="T6"><text:line-break/><text:line-break/>4</text:span><text:span text:style-name="T4">月</text:span><text:span text:style-name="T6">10</text:span><text:span text:style-name="T4">日，美國白宮首席經濟顧問庫德洛呼籲，在中國的美國公司應考慮撤離中國，美國政府將提供全部的</text:span><text:span text:style-name="T6">“</text:span><text:span text:style-name="T4">搬家</text:span><text:span text:style-name="T6">”</text:span><text:span text:style-name="T4">費用支持。這一宣稱，明顯是在貫徹特朗普一直號召的美國企業遷回本土的系列政策。</text:span><text:span text:style-name="T6"><text:line-break/><text:line-break/></text:span><text:span text:style-name="T4">政治上，美國將全面轉向保守主義，不再向全球提供公共產品，而退出各種國際組織，就是拒絕再提供公共產品，這一政策是美國目前為了應對中俄聯手以後美國優勢相對下降的現狀提出的。</text:span><text:span text:style-name="T6"><text:line-break/><text:line-break/></text:span><text:span text:style-name="T4">特朗普競選和上台的時候也一直在鼓吹孤立主義，就是對美國勢力相對下降的政策應對。橫亙在墨西哥</text:span><text:span text:style-name="T6">—</text:span><text:span text:style-name="T4">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6"><text:line-break/><text:line-break/></text:span><text:span text:style-name="T4">當地時間</text:span><text:span text:style-name="T6">4</text:span><text:span text:style-name="T4">月</text:span><text:span text:style-name="T6">3</text:span><text:span text:style-name="T4">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6">“</text:span><text:span text:style-name="T4">前所未有</text:span><text:span text:style-name="T6">”</text:span><text:span text:style-name="T4">的困難，因此維持公眾的信任對於社會團結、社群關系和國際和平穩定是至關重要的。</text:span><text:span text:style-name="T6"><text:line-break/><text:line-break/></text:span><text:span text:style-name="T4">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9">･特朗普塑造成阿道夫･特朗普，基辛格的意思是只有政府集權，才能</text:span><text:span text:style-name="T4">夠真正讓權力之手干預整個社會，提高效率，才能防止危機之下的金融和社會秩序崩盤。</text:span><text:span text:style-name="T6"><text:line-break/><text:line-break/></text:span><text:span text:style-name="T4">基辛格同時指出，要維護當前自由流動的世界秩序。他表示，由於疫情爆發，各國開始重新回到最初的</text:span><text:span text:style-name="T6"><text:s/>“</text:span><text:span text:style-name="T4">城邦國家</text:span><text:span text:style-name="T6">”</text:span><text:span text:style-name="T4">，由城牆包圍起來不受外界侵害。由於疫情傳播，在當下這個世界繁榮取決於全球貿易、人員流動的時代，</text:span><text:span text:style-name="T6">“</text:span><text:span text:style-name="T4">城邦國家</text:span><text:span text:style-name="T6">”</text:span><text:span text:style-name="T4">的城牆正在悄然復興。</text:span><text:span text:style-name="T6"><text:line-break/><text:line-break/></text:span><text:span text:style-name="T4">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6"><text:line-break/><text:line-break/></text:span><text:span text:style-name="T4">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6"><text:line-break/><text:line-break/></text:span><text:span text:style-name="T4">經濟基礎決定政治。</text:span><text:span text:style-name="T6"><text:line-break/><text:line-break/></text:span><text:span text:style-name="T4">同理，經濟上的孤立導致全球保守主義抬頭，國家與國家之間的信任下降，國家與國家在全球化時代搆建的整體體系，將被拆分成古希臘時代零散的城邦，這就是美國的戰略目的。</text:span><text:span text:style-name="T6"><text:line-break/><text:line-break/></text:span><text:span text:style-name="T4">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6"><text:s/>“</text:span><text:span text:style-name="T4">去中國化</text:span><text:span text:style-name="T6">” </text:span><text:span text:style-name="T4">進程。</text:span><text:span text:style-name="T6"><text:line-break/><text:line-break/></text:span><text:span text:style-name="T4">作為從上世紀</text:span><text:span text:style-name="T6">60</text:span><text:span text:style-name="T4">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6"><text:line-break/><text:line-break/></text:span><text:span text:style-name="T4">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6"><text:line-break/><text:line-break/></text:span><text:span text:style-name="T4">庫什納，從</text:span><text:span text:style-name="T6">2017</text:span><text:span text:style-name="T4">年特朗普上台以後就開始逐步掌控美國外交。在猶太復國主義內部，庫什納與內坦尼亞胡同級別，甚至可能更高。特朗普對庫什納幾乎言聽計從，其暗地裏執掌美國外交政策以後，策劃了多起事件，比如：</text:span><text:span text:style-name="T6"><text:line-break/><text:line-break/>2017</text:span><text:span text:style-name="T4">年</text:span><text:span text:style-name="T6">6</text:span><text:span text:style-name="T4">月</text:span><text:span text:style-name="T6">22</text:span><text:span text:style-name="T4">日報導，包括兩架</text:span><text:span text:style-name="T6">C130</text:span><text:span text:style-name="T4">飛機在內的</text:span><text:span text:style-name="T6">18</text:span><text:span text:style-name="T4">架以色列戰鬥機昨天降落在沙特境內，幫助薩勒曼王儲穩固地位；推翻民主黨中東兩國各自建國的路線圖，唆使特朗普將美國駐以大使館遷往耶路撒冷，並承認耶路撒冷為以色列首都；</text:span><text:span text:style-name="T6">2018</text:span><text:span text:style-name="T4">年</text:span><text:span text:style-name="T6">9</text:span><text:span text:style-name="T4">月，在以色列</text:span><text:span text:style-name="T6">9900</text:span><text:span text:style-name="T4">部隊的追蹤軟件幫助薩勒曼成功從美國追蹤卡舒吉行蹤，並成功在伊斯坦布爾暗殺卡舒吉；一手規畫</text:span><text:span text:style-name="T6"><text:s/>“</text:span><text:span text:style-name="T4">中東和平</text:span><text:span text:style-name="T6">" </text:span><text:span text:style-name="T4">計畫，並得到內坦尼亞胡支持；策劃讓特朗普抹黑中國將新冠病毒命名為中國病毒，並完全操控美國從中國採購疫療物資，甚至本身就是採購計畫的實際決策者。</text:span><text:span text:style-name="T6"><text:line-break/><text:line-break/></text:span><text:span text:style-name="T4">新一代的美國外交政策掌門人，還沒有正式揭開自己的真面目，卻已經讓世界見識到了他的陰毒。可以說，庫什納對中國的敵意更甚，處事更加低調，手段更加狠辣。</text:span><text:span text:style-name="T6"><text:line-break/><text:line-break/></text:span><text:span text:style-name="T4">庫什納是</text:span><text:span text:style-name="T6">1981</text:span><text:span text:style-name="T4">年出生的，在猶太醫藥公司高新醫療技術保護下，其正常壽命肯定能超過基辛格。現在基因格壽命無多，新老外交掌門人完成交替以後，庫什納將成為猶太資本集團頂級智囊，成為未來</text:span><text:span text:style-name="T6">60</text:span><text:span text:style-name="T4">年與中國進行全球博弈的主棋手。那些認為基辛格之後，美國外交政策後繼無人的神棍、磚家，多喝點六個核桃補補腦。</text:span><text:span text:style-name="T6"><text:line-break/><text:line-break/></text:span><text:span text:style-name="T4">【美國的全球新戰略】</text:span><text:span text:style-name="T6"><text:line-break/><text:line-break/></text:span><text:span text:style-name="T4">在庫什納這個美國新一代外交政策掌門人控制下，美國新全球戰略即將鋪開。</text:span><text:span text:style-name="T6"><text:line-break/><text:line-break/></text:span><text:span text:style-name="T4">一、吞併或實控委內瑞拉，解決能源問題。美國將在吞併委內瑞拉解決能源問題以後，再進一步扶持南美洲極右翼勢力，打擊左翼勢力，而控制南美洲，就可以控制這個大宗產品來源地。</text:span><text:span text:style-name="T6"><text:line-break/><text:line-break/></text:span><text:span text:style-name="T4">二、扶持薩勒曼王儲盡快登基繼承沙特王位。</text:span><text:span text:style-name="T6">1985</text:span><text:span text:style-name="T4">年出生的薩勒曼王儲，在猶太醫藥技術下，衕樣可以活</text:span><text:span text:style-name="T6">100</text:span><text:span text:style-name="T4">年，然後再聯合埃及總統塞西，塞西的母系血統中有猶太血統，這是以色列摩薩德當初聯合中情局打掉穆爾西扶持塞西的原因。這樣一來，加上以色列，就可以構成一個弧形防禦帶。</text:span><text:span text:style-name="T6"><text:line-break/><text:line-break/></text:span><text:span text:style-name="T4">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6">—</text:span><text:span text:style-name="T4">吉布提再到馬六甲、南海、東海的中國大宗產品貿易路線，這樣就可以堵住中國，幫助美國強化對非洲大宗產品控制權。</text:span><text:span text:style-name="T6"><text:line-break/><text:line-break/></text:span><text:span text:style-name="T4">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6"><text:line-break/><text:line-break/></text:span><text:span text:style-name="T4">三、強化美國從大西洋到印度洋到太平洋的海權優勢。從目前中俄陸權輻射的歐亞大陸兩端的大陸</text:span><text:span text:style-name="T6">—</text:span><text:span text:style-name="T4">淺水區向淺水區</text:span><text:span text:style-name="T6">—</text:span><text:span text:style-name="T4">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6"><text:line-break/><text:line-break/></text:span><text:span text:style-name="T4">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6">1950</text:span><text:span text:style-name="T4">年中蘇簽署友好互助同盟條約的戰略態勢。</text:span><text:span text:style-name="T6"><text:line-break/><text:line-break/></text:span><text:span text:style-name="T4">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6">70</text:span><text:span text:style-name="T4">年前。他們承認自己面對中俄聯盟暫時無法取勝，同時又拿出了新時代的戰略方案。</text:span><text:span text:style-name="T6"><text:line-break/><text:line-break/></text:span><text:span text:style-name="T4">如基辛格所說，疫情大流行永久性地改變了世界秩序格局。雖然美國退了一步，但卻強化對非洲和南美洲的控制，加之中東地區有薩勒曼王儲配合，依舊可以掌握世界石油和大宗定價權。</text:span><text:span text:style-name="T6"><text:line-break/><text:line-break/></text:span><text:span text:style-name="T4">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6"><text:line-break/><text:line-break/></text:span><text:span text:style-name="T4">【養蠱為禍的特朗普政府】</text:span><text:span text:style-name="T6"><text:line-break/><text:line-break/></text:span><text:span text:style-name="T4">經由基辛格之口，以猶太復國主義為核心的猶太資本集團將自己的戰略圖謀告訴了全世界，而疫情肆虐就是沖垮全球經濟的大洪水，目前越來越多的證據證明特朗普就是在人為放縱疫情，比如：去年</text:span><text:span text:style-name="T6">1</text:span><text:span text:style-name="T4">月底美國情報機構就已經向特朗普預警疫情爆發，共和黨私下召開</text:span><text:span text:style-name="T6"><text:s/>“</text:span><text:span text:style-name="T4">疫情吹風會</text:span><text:span text:style-name="T6">” </text:span><text:span text:style-name="T4">警示疫情即將在全美爆發，特朗普政府不僅一直堅持疫情可控絕不有所作為，甚至故意攔截運往馬塞諸薩州的</text:span><text:span text:style-name="T6">300</text:span><text:span text:style-name="T4">萬只口罩；</text:span><text:span text:style-name="T6">4</text:span><text:span text:style-name="T4">月</text:span><text:span text:style-name="T6">12</text:span><text:span text:style-name="T4">號，庫什納宣稱，聯邦儲備是</text:span><text:span text:style-name="T6"><text:s/>“</text:span><text:span text:style-name="T4">我們的</text:span><text:span text:style-name="T6">”</text:span><text:span text:style-name="T4">，不會發給各州，讓各州自己解決衛生用品庫存問題，包括特朗普政府拖延向紐約州供應呼吸機，很多人將之歸咎於美國醫療系統落後和醫療資源匱乏，這實際是一種錯覺。</text:span><text:span text:style-name="T6"><text:line-break/><text:line-break/></text:span><text:span text:style-name="T4">美國每十萬人擁有</text:span><text:span text:style-name="T6">ICU</text:span><text:span text:style-name="T4">床位數是中國的十倍，說明其醫療資源丰富。</text:span><text:span text:style-name="T6">2.2</text:span><text:span text:style-name="T4">萬億經濟刺激計划中有</text:span><text:span text:style-name="T6">1000</text:span><text:span text:style-name="T4">億美元專門用來抗疫，而美國目前感染</text:span><text:span text:style-name="T6">52</text:span><text:span text:style-name="T4">萬人，死亡超過</text:span><text:span text:style-name="T6">2</text:span><text:span text:style-name="T4">萬人，致死率為</text:span><text:span text:style-name="T6">3.8%</text:span><text:span text:style-name="T4">。我們來做一個簡單的推算：中國治療一個重症病人需要花費</text:span><text:span text:style-name="T6">70</text:span><text:span text:style-name="T4">萬，約合</text:span><text:span text:style-name="T6">10</text:span><text:span text:style-name="T4">萬美元。根據中國</text:span><text:span text:style-name="T6">-</text:span><text:span text:style-name="T4">世衛組織專家組數據，輕症、重症、危重症比例分別為</text:span><text:span text:style-name="T6">80%</text:span><text:span text:style-name="T4">，</text:span><text:span text:style-name="T6">13%</text:span><text:span text:style-name="T4">和</text:span><text:span text:style-name="T6">6%</text:span><text:span text:style-name="T4">計算，美國撥付的</text:span><text:span text:style-name="T6">1000</text:span><text:span text:style-name="T4">億美元足夠治愈</text:span><text:span text:style-name="T6">100</text:span><text:span text:style-name="T4">萬重症、危重症患者，整體可以對抗</text:span><text:span text:style-name="T6">500</text:span><text:span text:style-name="T4">萬人的感染人群。</text:span><text:span text:style-name="T6"><text:line-break/><text:line-break/></text:span><text:span text:style-name="T4">從這個數字看，特朗普政府從開始就做好了應對</text:span><text:span text:style-name="T6">500</text:span><text:span text:style-name="T4">萬美國人被感染的準備。他們預計可以承受</text:span><text:span text:style-name="T6">500</text:span><text:span text:style-name="T4">萬人感染和</text:span><text:span text:style-name="T6">100</text:span><text:span text:style-name="T4">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6"><text:line-break/><text:line-break/></text:span><text:span text:style-name="T4">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6"><text:line-break/><text:line-break/></text:span><text:span text:style-name="T4">在之前的文章中，血飲就說過，意大利可能點爆歐債危機，現在這一苗頭已經出現。據法新社</text:span><text:span text:style-name="T6">4</text:span><text:span text:style-name="T4">月</text:span><text:span text:style-name="T6">8</text:span><text:span text:style-name="T4">號報導，在</text:span><text:span text:style-name="T6">4</text:span><text:span text:style-name="T4">月</text:span><text:span text:style-name="T6">7</text:span><text:span text:style-name="T4">號舉行的歐盟</text:span><text:span text:style-name="T6">27</text:span><text:span text:style-name="T4">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6"><text:s/>“</text:span><text:span text:style-name="T4">同歸於盡</text:span><text:span text:style-name="T6">”</text:span><text:span text:style-name="T4">。毒性很強。</text:span><text:span text:style-name="T6"><text:line-break/><text:line-break/></text:span><text:span text:style-name="T4">我們不能認為意大利主觀上有讓歐盟與之同歸於盡的惡意，但意大利經濟之所以瀕臨死亡，其根本原因是特朗普政府養蠱。意大利科學家已經證明，疫情早在去年</text:span><text:span text:style-name="T6">9—10</text:span><text:span text:style-name="T4">月份就已經在意大利傳播，意方已經準備對之前疑似疫情死者進行開棺驗屍，這就是要逼出疫情背後真相。</text:span><text:span text:style-name="T6"><text:line-break/><text:line-break/></text:span><text:span text:style-name="T4">這次的疫情打擊了意大利、中國、日本、東南亞、印度等國，各國因為疫情相互攻擊，製造隔閡，這本身就是基辛格希望看到的</text:span><text:span text:style-name="T6"><text:s/>“</text:span><text:span text:style-name="T4">城邦制國家</text:span><text:span text:style-name="T6">”</text:span><text:span text:style-name="T4">各自為政，紛紛自建</text:span><text:span text:style-name="T6"><text:s/>“</text:span><text:span text:style-name="T4">城牆</text:span><text:span text:style-name="T6">”</text:span><text:span text:style-name="T4">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6">“</text:span><text:span text:style-name="T4">屠術</text:span><text:span text:style-name="T6">”</text:span><text:span text:style-name="T4">。</text:span><text:span text:style-name="T6"><text:line-break/><text:line-break/></text:span><text:span text:style-name="T4">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6">52</text:span><text:span text:style-name="T4">萬遠遠沒有達到猶太財團早已預計到的</text:span><text:span text:style-name="T6">500</text:span><text:span text:style-name="T4">萬上限。</text:span><text:span text:style-name="T6"><text:line-break/><text:line-break/></text:span><text:span text:style-name="T4">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6">4</text:span><text:span text:style-name="T4">月</text:span><text:span text:style-name="T6">7</text:span><text:span text:style-name="T4">號，已經確診</text:span><text:span text:style-name="T6">84</text:span><text:span text:style-name="T4">例感染病例。目前特朗普政府強推群體免疫，在本國患病人數劇增的時候居然重新打開國門，這是明擺著向全世界輸出疫情，放蠱去海外強行叩關。</text:span><text:span text:style-name="T6"><text:line-break/><text:line-break/></text:span><text:span text:style-name="T4">之前，中國在</text:span><text:span text:style-name="T6">3</text:span><text:span text:style-name="T4">月</text:span><text:span text:style-name="T6">28</text:span><text:span text:style-name="T4">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6"><text:line-break/><text:line-break/></text:span><text:span text:style-name="T4">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6"><text:line-break/><text:line-break/></text:span><text:span text:style-name="T4">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6"><text:line-break/><text:line-break/></text:span><text:span text:style-name="T4">所以，群體免疫隔斷中美以及中國與國外其他國家人員貿易往來，打擊中國出口，意圖將中國踢出全球產業鏈，執行特朗普政府夢寐以求的</text:span><text:span text:style-name="T6">“</text:span><text:span text:style-name="T4">去中國化</text:span><text:span text:style-name="T6">”</text:span><text:span text:style-name="T4">全球戰略，暗合美國</text:span><text:span text:style-name="T6">“</text:span><text:span text:style-name="T4">孤立主義</text:span><text:span text:style-name="T6">”</text:span><text:span text:style-name="T4">經濟路線。</text:span><text:span text:style-name="T6"><text:line-break/><text:line-break/></text:span><text:span text:style-name="T4">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6"><text:line-break/><text:line-break/></text:span><text:span text:style-name="T4">據冰島國家廣播公司網站</text:span><text:span text:style-name="T6">3</text:span><text:span text:style-name="T4">月</text:span><text:span text:style-name="T6">24</text:span><text:span text:style-name="T4">日報道，冰島德科德基因公司的主管卡里</text:span><text:span text:style-name="T6">·</text:span><text:span text:style-name="T4">斯特凡松近日在接受新聞採訪時說，到目前為止，該公司已經對冰島新冠肺炎檢測中發現的大約</text:span><text:span text:style-name="T6">40</text:span><text:span text:style-name="T4">種新冠病毒變體進行了基因測序，並發現有一人同時感染了兩種新冠病毒變體。</text:span><text:span text:style-name="T6"><text:line-break/><text:line-break/></text:span><text:span text:style-name="T4">目前新冠病毒有</text:span><text:span text:style-name="T6">A</text:span><text:span text:style-name="T4">、</text:span><text:span text:style-name="T6">B</text:span><text:span text:style-name="T4">、</text:span><text:span text:style-name="T6">C</text:span><text:span text:style-name="T4">三個變種，中國境內是</text:span><text:span text:style-name="T6">B</text:span><text:span text:style-name="T4">種，這種情況下中國研發單價疫苗對其他變異病毒是無效的，這就像</text:span><text:span text:style-name="T6">2016</text:span><text:span text:style-name="T4">年年底中國陳薇團隊在塞拉利昂研制的埃博拉疫苗對</text:span><text:span text:style-name="T6">2019</text:span><text:span text:style-name="T4">年出現的新埃博拉變異病毒無效是一樣的。在這種情況下，如果注射單價疫苗就會產生</text:span><text:span text:style-name="T6">ADE</text:span><text:span text:style-name="T4">效應。</text:span><text:span text:style-name="T6"><text:line-break/><text:line-break/></text:span><text:span text:style-name="T4">那麼，</text:span><text:span text:style-name="T6">ADE</text:span><text:span text:style-name="T4">到底是什麼呢？就是抗體依賴增強，簡稱</text:span><text:span text:style-name="T6">ADE</text:span><text:span text:style-name="T4">。</text:span><text:span text:style-name="T6"><text:line-break/><text:line-break/></text:span><text:span text:style-name="T4">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6">ADE</text:span><text:span text:style-name="T4">效應下會在患者內部產生百倍毒性，其死亡速度要遠比沒有抗體來得更快。</text:span><text:span text:style-name="T6"><text:line-break/><text:line-break/></text:span><text:span text:style-name="T4">這種情況下，之前的疫苗客觀上充當了內應的角色。這種</text:span><text:span text:style-name="T6">ADE</text:span><text:span text:style-name="T4">效應已經在紐約年輕感染者身上出現。臨床表現就是住院以後快速死亡，前一秒還活蹦亂跳，下一秒心電圖就拉直了。</text:span><text:span text:style-name="T6"><text:line-break/><text:line-break/></text:span><text:span text:style-name="T4">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6"><text:line-break/><text:line-break/></text:span><text:span text:style-name="T4">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6"><text:line-break/><text:line-break/></text:span><text:span text:style-name="T4">這次的新冠病毒毒性屬於</text:span><text:span text:style-name="T6">P4</text:span><text:span text:style-name="T4">級別，某些</text:span><text:span text:style-name="T6">P3</text:span><text:span text:style-name="T4">實驗室也可以進行研究，而目前全世界除中國武漢以外，幾乎所有的</text:span><text:span text:style-name="T6">P3</text:span><text:span text:style-name="T4">和</text:span><text:span text:style-name="T6">P4</text:span><text:span text:style-name="T4">實驗室都掌握在猶太資本集團之手，他們不再發布新冠新變異病毒共享基因，就是要防止中國掌握新變異病毒樣本。拿不到變異基因數據庫，那麼中國就無法研製新疫苗。</text:span><text:span text:style-name="T6"><text:line-break/><text:line-break/></text:span><text:span text:style-name="T4">我們現在在回頭看加拿大在美國唆使下扣押華裔病毒學家邱香果就會明白，將邱香果團隊凍結的其中一個重要目的，就是防止其從加拿大</text:span><text:span text:style-name="T6">P4</text:span><text:span text:style-name="T4">實驗室幫助中國，也是防止邱香果博士與陳薇團隊合作抗擊疫情，畢竟邱香果博士是全球頂尖病毒學權威。</text:span><text:span text:style-name="T6"><text:line-break/><text:line-break/></text:span><text:span text:style-name="T4">中國研製疫苗本來就時間滯後，單價疫苗又會引起</text:span><text:span text:style-name="T6">ADE</text:span><text:span text:style-name="T4">效應，而一旦不能大範圍推廣注射，唯一的辦法就是繼續隔離。但是，病毒變異的速度隨著美國放縱全球疫情會同樣快速增大。這種情況下，中國研製疫苗的時間和採集病毒的步驟必須就是跟病毒賽跑。</text:span><text:span text:style-name="T6"><text:line-break/><text:line-break/></text:span><text:span text:style-name="T4">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6">“</text:span><text:span text:style-name="T4">去中國化</text:span><text:span text:style-name="T6">”</text:span><text:span text:style-name="T4">的陰險目的就達到了。</text:span><text:span text:style-name="T6"><text:line-break/><text:line-break/></text:span><text:span text:style-name="T4">將全球產業鏈扯斷，把中國踢出全球產業分工，然後控制日本和美國西部，阻止高新技術向中國流入，阻止中國打造新全球產業鏈，進而阻止歐亞融合。</text:span><text:span text:style-name="T6"><text:line-break/><text:line-break/></text:span><text:span text:style-name="T4">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6">2.0</text:span><text:span text:style-name="T4">。</text:span><text:span text:style-name="T6"><text:line-break/><text:line-break/></text:span><text:span text:style-name="T4">對全球來說，中國經濟惡化，世界全球化完蛋，世界經濟碎片化對美國有益無害，讓每個國家經濟體都成為孤島，這就是基辛格說的全球重回城邦制時代的真正含義。</text:span><text:span text:style-name="T6"><text:line-break/><text:line-break/></text:span><text:span text:style-name="T4">綜上所述，疫情不僅將改變整個世界戰略秩序，而且嚴重衝擊全球經濟一體化。經濟決定政治，美國重返孤立主義和單邊主義，是美國重塑世界秩序的開始，而放縱疫情就是要打碎全球秩序的基礎</text:span><text:span text:style-name="T6">——</text:span><text:span text:style-name="T4">全球經濟一體化，兩者相輔相成，構成後疫情時代美國戰略的全部。</text:span><text:span text:style-name="T6"><text:line-break/><text:line-break/></text:span><text:span text:style-name="T4">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6"><text:line-break/><text:line-break/></text:span><text:span text:style-name="T4">【去中國化戰略的應對】</text:span><text:span text:style-name="T6"><text:line-break/><text:line-break/></text:span><text:span text:style-name="T4">那麼，面對當前局面中國應該如何應對呢？</text:span><text:span text:style-name="T6"><text:line-break/><text:line-break/></text:span><text:span text:style-name="T4">一、強鏈固鏈，產業升級，標本兼治。</text:span><text:span text:style-name="T6"><text:line-break/><text:line-break/></text:span><text:span text:style-name="T4">治標之策，強鏈固鏈。強鏈固鏈是為了保住目前中國境內中低端產業鏈在全球產業鏈分工上的優勢地位，這是應對當前經濟困境的治標之策。</text:span><text:span text:style-name="T6"><text:line-break/><text:line-break/></text:span><text:span text:style-name="T4">目前疫情在全球各個國家都在蔓延，其他國家港口物流和零售幾乎全部停滯，在這種情況下，中國更要提升物流鏈和供應鏈效率，讓中國取得對其他國家產業鏈的相對優勢。</text:span><text:span text:style-name="T6"><text:line-break/><text:line-break/></text:span><text:span text:style-name="T4">治本之策，產業升級。中國必須繼續堅定執行產業升級政策，只有中國爬升到產業鏈頂端，構成完整的國際產業分工並成為龍頭，這樣才有資格決定全球布局，這是應對當前經濟困境的治本之策。</text:span><text:span text:style-name="T6"><text:line-break/><text:line-break/></text:span><text:span text:style-name="T4">在執行這個政策過程中，中國一定要拒絕實行新四萬億，一旦新四萬億實行，則中低端產能急速擴張必然擠壓產業升級，膨脹債務，中國再也經不起二次金融政策決策失誤的後果了。切記！</text:span><text:span text:style-name="T6"><text:line-break/><text:line-break/></text:span><text:span text:style-name="T4">二、對外擴大開放，對內深化改革。</text:span><text:span text:style-name="T6"><text:line-break/><text:line-break/></text:span><text:span text:style-name="T4">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6"><text:line-break/><text:line-break/></text:span><text:span text:style-name="T4">與擴大改革開放不同，目前中國國內有一部分磚家、神棍在全力鼓吹什麼經濟內循環，血飲要說的這是一個天大的餿主意。為什麼是天大的餿主意呢？</text:span><text:span text:style-name="T6"><text:line-break/><text:line-break/></text:span><text:span text:style-name="T4">（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6">14</text:span><text:span text:style-name="T4">倍，貿易收支也從貿易赤字變成現在坐擁三萬億美元外匯儲備。以中國為骨幹的全球產業鏈為中國影響世界提供了力量源泉。</text:span><text:span text:style-name="T6"><text:line-break/><text:line-break/></text:span><text:span text:style-name="T4">（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6"><text:line-break/><text:line-break/></text:span><text:span text:style-name="T4">（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6"><text:line-break/><text:line-break/></text:span><text:span text:style-name="T4">先看中國，從大明到滿清滅亡，中國閉關鎖國，農耕文明自給自足，最後依舊是被西方列強打開國門，從</text:span><text:span text:style-name="T6">1840</text:span><text:span text:style-name="T4">年到</text:span><text:span text:style-name="T6">1998</text:span><text:span text:style-name="T4">年，從旅順大屠殺到南京大屠殺，從</text:span><text:span text:style-name="T6">1930</text:span><text:span text:style-name="T4">印尼華人被殺到</text:span><text:span text:style-name="T6">1998</text:span><text:span text:style-name="T4">年印尼排華屠殺，中華民族數億人民死亡流血漂櫓的代價還不夠嗎？</text:span><text:span text:style-name="T6"><text:line-break/><text:line-break/></text:span><text:span text:style-name="T4">再看國外，</text:span><text:span text:style-name="T6">1929</text:span><text:span text:style-name="T4">年全球經濟大蕭條爆發，日本、德國建立高關稅壁壘，保護國內市場建立內循環，但最終解決不了能源供應問題，最終走上了法西斯擴張道路。</text:span><text:span text:style-name="T6">1929</text:span><text:span text:style-name="T4">年以後英國組建帝國特惠制，在英聯邦國家內部進行關稅互免，結果在</text:span><text:span text:style-name="T6">1975</text:span><text:span text:style-name="T4">年被美國主導的世界貿易組織打敗並解散；冷戰時期，被美國遏制在歐亞大陸內部的蘇聯，用經互會組建社會主義國家經濟內循環，結果同樣被美國打敗；</text:span><text:span text:style-name="T6">1960</text:span><text:span text:style-name="T4">年代中國與蘇聯完全決裂，導致面對蘇東集團國家長達十年的的改革開放戛然而止，接著就是中國境內的無序和混亂加劇，最終導致那場不堪回首的悲劇。</text:span><text:span text:style-name="T6"><text:line-break/><text:line-break/></text:span><text:span text:style-name="T4">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6">16</text:span><text:span text:style-name="T4">世紀英國在都鐸王朝帶領下全面對外發展擴張，成就了日不落帝國；</text:span><text:span text:style-name="T6">1860</text:span><text:span text:style-name="T4">年代日本發動明治維新，對內改革對外對西方開放，最終成為亞洲唯一強權；</text:span><text:span text:style-name="T6">1930</text:span><text:span text:style-name="T4">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6"><text:line-break/><text:line-break/></text:span><text:span text:style-name="T4">歷史用無數次的正反例證明，改革開放是全世界所有國家崛起的秘訣，只要堅持下去，那麼，在內外物質能量和思想交流碰撞中，一定會在更高層次形成高度有序。</text:span><text:span text:style-name="T6"><text:line-break/><text:line-break/></text:span><text:span text:style-name="T4">（四）聯合抗擊疫情，揭露美國放縱疫情。目前的疫情已經在全球蔓延，不斷出現的病毒變異證明所有的國家現在已經坐在了一條船上，這是真正的命運共同體。</text:span><text:span text:style-name="T6">ADE</text:span><text:span text:style-name="T4">效應說明，美國去年爆發的流感里面很多就是新冠，否則紐約死亡率不會那麼高。</text:span><text:span text:style-name="T6"><text:line-break/><text:line-break/></text:span><text:span text:style-name="T4">北京去年年末也出現了大規模流感，所以北京的防控千萬不能鬆懈。全球聯合抗疫，才能夠消滅病毒防止變異蔓延，猶太資本集團賭的就是全球無法合力團結消滅病毒，這也是屠術之一。病毒變異和</text:span><text:span text:style-name="T6">ADE</text:span><text:span text:style-name="T4">效應下，需要全球國家共衕努力對抗疫情。只有聯合才能夠遏制病毒傳播，防止出現更多變異病毒種類。除了向鐵桿盟友運送物資、派出醫療隊外，中國還向馬塞諸薩州等民主黨票倉州提供</text:span><text:span text:style-name="T6">120</text:span><text:span text:style-name="T4">萬只口罩。</text:span><text:span text:style-name="T6"><text:line-break/><text:line-break/></text:span><text:span text:style-name="T4">除中國以外，幾乎全部</text:span><text:span text:style-name="T6">P4</text:span><text:span text:style-name="T4">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6"><text:line-break/><text:line-break/></text:span><text:span text:style-name="T4">在這裏，血飲要說下中醫問題。跟</text:span><text:span text:style-name="T6">2004</text:span><text:span text:style-name="T4">年抗擊非典勝利以後就開始淡化中醫並將之束之高閣一樣，現在，很多人又開始重復</text:span><text:span text:style-name="T6">2004</text:span><text:span text:style-name="T4">年的套路，對中醫在抗擊疫情的功績絕口不提，甚至開始限制打擊中醫。比如：限制野生動物用藥作為專利，禁止有毒物質申請專利，中藥申請專利需要做毒理試驗，中藥說明書必須是包含數據</text:span><text:span text:style-name="T6">/</text:span><text:span text:style-name="T4">化學分子式的，中藥不得侵犯古方等一系列苛刻要求。</text:span><text:span text:style-name="T6"><text:line-break/><text:line-break/></text:span><text:span text:style-name="T4">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6"><text:line-break/><text:line-break/></text:span><text:span text:style-name="T4">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6"><text:line-break/><text:line-break/></text:span><text:span text:style-name="T4">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6"><text:line-break/><text:line-break/></text:span><text:span text:style-name="T4">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6"><text:line-break/><text:line-break/></text:span><text:span text:style-name="T4">這種情況下，中國應該更多地揭露美國放縱疫情且是疫情發源地的更多證據，比如：劍橋大學四月九日發表新冠病毒的三個變種和它們的傳播路徑表明，</text:span><text:span text:style-name="T6">ABC</text:span><text:span text:style-name="T4">三種變異病毒中，中國爆發的</text:span><text:span text:style-name="T6">B</text:span><text:span text:style-name="T4">型來源於美國國內出現的</text:span><text:span text:style-name="T6">A</text:span><text:span text:style-name="T4">型，</text:span><text:span text:style-name="T6">A</text:span><text:span text:style-name="T4">型才是病毒爆發根源。</text:span><text:span text:style-name="T6"><text:line-break/><text:line-break/></text:span><text:span text:style-name="T4">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6"><text:line-break/><text:line-break/></text:span><text:span text:style-name="T4">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6"><text:line-break/><text:line-break/></text:span><text:span text:style-name="T4">（五）死保委內瑞拉。在上篇文章血飲說過，相對中東陸戰，美國更傾向於打擊委內瑞拉，這種情況下，中國應當組建聯合反侵略聯盟，死保委內瑞拉。</text:span><text:span text:style-name="T6"><text:line-break/><text:line-break/></text:span><text:span text:style-name="T4">那麼，具體怎麼做呢？模仿中俄土伊四國聯盟組建中俄委古四國聯盟！</text:span><text:span text:style-name="T6"><text:line-break/><text:line-break/></text:span><text:span text:style-name="T4">一、協調地區增援，斡旋古巴出兵。</text:span><text:span text:style-name="T6"><text:line-break/><text:line-break/></text:span><text:span text:style-name="T4">歷史上，古巴有過作為僱傭軍大規模增援社會主義盟友的先例。</text:span><text:span text:style-name="T6">1975</text:span><text:span text:style-name="T4">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6"><text:line-break/><text:line-break/></text:span><text:span text:style-name="T4">由於古巴戰士都是身經百戰的游擊隊員，戰鬥素質要高出美軍一大截，再加上前蘇聯援助的飛機坦克等重武器，實力更是不容小覷。因此，古巴軍隊的直接參戰，令扎伊爾和南非的正規軍隊望風披靡。</text:span><text:span text:style-name="T6">2002</text:span><text:span text:style-name="T4">年</text:span><text:span text:style-name="T6">4</text:span><text:span text:style-name="T4">月，安政解垮台，安人運最終獲勝。在接近</text:span><text:span text:style-name="T6">30</text:span><text:span text:style-name="T4">年的安哥拉內戰中，古巴軍隊鍛煉了隊伍，已經成為南美地區叢林作戰和游擊戰勁旅，美國軍隊在這方面根本就不是古巴對手。</text:span><text:span text:style-name="T6"><text:line-break/><text:line-break/></text:span><text:span text:style-name="T4">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6"><text:line-break/><text:line-break/></text:span><text:span text:style-name="T4">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6"><text:line-break/><text:line-break/></text:span><text:span text:style-name="T4">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6"><text:line-break/><text:line-break/></text:span><text:span text:style-name="T4">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6">5</text:span><text:span text:style-name="T4">萬軍隊進入委內瑞拉，美國就要掂量下自己進去能不能從古巴軍隊手中討到好處。</text:span><text:span text:style-name="T6"><text:line-break/><text:line-break/></text:span><text:span text:style-name="T4">二、組建中俄古委四國聯盟。</text:span><text:span text:style-name="T6"><text:line-break/><text:line-break/></text:span><text:span text:style-name="T4">委內瑞拉疫情爆發以後，中國在</text:span><text:span text:style-name="T6">3</text:span><text:span text:style-name="T4">月</text:span><text:span text:style-name="T6">30</text:span><text:span text:style-name="T4">號向委內瑞拉派出醫療隊外，古巴和俄羅斯也都向委內瑞拉派出醫療隊。中俄古三國增援委內瑞拉，在此基礎上可以組建中俄古委四國聯盟，曾經或者現在是社會主義的四個國家走到了一起。</text:span><text:span text:style-name="T6"><text:line-break/><text:line-break/></text:span><text:span text:style-name="T4">委內瑞拉擁有全球最高比例的熱帶叢林作戰勁旅，堪稱全球特種作戰的黃埔軍校。這些特種兵都是委內瑞拉特種兵學校培養出來的，其中全球鼎鼎大名的</text:span><text:span text:style-name="T6">“</text:span><text:span text:style-name="T4">獵人</text:span><text:span text:style-name="T6">”</text:span><text:span text:style-name="T4">學校就是委內瑞拉的陸軍特種作戰學校，是世界知名的頂尖專業訓練特種兵的學校，該校以高死傷率、高淘汰率、魔鬼訓練享譽全球。</text:span><text:span text:style-name="T6"><text:line-break/><text:line-break/></text:span><text:span text:style-name="T4">古巴同樣擁有</text:span><text:span text:style-name="T6">5</text:span><text:span text:style-name="T4">萬人的熱帶叢林和游擊戰勁旅，戰力遠超美軍。</text:span><text:span text:style-name="T6">2004</text:span><text:span text:style-name="T4">年和</text:span><text:span text:style-name="T6">2019</text:span><text:span text:style-name="T4">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6"><text:line-break/><text:line-break/></text:span><text:span text:style-name="T4">除此之外，俄羅斯已經向委內瑞拉派遣了精銳的瓦格納雇佣軍團。一旦威脅增大，俄羅斯可以將進入委內瑞拉的瓦格納軍團數量擴充到</text:span><text:span text:style-name="T6">5000</text:span><text:span text:style-name="T4">人，而中國將派遣軍事顧問團進入委內瑞拉。當初中國在</text:span><text:span text:style-name="T6">2016</text:span><text:span text:style-name="T4">年向敘利亞派遣軍事顧問團，主要以沙漠和山地作戰為主。這次中國如果派遣軍事顧問團將以主攻亞熱帶叢林作戰的南部戰區為主，這裏有中國最擅長叢林作戰被稱為</text:span><text:span text:style-name="T6">“</text:span><text:span text:style-name="T4">山中猛虎</text:span><text:span text:style-name="T6">”</text:span><text:span text:style-name="T4">的南方某集團軍。</text:span><text:span text:style-name="T6"><text:line-break/><text:line-break/></text:span><text:span text:style-name="T4">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6"><text:line-break/><text:line-break/></text:span><text:span text:style-name="T4">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6"><text:line-break/><text:line-break/></text:span><text:span text:style-name="T4">據俄羅斯衛星網報導，</text:span><text:span text:style-name="T6">2019</text:span><text:span text:style-name="T4">年</text:span><text:span text:style-name="T6">3</text:span><text:span text:style-name="T4">月</text:span><text:span text:style-name="T6">29</text:span><text:span text:style-name="T4">日，總部位於以色列的國際圖像衛星組織分享了據信顯示委內瑞拉軍方</text:span><text:span text:style-name="T6">S300</text:span><text:span text:style-name="T4">防空導彈最新部署情況的衛星照片。在委內瑞拉瓜里科州空軍基地，部署了俄羅斯製造的</text:span><text:span text:style-name="T6">S-300</text:span><text:span text:style-name="T4">防空導彈。</text:span><text:span text:style-name="T6">4</text:span><text:span text:style-name="T4">月</text:span><text:span text:style-name="T6">3</text:span><text:span text:style-name="T4">號，據委內瑞拉媒體報道，委軍方防空部隊最近測試了包括</text:span><text:span text:style-name="T6">S-300SV</text:span><text:span text:style-name="T4">防空系統在內的軍事裝備的戰備狀態，這是響應馬杜羅要求所有炮兵部隊做好準備，也說明經過一年時間，委內瑞拉防空部隊已經掌握了</text:span><text:span text:style-name="T6">S300SV</text:span><text:span text:style-name="T4">防空導彈的使用技巧。</text:span><text:span text:style-name="T6"><text:line-break/><text:line-break/></text:span><text:span text:style-name="T4">中俄古委四國聯盟下，總計將出動</text:span><text:span text:style-name="T6">11.5</text:span><text:span text:style-name="T4">萬叢林作戰勁旅，將布放在委內瑞拉北部和南部地區，美國想見識下厲害盡可以放馬過來。</text:span><text:span text:style-name="T6"><text:line-break/><text:line-break/></text:span><text:span text:style-name="T4">三、危機時刻，圍魏救趙。</text:span><text:span text:style-name="T6"><text:line-break/><text:line-break/></text:span><text:span text:style-name="T4">公元前</text:span><text:span text:style-name="T6">353</text:span><text:span text:style-name="T4">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6"><text:line-break/><text:line-break/></text:span><text:span text:style-name="T4">委內瑞拉距離中國太遠，中國不可能像支援伊朗一樣直接提供軍事增援。這種情況下，中國就應該學習孫臏的圍魏救趙，而當年魏國拼死救援的大梁就是今天的美國的西太利益。</text:span><text:span text:style-name="T6"><text:line-break/><text:line-break/></text:span><text:span text:style-name="T4">據台灣媒體報導，</text:span><text:span text:style-name="T6">4</text:span><text:span text:style-name="T4">月</text:span><text:span text:style-name="T6">12</text:span><text:span text:style-name="T4">日上午，遼寧艦</text:span><text:span text:style-name="T6">4</text:span><text:span text:style-name="T4">月</text:span><text:span text:style-name="T6">10</text:span><text:span text:style-name="T4">日出港率</text:span><text:span text:style-name="T6">5</text:span><text:span text:style-name="T4">艘護衛艦隊往南海行進，今日凌晨已通過宮古海峽，並往南行經台灣東部海域進入南海。</text:span><text:span text:style-name="T6"><text:line-break/><text:line-break/></text:span><text:span text:style-name="T4">從</text:span><text:span text:style-name="T6">2014</text:span><text:span text:style-name="T4">年俄羅斯佔領克里米亞、</text:span><text:span text:style-name="T6">2015</text:span><text:span text:style-name="T4">年出兵敘利亞到</text:span><text:span text:style-name="T6">2018</text:span><text:span text:style-name="T4">年土耳其發動阿芙琳戰役以及</text:span><text:span text:style-name="T6">2019</text:span><text:span text:style-name="T4">年</text:span><text:span text:style-name="T6">10</text:span><text:span text:style-name="T4">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6"><text:line-break/><text:line-break/></text:span><text:span text:style-name="T4">美國為什麼一定會像魏國一樣救援大梁呢？因為西太平洋地區利益對於美國尤為重要，台灣是西太平洋淺水區與深水區過渡區域，一旦失去這裏，中國海軍兵鋒將直指關島</text:span><text:span text:style-name="T6">——</text:span><text:span text:style-name="T4">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6"><text:line-break/><text:line-break/></text:span><text:span text:style-name="T4">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6">—</text:span><text:span text:style-name="T4">中俄土伊等著美國。</text:span><text:span text:style-name="T6"><text:line-break/><text:line-break/></text:span><text:span text:style-name="T4">在中東，中俄可以利用陸權優勢聯合土耳其、伊朗打擊美國，而美國如果膽敢入侵伊朗，那麼中俄將發揮陸權強國優勢增援伊朗，而如果美國不敢進攻伊朗，就必須不斷增兵中東，最終在添油戰術中耗死。</text:span><text:span text:style-name="T6"><text:line-break/><text:line-break/></text:span><text:span text:style-name="T4">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6"><text:line-break/><text:line-break/></text:span><text:span text:style-name="T4">（責編：孟向瓏）</text:span></text:p>
      <text:p text:style-name="P5"><text:span text:style-name="T3">穎芝</text:span><text:span text:style-name="T4"><text:s/>  |  2020.04.15 16:46   |   </text:span><text:a xlink:type="simple" xlink:href="http://palinfo.habago.org/Entry?Command=Information_PrintForum&amp;#FORUM39063"><text:span text:style-name="T5">#</text:span></text:a></text:p>
      <text:p text:style-name="P6"><text:span text:style-name="T4">堅守武漢的美籍教師梅根‧夢露：其他國家都應該借鑑中國防控疫情的經驗</text:span><text:span text:style-name="T6"><text:line-break/>2020-4-01 </text:span><text:span text:style-name="T4">來源：中國日報網</text:span><text:span text:style-name="T6"><text:line-break/><text:line-break/></text:span><text:span text:style-name="T4">美國加州姑娘梅根‧夢露在武漢的一所教育公司當老師</text:span><text:span text:style-name="T6"><text:line-break/><text:line-break/></text:span><text:span text:style-name="T4">梅根‧夢露來今年</text:span><text:span text:style-name="T6">21</text:span><text:span text:style-name="T4">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6"><text:line-break/><text:line-break/></text:span><text:span text:style-name="T4">梅根的家鄉是一個只有</text:span><text:span text:style-name="T6">30</text:span><text:span text:style-name="T4">萬人口的小鎮，在來武漢之前，她只在美國國內和加拿大旅行過。她說，來中國是她第一次（真正意義上）體驗外國文化。</text:span><text:span text:style-name="T6"><text:line-break/><text:line-break/></text:span><text:span text:style-name="T4">但令她沒想到的是，來中國不久就暴發了新冠肺炎疫情。武漢宣佈「封城」後，她曾想過回國。美國駐華大使館也提供了包機，但考慮到高昂的機票價格和在飛機上交叉感染的風險，她最終選擇留在武漢。</text:span><text:span text:style-name="T6"><text:line-break/><text:line-break/></text:span><text:span text:style-name="T4">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6"><text:line-break/><text:line-break/></text:span><text:span text:style-name="T4">看到她的視頻後，有很多人給予她鼓勵，說她是英雄；但也有些人誤解她，說是有人付錢讓她說這些</text:span><text:span text:style-name="T6">(</text:span><text:span text:style-name="T4">正面的話</text:span><text:span text:style-name="T6">)</text:span><text:span text:style-name="T4">，甚至有人詛咒她去死。對此，梅根表示：「我發佈的一切都是真實的，因為我想把這種積極樂觀傳遞給世界上所有在應對這種情況的人。」</text:span><text:span text:style-name="T6"><text:line-break/><text:line-break/></text:span><text:span text:style-name="T4">梅根還呼籲，病毒不分種族和國界，其他國家都應該借鑑中國防控疫情的經驗，因為只有各國團結起來，才能最終戰勝新冠病毒。</text:span><text:span text:style-name="T6"><text:line-break/><text:line-break/></text:span><text:span text:style-name="T4">為深入宣傳貫徹習近平主席在二十國集團領導人特別峰會上的重要講話精神，深化國際合作，凝聚戰勝疫情強大合力，</text:span><text:span text:style-name="T6">3</text:span><text:span text:style-name="T4">月</text:span><text:span text:style-name="T6">31</text:span><text:span text:style-name="T4">日晚，中國日報社與清華大學以「雲直播」形式共同舉辦了主題為「抗擊新冠肺炎疫情，全球命運與共」的「新時代大講堂」，梅根‧夢露是演講者之一。</text:span></text:p>
      <text:p text:style-name="P2">穎芝   |  2020.04.15 08:27   |   <text:a xlink:type="simple" xlink:href="http://palinfo.habago.org/Entry?Command=Information_PrintForum&amp;#FORUM39060"><text:span text:style-name="T1">#</text:span></text:a></text:p>
      <text:p text:style-name="P3">煙黨豢養的 1487 網軍出草全世界，現在煙黨的心情：一時出征一時爽繼續出征繼續爽 <text:line-break/><text:a xlink:type="simple" xlink:href="https://youtu.be/dY7L-86MA7Q"><text:span text:style-name="T2">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2">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2">鈺錠   |  2020.04.15 06:33   |   <text:a xlink:type="simple" xlink:href="http://palinfo.habago.org/Entry?Command=Information_PrintForum&amp;#FORUM39059"><text:span text:style-name="T1">#</text:span></text:a></text:p>
      <text:p text:style-name="P3">下面是基辛格在華爾街日報的原文經觀查者網翻譯，原文連結有附在文後。 <text:line-break/><text:line-break/><text:a xlink:type="simple" xlink:href="https://www.guancha.cn/JiXinGe/2020_04_06_545625.shtml"><text:span text:style-name="T2">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2">https://www.wsj.com/articles/the-coronavirus-pandemic-will-forever-alter-the-world-order-11585953005</text:span></text:a></text:p>
      <text:p text:style-name="P2">王修亮   |  2020.04.15 02:18   |   <text:a xlink:type="simple" xlink:href="http://palinfo.habago.org/Entry?Command=Information_PrintForum&amp;#FORUM39058"><text:span text:style-name="T1">#</text:span></text:a></text:p>
      <text:p text:style-name="P4">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2">洋洋   |  2020.04.14 23:54   |   <text:a xlink:type="simple" xlink:href="http://palinfo.habago.org/Entry?Command=Information_PrintForum&amp;#FORUM39057"><text:span text:style-name="T1">#</text:span></text:a></text:p>
      <text:p text:style-name="P3">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2">Ethan   |  2020.04.14 18:17   |   <text:a xlink:type="simple" xlink:href="http://palinfo.habago.org/Entry?Command=Information_PrintForum&amp;#FORUM39054"><text:span text:style-name="T1">#</text:span></text:a></text:p>
      <text:p text:style-name="P4">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10">･</text:span>特朗普塑造成阿道夫<text:span text:style-name="T10">･</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2">陳真   |  2020.04.14 17:50   |   <text:a xlink:type="simple" xlink:href="http://palinfo.habago.org/Entry?Command=Information_PrintForum&amp;#FORUM39053"><text:span text:style-name="T1">#</text:span></text:a></text:p>
      <text:p text:style-name="P3">頗有同感。不過你貼的連結連不上，可否貼出內文？謝謝。 <text:line-break/><text:line-break/>疫情對祖國的長久傷害以及對世界的影響，至今難料。美國其實是很厲害的。</text:p>
      <text:p text:style-name="P2">Ethan   |  2020.04.14 17:16   |   <text:a xlink:type="simple" xlink:href="http://palinfo.habago.org/Entry?Command=Information_PrintForum&amp;#FORUM39052"><text:span text:style-name="T1">#</text:span></text:a></text:p>
      <text:p text:style-name="P4">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2">http://www.dacankao.com/m/?a=viewthread&amp;;tid=181925&amp;;_bpage=1</text:span></text:a></text:p>
      <text:p text:style-name="P2">陳真   |  2020.04.14 11:38   |   <text:a xlink:type="simple" xlink:href="http://palinfo.habago.org/Entry?Command=Information_PrintForum&amp;#FORUM39051"><text:span text:style-name="T1">#</text:span></text:a></text:p>
      <text:p text:style-name="P3">(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2">陳真   |  2020.04.14 02:50   |   <text:a xlink:type="simple" xlink:href="http://palinfo.habago.org/Entry?Command=Information_PrintForum&amp;#FORUM39050"><text:span text:style-name="T1">#</text:span></text:a></text:p>
      <text:p text:style-name="P3">(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2">洋洋   |  2020.04.13 22:29   |   <text:a xlink:type="simple" xlink:href="http://palinfo.habago.org/Entry?Command=Information_PrintForum&amp;#FORUM39048"><text:span text:style-name="T1">#</text:span></text:a></text:p>
      <text:p text:style-name="P4">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2">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2">陳真   |  2020.04.13 20:50   |   <text:a xlink:type="simple" xlink:href="http://palinfo.habago.org/Entry?Command=Information_PrintForum&amp;#FORUM39047"><text:span text:style-name="T1">#</text:span></text:a></text:p>
      <text:p text:style-name="P3">(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2">許世勤   |  2020.04.13 18:07   |   <text:a xlink:type="simple" xlink:href="http://palinfo.habago.org/Entry?Command=Information_PrintForum&amp;#FORUM39046"><text:span text:style-name="T1">#</text:span></text:a></text:p>
      <text:p text:style-name="P4">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2">葉小慧   |  2020.04.13 12:57   |   <text:a xlink:type="simple" xlink:href="http://palinfo.habago.org/Entry?Command=Information_PrintForum&amp;#FORUM39045"><text:span text:style-name="T1">#</text:span></text:a></text:p>
      <text:p text:style-name="P3">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2">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2">康   |  2020.04.13 12:36   |   <text:a xlink:type="simple" xlink:href="http://palinfo.habago.org/Entry?Command=Information_PrintForum&amp;#FORUM39044"><text:span text:style-name="T1">#</text:span></text:a></text:p>
      <text:p text:style-name="P10"><text:a xlink:type="simple" xlink:href="https://www.cmmedia.com.tw/home/articles/20791"><text:span text:style-name="T11">https://www.cmmedia.com.tw/home/articles/20791</text:span></text:a><text:span text:style-name="T12"><text:s/><text:line-break/><text:line-break/>放下手邊的一切事情 <text:line-break/>立刻準備秘密存糧和合法武器吧 <text:line-break/>（勿謂言之不預）的警語已經出現</text:span></text:p>
      <text:p text:style-name="P2">陳真   |  2020.04.13 11:51   |   <text:a xlink:type="simple" xlink:href="http://palinfo.habago.org/Entry?Command=Information_PrintForum&amp;#FORUM39042"><text:span text:style-name="T1">#</text:span></text:a></text:p>
      <text:p text:style-name="P3">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2">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2">陳真   |  2020.04.13 00:51   |   <text:a xlink:type="simple" xlink:href="http://palinfo.habago.org/Entry?Command=Information_PrintForum&amp;#FORUM39041"><text:span text:style-name="T1">#</text:span></text:a></text:p>
      <text:p text:style-name="P3">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2">怡靜   |  2020.04.13 00:35   |   <text:a xlink:type="simple" xlink:href="http://palinfo.habago.org/Entry?Command=Information_PrintForum&amp;#FORUM39040"><text:span text:style-name="T1">#</text:span></text:a></text:p>
      <text:p text:style-name="P4">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2">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2">穎芝   |  2020.04.12 13:40   |   <text:a xlink:type="simple" xlink:href="http://palinfo.habago.org/Entry?Command=Information_PrintForum&amp;#FORUM39039"><text:span text:style-name="T1">#</text:span></text:a></text:p>
      <text:p text:style-name="P3">【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2">https://reurl.cc/xZ1gGN</text:span></text:a></text:p>
      <text:p text:style-name="P2">衛思燕   |  2020.04.12 11:56   |   <text:a xlink:type="simple" xlink:href="http://palinfo.habago.org/Entry?Command=Information_PrintForum&amp;#FORUM39038"><text:span text:style-name="T1">#</text:span></text:a></text:p>
      <text:p text:style-name="P4">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2">https://www.youtube.com/watch?v=fB8M37gx5xM</text:span></text:a></text:p>
      <text:p text:style-name="P5"><text:span text:style-name="T3">老羊</text:span><text:span text:style-name="T4"><text:s/>  |  2020.04.12 06:10   |   </text:span><text:a xlink:type="simple" xlink:href="http://palinfo.habago.org/Entry?Command=Information_PrintForum&amp;#FORUM39037"><text:span text:style-name="T5">#</text:span></text:a></text:p>
      <text:p text:style-name="P6"><text:span text:style-name="T4">有位名叫</text:span><text:span text:style-name="T6"><text:s/>Amie Blomquist </text:span><text:span text:style-name="T4">從</text:span><text:span text:style-name="T6">2012</text:span><text:span text:style-name="T4">年起就在浙江寧波生活的瑞典女孩</text:span><text:span text:style-name="T6">,</text:span><text:span text:style-name="T4">在疫情期間由於相信中國政府的管理能力也一直留在寧波</text:span><text:span text:style-name="T6">,</text:span><text:span text:style-name="T4">最近在推特上寫了幾段話</text:span><text:span text:style-name="T6">,</text:span><text:span text:style-name="T4">原意是和家人分享實際的情況</text:span><text:span text:style-name="T6">,</text:span><text:span text:style-name="T4">在瑞典引起了一點小小的共鳴（觀察者網說是「留言區爆了」，我覺得有點言過其實）。</text:span><text:span text:style-name="T6"><text:line-break/><text:line-break/></text:span><text:span text:style-name="T4">其中有段話可以非常明確的看出西方先進國家甩鍋中國的邏輯謬誤：</text:span><text:span text:style-name="T6"><text:line-break/><text:line-break/></text:span><text:span text:style-name="T4">＝＝＝＝＝＝＝＝＝＝＝＝＝＝＝＝＝＝＝＝＝＝＝＝＝＝＝＝</text:span><text:span text:style-name="T6"><text:line-break/></text:span><text:span text:style-name="T4">欧美：你</text:span><text:span text:style-name="T13">们从来没有告诉我们这种病毒有多危险，你们一直在虚报数据。</text:span><text:span text:style-name="T6"><text:line-break/><text:line-break/></text:span><text:span text:style-name="T4">中国：你从</text:span><text:span text:style-name="T13">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6"><text:line-break/></text:span><text:span text:style-name="T4">＝＝＝＝＝＝＝＝＝＝＝＝＝＝＝＝＝＝＝＝＝＝＝＝＝＝＝＝</text:span><text:span text:style-name="T6"><text:line-break/><text:line-break/></text:span><text:span text:style-name="T4">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6"><text:line-break/><text:line-break/></text:span><text:span text:style-name="T4">因為格式的緣故，</text:span><text:span text:style-name="T6">Amie</text:span><text:span text:style-name="T4">的文字比較長，這裡我就只給出觀網的文章網址了：</text:span><text:span text:style-name="T6"><text:line-break/></text:span><text:a xlink:type="simple" xlink:href="https://user.guancha.cn/main/content?id=284773"><text:span text:style-name="T8">https://user.guancha.cn/main/content?id=284773</text:span></text:a><text:span text:style-name="T6"><text:line-break/></text:span></text:p>
      <text:p text:style-name="P5"><text:span text:style-name="T3">蘇龍祥</text:span><text:span text:style-name="T4"><text:s/>  |  2020.04.12 02:47   |   </text:span><text:a xlink:type="simple" xlink:href="http://palinfo.habago.org/Entry?Command=Information_PrintForum&amp;#FORUM39036"><text:span text:style-name="T5">#</text:span></text:a></text:p>
      <text:p text:style-name="P9"><text:span text:style-name="T4">美國有</text:span><text:span text:style-name="T6">9</text:span><text:span text:style-name="T4">，</text:span><text:span text:style-name="T6">10</text:span><text:span text:style-name="T4">月流感爆增的記錄，</text:span><text:span text:style-name="T6"><text:line-break/></text:span><text:span text:style-name="T4">武漢則是</text:span><text:span text:style-name="T6">12</text:span><text:span text:style-name="T4">月大爆發起點</text:span><text:span text:style-name="T6">+</text:span><text:span text:style-name="T4">野味可疑</text:span><text:span text:style-name="T6"><text:line-break/></text:span><text:span text:style-name="T4">很簡單，調美國</text:span><text:span text:style-name="T6">9~11</text:span><text:span text:style-name="T4">月流感感染活下來者進行新冠抗體檢測就知道了。</text:span><text:span text:style-name="T6"><text:line-break/></text:span></text:p>
      <text:p text:style-name="P5"><text:span text:style-name="T3">陳真</text:span><text:span text:style-name="T4"><text:s/>  |  2020.04.12 02:26   |   </text:span><text:a xlink:type="simple" xlink:href="http://palinfo.habago.org/Entry?Command=Information_PrintForum&amp;#FORUM39035"><text:span text:style-name="T5">#</text:span></text:a></text:p>
      <text:p text:style-name="P6"><text:span text:style-name="T4">劍橋的這篇研究，全文請看：</text:span><text:span text:style-name="T6"><text:line-break/><text:line-break/></text:span><text:a xlink:type="simple" xlink:href="https://bit.ly/2y3xWXo"><text:span text:style-name="T8">https://bit.ly/2y3xWXo</text:span></text:a><text:span text:style-name="T6"><text:line-break/><text:line-break/></text:span><text:span text:style-name="T4">它顯示幾點：</text:span><text:span text:style-name="T6"><text:line-break/><text:line-break/></text:span><text:span text:style-name="T4">一，找到病毒阿公（</text:span><text:span text:style-name="T6">A</text:span><text:span text:style-name="T4">）、病毒兒子（</text:span><text:span text:style-name="T6">B</text:span><text:span text:style-name="T4">）及病毒孫子（</text:span><text:span text:style-name="T6">C</text:span><text:span text:style-name="T4">）。</text:span><text:span text:style-name="T6"><text:line-break/><text:line-break/></text:span><text:span text:style-name="T4">二，病毒阿公在美國和澳洲，病毒兒子在中國，病毒孫子跑來歐洲。</text:span><text:span text:style-name="T6"><text:line-break/><text:line-break/></text:span><text:span text:style-name="T4">好，根據以上，最合理的</text:span><text:span text:style-name="T6"><text:s/>"</text:span><text:span text:style-name="T4">解釋</text:span><text:span text:style-name="T6">"</text:span><text:span text:style-name="T4">（我不是說</text:span><text:span text:style-name="T6"><text:s/>"</text:span><text:span text:style-name="T4">答案</text:span><text:span text:style-name="T6">"</text:span><text:span text:style-name="T4">）是：既然阿公在美、澳，那麼，源頭就是在美澳，兒子怎麼會是這一個病毒家族的源頭呢？有可能嗎？</text:span><text:span text:style-name="T6"><text:line-break/><text:line-break/></text:span><text:span text:style-name="T4">當然有可能。可能是阿公阿媽那一代先在中國起源，然後不知道為什麼卻</text:span><text:span text:style-name="T6">"</text:span><text:span text:style-name="T4">移民</text:span><text:span text:style-name="T6">"</text:span><text:span text:style-name="T4">去美澳，留下兒子在中國。兒子跑不出去，而且因為整個封城了，所以中國只有兒子，幾乎找不到阿公阿媽的足跡。然後，兒子有人偷渡跑到歐洲，生下孫子，並在歐洲定居，形成三代鼎立的局面。</text:span><text:span text:style-name="T6"><text:line-break/><text:line-break/></text:span><text:span text:style-name="T4">但是，假設今天如果研究發現病毒阿公阿媽就是在中國，兒子在美國和澳洲，孫子在歐洲。那麼，請問，大家還會套用上述的</text:span><text:span text:style-name="T6"><text:s/>"</text:span><text:span text:style-name="T4">可能性＂嗎？還會說也許美國就是起源地，病毒阿公阿媽起源於美國，然後不知道為什麼卻移民去中國定居，然後美國的病毒兒子又偷偷跑去歐洲玩，然後在歐洲生下孫子，從此定居在歐洲。</text:span><text:span text:style-name="T6"><text:line-break/><text:line-break/></text:span><text:span text:style-name="T4">大家聽懂我在說什麼嗎？我的意思是說，即便箭頭明顯指向美國才是病毒起源地，你照樣永遠可以在現有的證據上找到不同的解釋，然後把箭頭看你愛指向哪就指向哪。</text:span><text:span text:style-name="T6"><text:line-break/><text:line-break/></text:span><text:span text:style-name="T4">我不是說這些解釋說不通，而是說，今天如果研究發現病毒阿公阿媽就是定居在中國，人們馬上就會一口咬定答案就是這樣，而不會很體貼地幫它設想其它的可能性。</text:span><text:span text:style-name="T6"><text:line-break/><text:line-break/></text:span><text:span text:style-name="T4">其次，我不是說這些</text:span><text:span text:style-name="T6"><text:s/>"</text:span><text:span text:style-name="T4">另類的解釋</text:span><text:span text:style-name="T6">" </text:span><text:span text:style-name="T4">說不通，而是說，自然科學始終存在這樣的一個不確定性，所謂</text:span><text:span text:style-name="T6"><text:line-break/>"</text:span><text:span text:style-name="T4">研究發現</text:span><text:span text:style-name="T6">"</text:span><text:span text:style-name="T4">和</text:span><text:span text:style-name="T6"><text:s/>"</text:span><text:span text:style-name="T4">結論＂之間，必然還是存在著某種</text:span><text:span text:style-name="T6"><text:s/>"</text:span><text:span text:style-name="T4">解釋空間＂；鐵證恐怕不會來自科學本身，而是同時得派出</text:span><text:span text:style-name="T6">007</text:span><text:span text:style-name="T4">去調查才行。要不然，不管你阿公與兒孫在哪找到，你永遠都能夠說也許因為這樣那樣，所以阿公又偷偷跑去哪了。</text:span></text:p>
      <text:p text:style-name="P5"><text:span text:style-name="T3">穎芝</text:span><text:span text:style-name="T4"><text:s/>  |  2020.04.12 01:37   |   </text:span><text:a xlink:type="simple" xlink:href="http://palinfo.habago.org/Entry?Command=Information_PrintForum&amp;#FORUM39034"><text:span text:style-name="T5">#</text:span></text:a></text:p>
      <text:p text:style-name="P6"><text:span text:style-name="T4">找到另一個連結：</text:span><text:span text:style-name="T6"><text:line-break/><text:line-break/></text:span><text:a xlink:type="simple" xlink:href="https://www.hk01.com/%E8%AD%B0%E4%BA%8B%E5%BB%B3/459778/%E6%96%B0%E5%86%A0%E8%82%BA%E7%82%8E-%E5%8A%8D%E6%A9%8B%E5%AD%B8%E8%80%85-%E7%97%85%E6%AF%92%E4%BE%86%E6%BA%90%E7%A0%94%E7%A9%B6%E7%9B%AE%E5%89%8D%E6%98%AF-%E7%87%99%E6%89%8B%E7%9A%84%E5%B1%B1%E8%8A%8B"><text:span text:style-name="T6">https://www.hk01.com/</text:span><text:span text:style-name="T4">議事廳</text:span><text:span text:style-name="T6">/459778/</text:span><text:span text:style-name="T4">新冠肺炎</text:span><text:span text:style-name="T6">-</text:span><text:span text:style-name="T4">劍橋學者</text:span><text:span text:style-name="T6">-</text:span><text:span text:style-name="T4">病毒來源研究目前是</text:span><text:span text:style-name="T6">-</text:span><text:span text:style-name="T4">燙手的山芋</text:span></text:a><text:span text:style-name="T6"><text:line-break/><text:line-break/></text:span><text:span text:style-name="T4">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6">A</text:span><text:span text:style-name="T4">型病毒有可能是從這個途徑過去的⋯</text:span><text:span text:style-name="T6"><text:line-break/><text:line-break/></text:span><text:span text:style-name="T4">但是這位教授表示：不論是哪篇論文，目前仍無法就病毒的來源地給出一個明確的答案。</text:span></text:p>
      <text:p text:style-name="P5"><text:span text:style-name="T3">陳真</text:span><text:span text:style-name="T4"><text:s/>  |  2020.04.12 01:34   |   </text:span><text:a xlink:type="simple" xlink:href="http://palinfo.habago.org/Entry?Command=Information_PrintForum&amp;#FORUM39033"><text:span text:style-name="T5">#</text:span></text:a></text:p>
      <text:p text:style-name="P9"><text:span text:style-name="T6">Kevin </text:span><text:span text:style-name="T4">同學，你看巴勒網這麼多年了，怎麼還這麼</text:span><text:span text:style-name="T6"><text:s/>"</text:span><text:span text:style-name="T4">單純</text:span><text:span text:style-name="T6">"</text:span><text:span text:style-name="T4">？一點也沒變。不但</text:span><text:span text:style-name="T6"><text:s/>"</text:span><text:span text:style-name="T4">單純</text:span><text:span text:style-name="T6">"</text:span><text:span text:style-name="T4">，而且你所述沒有一句合乎事實與現實。蘇俄人民又不是腦殘，怎麼會</text:span><text:span text:style-name="T6"><text:s/>"</text:span><text:span text:style-name="T4">嚮往</text:span><text:span text:style-name="T6">" </text:span><text:span text:style-name="T4">什麼</text:span><text:span text:style-name="T6"><text:s/>"</text:span><text:span text:style-name="T4">民主自由的富裕繁榮</text:span><text:span text:style-name="T6">"</text:span><text:span text:style-name="T4">？蘇聯人民又不是白痴，怎麼會想把美式民主制度給</text:span><text:span text:style-name="T6"><text:s/>"</text:span><text:span text:style-name="T4">移植</text:span><text:span text:style-name="T6">" </text:span><text:span text:style-name="T4">到蘇聯？我的天啊，難道我要寫上一百本書把講過一萬遍的話再全部重新寫一次？</text:span><text:span text:style-name="T6"><text:line-break/><text:line-break/></text:span><text:span text:style-name="T4">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6"><text:line-break/><text:line-break/></text:span><text:span text:style-name="T4">還有，沒有人</text:span><text:span text:style-name="T6">"</text:span><text:span text:style-name="T4">不再</text:span><text:span text:style-name="T6">" </text:span><text:span text:style-name="T4">相信美式民主，應該說，原本就不信的人至今更不會信。原本就信的人，現在也還是一樣相信。</text:span><text:span text:style-name="T6"><text:line-break/><text:line-break/></text:span><text:span text:style-name="T4">幾十年前的美式民主，怎麼會是什麼眾人欽羡的什麼</text:span><text:span text:style-name="T6"><text:s/>"</text:span><text:span text:style-name="T4">金字招牌</text:span><text:span text:style-name="T6">"</text:span><text:span text:style-name="T4">？我的天啊！幾十年前的美帝，比現在更殘暴血腥許多，簡直是殺遍天下，而且是赤裸裸地透過純軍事手段大屠殺。</text:span><text:span text:style-name="T6"><text:line-break/><text:line-break/></text:span><text:span text:style-name="T4">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6"><text:line-break/><text:line-break/></text:span><text:span text:style-name="T4">至於你提到的烏克蘭、伊拉克與蘇聯等等等的各種描述，也都不是事實，你真的是完全外行。全世界也不會</text:span><text:span text:style-name="T6"><text:s/>"</text:span><text:span text:style-name="T4">持續推動</text:span><text:span text:style-name="T6">"</text:span><text:span text:style-name="T4">什麼</text:span><text:span text:style-name="T6"><text:s/>"</text:span><text:span text:style-name="T4">民主革新</text:span><text:span text:style-name="T6">"</text:span><text:span text:style-name="T4">。天快亮了，你還是趕快醒醒吧。</text:span><text:span text:style-name="T6"><text:line-break/><text:line-break/></text:span><text:span text:style-name="T4">蘇聯就是被美國搞垮的。當然，這是最主要最直接的原因。居功厥偉的就是我常提起的</text:span><text:span text:style-name="T6">Committee on the Present Danger</text:span><text:span text:style-name="T4">。手法之一類似目前之中美貿易戰、金融戰、貨幣戰與石油戰等等等（說不定也包括生物武器戰），有個操盤手很有名，叫做</text:span><text:span text:style-name="T6">Roger Robinson</text:span><text:span text:style-name="T4">，就是這位混蛋：</text:span><text:span text:style-name="T6"><text:line-break/><text:line-break/></text:span><text:a xlink:type="simple" xlink:href="https://bit.ly/2VkbDoe"><text:span text:style-name="T8">https://bit.ly/2VkbDoe</text:span></text:a><text:span text:style-name="T6"><text:line-break/><text:line-break/></text:span><text:a xlink:type="simple" xlink:href="https://bit.ly/2XqxYTA"><text:span text:style-name="T8">https://bit.ly/2XqxYTA</text:span></text:a><text:span text:style-name="T6"> <text:line-break/><text:line-break/></text:span><text:a xlink:type="simple" xlink:href="https://bit.ly/2VmiRYU"><text:span text:style-name="T8">https://bit.ly/2VmiRYU</text:span></text:a><text:span text:style-name="T6"><text:line-break/><text:line-break/></text:span><text:span text:style-name="T4">這混蛋似乎相信美國照樣能瓦解中國，但我一點都不信。</text:span><text:span text:style-name="T6"><text:line-break/><text:line-break/></text:span><text:span text:style-name="T4">我倒是相信</text:span><text:span text:style-name="T6">Johan Galtung</text:span><text:span text:style-name="T4">的</text:span><text:span text:style-name="T6"><text:s/>"</text:span><text:span text:style-name="T4">預言</text:span><text:span text:style-name="T6">"</text:span><text:span text:style-name="T4">：就在今年</text:span><text:span text:style-name="T6">( 2020</text:span><text:span text:style-name="T4">年</text:span><text:span text:style-name="T6">)</text:span><text:span text:style-name="T4">，無惡不作的美帝將走向崩潰，一個相對良善的</text:span><text:span text:style-name="T6"><text:s/>"</text:span><text:span text:style-name="T4">新美國</text:span><text:span text:style-name="T6">" </text:span><text:span text:style-name="T4">會誕生。不習慣讀英文的，有中文版：</text:span><text:span text:style-name="T6"><text:line-break/><text:line-break/></text:span><text:a xlink:type="simple" xlink:href="https://item.jd.com/11224975.html"><text:span text:style-name="T8">https://item.jd.com/11224975.html</text:span></text:a></text:p>
      <text:p text:style-name="P5"><text:span text:style-name="T3">穎芝</text:span><text:span text:style-name="T4"><text:s/>  |  2020.04.11 20:59   |   </text:span><text:a xlink:type="simple" xlink:href="http://palinfo.habago.org/Entry?Command=Information_PrintForum&amp;#FORUM39032"><text:span text:style-name="T5">#</text:span></text:a></text:p>
      <text:p text:style-name="P6"><text:span text:style-name="T4">昨天下午的中時電子報新聞：</text:span><text:a xlink:type="simple" xlink:href="https://reurl.cc/QdWpnM"><text:span text:style-name="T8">https://reurl.cc/QdWpnM</text:span></text:a><text:span text:style-name="T6"><text:line-break/><text:line-break/></text:span><text:span text:style-name="T4">在武漢大規模流行的是Ｂ型病毒，是由Ａ型病毒突變而來的⋯</text:span><text:span text:style-name="T6"><text:line-break/><text:line-break/></text:span><text:span text:style-name="T4">意外！英劍橋研究：新冠病毒有</text:span><text:span text:style-name="T6">3</text:span><text:span text:style-name="T4">類</text:span><text:span text:style-name="T6"><text:s/></text:span><text:span text:style-name="T4">在武漢已突變</text:span><text:span text:style-name="T6"><text:line-break/>13:31 2020/04/11 </text:span><text:span text:style-name="T4">中時電子報</text:span><text:span text:style-name="T6"><text:s/></text:span><text:span text:style-name="T4">馮英志</text:span><text:span text:style-name="T6"><text:line-break/><text:line-break/></text:span><text:span text:style-name="T4">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6">3</text:span><text:span text:style-name="T4">種病毒株，而這場大流行起源地大陸武漢，在當地流行的新冠病毒實際上已為突變的</text:span><text:span text:style-name="T6">B</text:span><text:span text:style-name="T4">型，而與最原始的病毒基因組</text:span><text:span text:style-name="T6">A</text:span><text:span text:style-name="T4">型主要出現在美澳，而在新加坡與歐洲流行的則為</text:span><text:span text:style-name="T6">B</text:span><text:span text:style-name="T4">衍生的</text:span><text:span text:style-name="T6">C</text:span><text:span text:style-name="T4">型。</text:span><text:span text:style-name="T6"><text:line-break/><text:line-break/></text:span><text:span text:style-name="T4">據英國劍橋大學《新冠病毒：以遺傳網絡分析大流行起源》（</text:span><text:span text:style-name="T6">COVID-19: genetic network analysis provides ‘snapshot’ of pandemic origins</text:span><text:span text:style-name="T4">）一文中利用「遺傳網絡」追蹤自去年</text:span><text:span text:style-name="T6">12</text:span><text:span text:style-name="T4">月至今年</text:span><text:span text:style-name="T6">3</text:span><text:span text:style-name="T4">月全球</text:span><text:span text:style-name="T6">160</text:span><text:span text:style-name="T4">基因組後，初步以地圖方式呈現病毒基因演變與擴散方式。</text:span><text:span text:style-name="T6"><text:line-break/><text:line-break/></text:span><text:span text:style-name="T4">研究分析顯示，與蝙蝠與穿山甲身上的冠狀病毒基因最為接近、最初傳到人類身上的病毒基因組的</text:span><text:span text:style-name="T6">A</text:span><text:span text:style-name="T4">型，雖然有出現在武漢，與在大陸主要流行的新冠病毒基因組並非相同。相反的，在大陸流行的反而是由</text:span><text:span text:style-name="T6">A</text:span><text:span text:style-name="T4">型演變的</text:span><text:span text:style-name="T6">B</text:span><text:span text:style-name="T4">型，並可最早追朔至去年聖誕夜，而</text:span><text:span text:style-name="T6">B</text:span><text:span text:style-name="T4">型也曾傳在武漢居住過的美國人身上發現過。</text:span><text:span text:style-name="T6"><text:line-break/><text:line-break/></text:span><text:span text:style-name="T4">研究指出，起源的</text:span><text:span text:style-name="T6">A</text:span><text:span text:style-name="T4">型主要出現在澳洲與美國等地，並造成當地超過</text:span><text:span text:style-name="T6">40</text:span><text:span text:style-name="T4">萬起確診病例，其中</text:span><text:span text:style-name="T6">2/3</text:span><text:span text:style-name="T4">的美國病例樣本為</text:span><text:span text:style-name="T6">A</text:span><text:span text:style-name="T4">型；而從</text:span><text:span text:style-name="T6">B</text:span><text:span text:style-name="T4">型演變而來</text:span><text:span text:style-name="T6">C</text:span><text:span text:style-name="T4">型，主要在歐洲等地流行，並在法國、西班牙、義大利、瑞典以及英國等地流行，而</text:span><text:span text:style-name="T6">C</text:span><text:span text:style-name="T4">型未能在大陸找到樣本，不過曾在新加坡、香港以及南韓出現過。</text:span><text:span text:style-name="T6"><text:line-break/><text:line-break/></text:span><text:span text:style-name="T4">研究人員指出，在武漢主要流行的</text:span><text:span text:style-name="T6">B</text:span><text:span text:style-name="T4">型，同樣在亞洲地區流行，但此一分枝在區域內並未進一步演變，推測武漢封城減緩了加速族群遺傳漂變得「奠基者效應」，或者</text:span><text:span text:style-name="T6">B</text:span><text:span text:style-name="T4">型已適應亞洲環境，導致突變速度減緩。</text:span><text:span text:style-name="T6"><text:line-break/><text:line-break/></text:span><text:span text:style-name="T4">該文第一作者、劍橋大學遺傳學家佛斯特（</text:span><text:span text:style-name="T6">Peter Forster</text:span><text:span text:style-name="T4">）表示，這項科技最廣為人所知是藉由</text:span><text:span text:style-name="T6">DNA</text:span><text:span text:style-name="T4">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6"><text:line-break/><text:line-break/></text:span><text:span text:style-name="T4">文章來源：</text:span><text:span text:style-name="T6">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8">https://reurl.cc/2084Mr</text:span></text:a></text:p>
      <text:p text:style-name="P5"><text:span text:style-name="T3">衛思燕</text:span><text:span text:style-name="T4"><text:s/>  |  2020.04.11 14:29   |   </text:span><text:a xlink:type="simple" xlink:href="http://palinfo.habago.org/Entry?Command=Information_PrintForum&amp;#FORUM39030"><text:span text:style-name="T5">#</text:span></text:a></text:p>
      <text:p text:style-name="P7"><text:span text:style-name="T3">英國劍橋大學對</text:span><text:span text:style-name="T4">Covid-19</text:span><text:span text:style-name="T3">的研究成果發表了，</text:span><text:span text:style-name="T4"><text:line-break/></text:span><text:span text:style-name="T3">如果我沒理解錯誤，研究顯示，</text:span><text:span text:style-name="T4"><text:line-break/></text:span><text:span text:style-name="T3">病毒的源頭是美國，最早出現的時間點在九月中旬。</text:span><text:span text:style-name="T4"><text:line-break/><text:line-break/></text:span><text:span text:style-name="T3">原文在此：</text:span><text:a xlink:type="simple" xlink:href="https://www.cam.ac.uk/research/news/covid-19-genetic-network-analysis-provides-snapshot-of-pandemic-origins"><text:span text:style-name="T7">https://www.cam.ac.uk/research/news/covid-19-genetic-network-analysis-provides-snapshot-of-pandemic-origins</text:span></text:a><text:span text:style-name="T4"><text:line-break/></text:span></text:p>
      <text:p text:style-name="P5"><text:span text:style-name="T4">kevin   |  2020.04.11 13:00   |   </text:span><text:a xlink:type="simple" xlink:href="http://palinfo.habago.org/Entry?Command=Information_PrintForum&amp;#FORUM39028"><text:span text:style-name="T5">#</text:span></text:a></text:p>
      <text:p text:style-name="P6"><text:span text:style-name="T4">陳真醫師</text:span><text:span text:style-name="T6">:<text:line-break/><text:line-break/></text:span><text:span text:style-name="T4">我個人觀察</text:span><text:span text:style-name="T6">,</text:span><text:span text:style-name="T4">美國這近三十年來</text:span><text:span text:style-name="T6">,</text:span><text:span text:style-name="T4">把自由民主這樣的響亮招牌給玩臭玩爛了</text:span><text:span text:style-name="T6">,</text:span><text:span text:style-name="T4">現在各國對她的觀感從自由燈塔變成可憎惡霸</text:span><text:span text:style-name="T6">,</text:span><text:span text:style-name="T4">全然咎由自取</text:span><text:span text:style-name="T6">.<text:line-break/><text:line-break/></text:span><text:span text:style-name="T4">近三十年前</text:span><text:span text:style-name="T6">,</text:span><text:span text:style-name="T4">俄國人民嚮往自由民主與富裕繁榮的生活</text:span><text:span text:style-name="T6">,</text:span><text:span text:style-name="T4">因此自己解散蘇聯</text:span><text:span text:style-name="T6">,</text:span><text:span text:style-name="T4">希望能夠過與美國西歐一樣的生活</text:span><text:span text:style-name="T6">,</text:span><text:span text:style-name="T4">把民主制度移植過去</text:span><text:span text:style-name="T6">,</text:span><text:span text:style-name="T4">然而美國卻認為這是打死落水狗的好機會</text:span><text:span text:style-name="T6">,</text:span><text:span text:style-name="T4">藉機對過去的敵人落井下石</text:span><text:span text:style-name="T6">,</text:span><text:span text:style-name="T4">對其慘狀不聞不問</text:span><text:span text:style-name="T6">,</text:span><text:span text:style-name="T4">還趁機擴張勢力到俄國門口</text:span><text:span text:style-name="T6">,</text:span><text:span text:style-name="T4">導致戈巴契夫與葉爾辛這樣的民主派在國內兩面不是人</text:span><text:span text:style-name="T6">,</text:span><text:span text:style-name="T4">普丁上台後恢復經濟</text:span><text:span text:style-name="T6">,</text:span><text:span text:style-name="T4">且力阻外國勢力的侵略</text:span><text:span text:style-name="T6">,</text:span><text:span text:style-name="T4">挽救了俄羅斯</text:span><text:span text:style-name="T6"><text:s/></text:span><text:span text:style-name="T4">俄羅斯人現在只想走自己的路</text:span><text:span text:style-name="T6"><text:s/></text:span><text:span text:style-name="T4">不嚮往西方式民主</text:span><text:span text:style-name="T6"><text:s/></text:span><text:span text:style-name="T4">全是老美咎由自取</text:span><text:span text:style-name="T6"><text:s/></text:span><text:span text:style-name="T4">如果美國在蘇聯解體後不濟前嫌給俄羅斯來個馬歇爾計畫</text:span><text:span text:style-name="T6">2.0 </text:span><text:span text:style-name="T4">俄羅斯與中國早就是民主國家</text:span><text:span text:style-name="T6">----</text:span><text:span text:style-name="T4">即便領導依舊是普丁與習近平</text:span><text:span text:style-name="T6"><text:line-break/><text:line-break/>2003</text:span><text:span text:style-name="T4">年入侵伊拉克更是無恥</text:span><text:span text:style-name="T6">,</text:span><text:span text:style-name="T4">先用謊言忽悠全球</text:span><text:span text:style-name="T6">,</text:span><text:span text:style-name="T4">再來不顧全球反對公然俺開侵略戰爭</text:span><text:span text:style-name="T6">,</text:span><text:span text:style-name="T4">導致今天伊拉克還是動盪不安</text:span><text:span text:style-name="T6">,</text:span><text:span text:style-name="T4">說海珊多惡質</text:span><text:span text:style-name="T6">,</text:span><text:span text:style-name="T4">然而死於美國經濟制裁的伊拉克百姓</text:span><text:span text:style-name="T6"><text:s/></text:span><text:span text:style-name="T4">絕不少死於海珊屠刀下的人數</text:span><text:span text:style-name="T6">,</text:span><text:span text:style-name="T4">現在伊拉克的慘狀</text:span><text:span text:style-name="T6">,</text:span><text:span text:style-name="T4">讓大家不再信任美國式民主</text:span><text:span text:style-name="T6"><text:line-break/><text:line-break/></text:span><text:span text:style-name="T4">上個聽信老美的白痴叫做烏克蘭</text:span><text:span text:style-name="T6"><text:s/></text:span><text:span text:style-name="T4">趕走合法民選總統</text:span><text:span text:style-name="T6"><text:s/></text:span><text:span text:style-name="T4">全面反俄</text:span><text:span text:style-name="T6"><text:s/></text:span><text:span text:style-name="T4">今日呢</text:span><text:span text:style-name="T6">?</text:span><text:span text:style-name="T4">好日子來了沒</text:span><text:span text:style-name="T6">?<text:line-break/><text:line-break/></text:span><text:span text:style-name="T4">現在台灣還在迷信老美</text:span><text:span text:style-name="T6"><text:s/></text:span><text:span text:style-name="T4">真的七月半鴨子不知死活</text:span><text:span text:style-name="T6"><text:line-break/><text:line-break/></text:span><text:span text:style-name="T4">我跟一個美國人接觸過</text:span><text:span text:style-name="T6">,</text:span><text:span text:style-name="T4">感想是美國人短視近利</text:span><text:span text:style-name="T6">,</text:span><text:span text:style-name="T4">出賣隊友第一</text:span><text:span text:style-name="T6">,</text:span><text:span text:style-name="T4">絕不足以為後援</text:span><text:span text:style-name="T6"><text:line-break/><text:line-break/></text:span><text:span text:style-name="T4">我相信全球各國還是會推動民主革新</text:span><text:span text:style-name="T6"><text:s/></text:span><text:span text:style-name="T4">只是會因地制宜</text:span><text:span text:style-name="T6"><text:s/></text:span><text:span text:style-name="T4">不會再照抄美國</text:span></text:p>
      <text:p text:style-name="P5"><text:span text:style-name="T3">陳真</text:span><text:span text:style-name="T4"><text:s/>  |  2020.04.11 02:42   |   </text:span><text:a xlink:type="simple" xlink:href="http://palinfo.habago.org/Entry?Command=Information_PrintForum&amp;#FORUM39027"><text:span text:style-name="T5">#</text:span></text:a></text:p>
      <text:p text:style-name="P9"><text:span text:style-name="T4">腦殘現象史</text:span><text:span text:style-name="T6"><text:line-break/><text:line-break/></text:span><text:span text:style-name="T4">陳真</text:span><text:span text:style-name="T6"><text:line-break/><text:line-break/>2020. 04. 11.<text:line-break/><text:line-break/><text:line-break/></text:span><text:span text:style-name="T4">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6"><text:line-break/><text:line-break/></text:span><text:span text:style-name="T4">或是比方說哪個官員「用流利英文」在國際上「發聲」，或是跟哪個美國議員合照了！哇！天啊，太了不起了！這也都算是跟「全世界」搭上線，尤其是「全程用英文」，哇！那是更不得了的「台灣之光」。</text:span><text:span text:style-name="T6"><text:line-break/><text:line-break/></text:span><text:span text:style-name="T4">這回被「世界衛生組織」點名動員網軍大量散播族群仇恨語言，依我看，這下恐怕得一路興奮到中秋。</text:span><text:span text:style-name="T6"><text:line-break/><text:line-break/></text:span><text:span text:style-name="T4">除了台灣，我沒見過這麼窩囊沒出息的人，好像不管什麼鼻屎大的事，都能吹噓膨漲自我陶醉許久。此其一。</text:span><text:span text:style-name="T6"><text:line-break/><text:line-break/></text:span><text:span text:style-name="T4">這幾天沒看新聞，不敢看，怕看了無奈而沉重。但我其實不用看新聞，保證一定能猜到這幾天會有什麼狀況，一定是比方說「全民護台」</text:span><text:span text:style-name="T6"><text:s/></text:span><text:span text:style-name="T4">，或是要「譚德塞踹共」，「讓台灣價值被全世界看見！」等等等，然後一定會有一大堆腦殘或走狗文人出來向世界衛生組織或譚德塞嗆聲，「捍衛台灣價值」，最好是「全程使用流利英文」嗆聲，那絕對會成為全民偶像。</text:span><text:span text:style-name="T6"><text:line-break/><text:line-break/></text:span><text:span text:style-name="T4">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6"><text:line-break/><text:line-break/></text:span><text:span text:style-name="T4">我要說的就是至少五十年來不曾間斷的這樣一種一窩蛆現象。此其二。</text:span><text:span text:style-name="T6"><text:line-break/><text:line-break/></text:span><text:span text:style-name="T4">我常提起，在我念高中時，每天上下學都會經過台北車站地下道，有很長一段時間，地下道兩旁牆上掛滿愛國白布條，供往來路人書寫，攻擊「陰謀份子」</text:span><text:span text:style-name="T6">(</text:span><text:span text:style-name="T4">也就是黨外人士</text:span><text:span text:style-name="T6">)</text:span><text:span text:style-name="T4">；特別是年輕學子，國、高中生、大學生或甚至小學生，更是熱血沸騰。</text:span><text:span text:style-name="T6"><text:line-break/><text:line-break/></text:span><text:span text:style-name="T4">因為每天路過，我曾仔細研究過無數白布條上頭那數千個留言內容，除了表達真摯感人的愛國愛黨</text:span><text:span text:style-name="T6">(</text:span><text:span text:style-name="T4">國民黨</text:span><text:span text:style-name="T6">)</text:span><text:span text:style-name="T4">的情操外，也會熱血澎湃地地感謝蔣家德政，更多的是赤裸裸的攻擊，比方說「要求政府把陰謀份子</text:span><text:span text:style-name="T6"><text:s/>(</text:span><text:span text:style-name="T4">即黨外人士</text:span><text:span text:style-name="T6">) </text:span><text:span text:style-name="T4">空投到大陸匪區、共產鐵幕，讓他們嚐嚐不民主的滋味」，或是槍斃聲不絕於耳，要求政府乾脆把這些「不懂得珍惜民主的陰謀份子統統槍斃」。</text:span><text:span text:style-name="T6"><text:line-break/><text:line-break/></text:span><text:span text:style-name="T4">兩年後，我成為一個公開亮相絕不閃躲能文能武的黨外人士，也就是當年的「全民公敵」</text:span><text:span text:style-name="T6"><text:s/></text:span><text:span text:style-name="T4">，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6"><text:line-break/><text:line-break/></text:span><text:span text:style-name="T4">更猛的一次是在一個</text:span><text:span text:style-name="T6">XX</text:span><text:span text:style-name="T4">商工學校，校名我不是很確定。我們遊行經過該校時，幾個男學生拿著木棍衝出來要打我們，教官制止，並且馬上關上鐵門。學生們就拿來長竹竿，伸出鐵門縫隙，仍然想要攻擊我們，場面非常火爆。</text:span><text:span text:style-name="T6"><text:line-break/><text:line-break/></text:span><text:span text:style-name="T4">老實說，我並不鄙視或厭惡這些學生。他們雖然腦殘，但我知道他們是真的出於「義憤」，他們真心認為黨外人士就是邪惡的化身，是毒蛇猛獸。雖然他們被洗腦，顛倒了善惡黑白，但是，這樣一種「義憤」並不可恥。</text:span><text:span text:style-name="T6"><text:line-break/><text:line-break/></text:span><text:span text:style-name="T4">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6"><text:line-break/><text:line-break/></text:span><text:span text:style-name="T4">過去二十多年來的新一代腦殘綠色生物，個人殺傷力無限膨漲，在陰暗的網路世界裏，光靠鍵盤就能隨時隨地任意毀人清譽、謀殺人格或匿名冒名製造各種事端，品性真是卑劣到極點，而且充滿虛榮。</text:span><text:span text:style-name="T6"><text:line-break/><text:line-break/></text:span><text:span text:style-name="T4">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6"><text:line-break/><text:line-break/></text:span><text:span text:style-name="T4">但是，來到網路年代，只要你願意了解事實真相，只要你有一絲絲最基本的誠實，只要你有一點點最起碼的良善之心以及對於基本善惡價值的一丁點最微不足道的敬意，那麼，你隨時可以判斷是非善惡。</text:span><text:span text:style-name="T6"><text:line-break/><text:line-break/></text:span><text:span text:style-name="T4">也就是說，現代的綠色腦殘，所作所為充滿一種非常令人厭惡的強烈虛榮。虛榮這東西很難描繪，但你不妨想想比方說大腸花，想想反服貿、反</text:span><text:span text:style-name="T6">ECFA</text:span><text:span text:style-name="T4">、反課綱、反核等等等那樣一種瘋狂現象，眾人爭相表態，非常醜陋；或是想想當時接二連三當面羞辱韓國瑜的那些學生，我指的就是那樣一種味道。</text:span><text:span text:style-name="T6"><text:line-break/><text:line-break/></text:span><text:span text:style-name="T4">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6"><text:s/></text:span><text:span text:style-name="T4">的一份子。</text:span><text:span text:style-name="T6"><text:line-break/><text:line-break/></text:span><text:span text:style-name="T4">請問，你會尊敬這樣一些腦殘嗎？你覺得他們身上有一絲絲真實的義憤嗎？有一絲絲在乎是非善惡的基本誠意與熱情嗎？沒有，什麼也沒有。零！有的就只是無恥、低能與虛榮。我對之毫無敬意。</text:span></text:p>
      <text:p text:style-name="P5"><text:span text:style-name="T3">李念淨</text:span><text:span text:style-name="T4"><text:s/>  |  2020.04.10 18:30   |   </text:span><text:a xlink:type="simple" xlink:href="http://palinfo.habago.org/Entry?Command=Information_PrintForum&amp;#FORUM39026"><text:span text:style-name="T5">#</text:span></text:a></text:p>
      <text:p text:style-name="P6"><text:span text:style-name="T4">一個自稱知識份子的人首先一定要反戰跟反美</text:span><text:span text:style-name="T6"><text:line-break/></text:span><text:span text:style-name="T4">這兩個東西如果有一點腦袋願意獨立思考的人都一定會接受</text:span><text:span text:style-name="T6"><text:line-break/><text:line-break/></text:span><text:span text:style-name="T4">美國打伊拉克、打格瑞娜達、打敘利亞、打阿富汗，凡是全世界有打仗的地方都有美國人</text:span><text:span text:style-name="T6"><text:line-break/></text:span><text:span text:style-name="T4">可是台灣人一面倒痛罵幾乎不打仗只做生意的中共，這就不對了</text:span><text:span text:style-name="T6"><text:line-break/><text:line-break/></text:span><text:span text:style-name="T4">反戰更不用說，如果有人嚮往鼓吹那種戰爭，他一定不是腦殘就是人渣</text:span><text:span text:style-name="T6"><text:line-break/></text:span><text:span text:style-name="T4">我自己看到血都暈，拔牙都怕的人，要往別人身上用槍打得肚破腸流真的辦不到，我也不希望別人也這樣</text:span><text:span text:style-name="T6"><text:line-break/><text:line-break/></text:span><text:span text:style-name="T4">子曰：眾，惡之，必察焉；眾，好之，必察焉。</text:span><text:span text:style-name="T6"><text:line-break/></text:span><text:span text:style-name="T4">孔子說：大家討厭的人事物，每個人都說壞的東西，我們都要先細細的考察他再說</text:span><text:span text:style-name="T6"><text:line-break/></text:span><text:span text:style-name="T4">就算是大家都喜歡的人事物，我們也要先考察他再下定論</text:span><text:span text:style-name="T6"><text:line-break/><text:line-break/></text:span><text:span text:style-name="T4">這次台灣整個輿論，二三十歲的年輕人，一面倒得吹捧陳時中，又一面倒得把一個素昧平生沒人認識的外國政要罵成惡魔</text:span><text:span text:style-name="T6"><text:line-break/></text:span><text:span text:style-name="T4">我沒有經歷過</text:span><text:span text:style-name="T6">1979</text:span><text:span text:style-name="T4">年，但感覺台美斷交當時卡特當時也沒有像譚德賽一樣被罵那麼慘</text:span></text:p>
      <text:p text:style-name="P5"><text:span text:style-name="T3">穎芝</text:span><text:span text:style-name="T4"><text:s/>  |  2020.04.10 16:02   |   </text:span><text:a xlink:type="simple" xlink:href="http://palinfo.habago.org/Entry?Command=Information_PrintForum&amp;#FORUM39025"><text:span text:style-name="T5">#</text:span></text:a></text:p>
      <text:p text:style-name="P9"><text:span text:style-name="T4">怡靜妳好，</text:span><text:span text:style-name="T6"><text:line-break/><text:line-break/></text:span><text:span text:style-name="T4">對於</text:span><text:span text:style-name="T6"><text:s/>NCMI report </text:span><text:span text:style-name="T4">的分析，我只能斷言他是造假的，所以我才會有「美國才是對中國隱瞞武漢將會爆發新冠疫情」的結論，因為根據老羊在</text:span><text:span text:style-name="T6"><text:s/>2020.01.23 </text:span><text:span text:style-name="T4">的貼文指出</text:span><text:span text:style-name="T6"><text:line-break/><text:line-break/></text:span><text:span text:style-name="T4">二、兩位美國學者發表的文章簡述這次新型冠狀病毒肺炎的事件：</text:span><text:span text:style-name="T8">https://www.guancha.cn/DanielLucey/</text:span><text:span text:style-name="T6">2020_01_21_532448.shtml </text:span><text:span text:style-name="T4">節錄開頭幾句話「去年</text:span><text:span text:style-name="T6">12</text:span><text:span text:style-name="T4">月，武汉</text:span><text:span text:style-name="T13">诊断首例病例短短几周之内，中国就发现了新型冠状病毒，判断该病毒可能是引起</text:span><text:span text:style-name="T6">41</text:span><text:span text:style-name="T4">名患者感染的原因，并与世界</text:span><text:span text:style-name="T13">卫生组织分享了该病毒的基因序列信息，供专门实验室测试使用。」</text:span><text:span text:style-name="T6"><text:line-break/><text:line-break/></text:span><text:span text:style-name="T4">中國發現冠狀病毒是在</text:span><text:span text:style-name="T6"><text:s/>12 </text:span><text:span text:style-name="T4">月份，美國情報單位卻是於去年</text:span><text:span text:style-name="T6">11</text:span><text:span text:style-name="T4">月下旬就得知「武漢將會大爆發冠狀病毒疫情」且</text:span><text:span text:style-name="T6">NCMI </text:span><text:span text:style-name="T4">分析中國領導人早就知道，「中國在</text:span><text:span text:style-name="T6"><text:s/>12 </text:span><text:span text:style-name="T4">月才發現病毒」與「習近平預先得知武漢將會爆發疫情」這兩件事情明顯就是相互矛盾，後者沒有明顯舉出來源根據，所以只能斷言</text:span><text:span text:style-name="T6"><text:s/>NCMI </text:span><text:span text:style-name="T4">是在幫川普甩鍋給中國罷了！</text:span><text:span text:style-name="T6"><text:line-break/><text:line-break/></text:span><text:span text:style-name="T4">若依照</text:span><text:span text:style-name="T6"><text:s/>NCMI </text:span><text:span text:style-name="T4">毫無根據的說法，中國領導人早就事先得知，那除非首次一批染疫的病人早在</text:span><text:span text:style-name="T6"><text:s/>11</text:span><text:span text:style-name="T4">月初就遭受感染，</text:span><text:span text:style-name="T6">11</text:span><text:span text:style-name="T4">月中或下旬就有明顯症狀發生，張繼先醫師也將提早一個月左右依照</text:span><text:span text:style-name="T6">SOP</text:span><text:span text:style-name="T4">通報上級（實際通報日期是</text:span><text:span text:style-name="T6">2019</text:span><text:span text:style-name="T4">年</text:span><text:span text:style-name="T6">12</text:span><text:span text:style-name="T4">月</text:span><text:span text:style-name="T6">26</text:span><text:span text:style-name="T4">日），但是當時在武漢的首期病人發病時間是在</text:span><text:span text:style-name="T6"><text:s/>12</text:span><text:span text:style-name="T4">月</text:span><text:span text:style-name="T6">8</text:span><text:span text:style-name="T4">日至</text:span><text:span text:style-name="T6">1</text:span><text:span text:style-name="T4">月</text:span><text:span text:style-name="T6">2</text:span><text:span text:style-name="T4">日之間才開始發病，當時病例數極少，相關醫衛人員也對新冠病毒的潛伏期不甚清楚，再加上當時武漢疫情也沒有嚴重的大爆發（直至</text:span><text:span text:style-name="T6"><text:s/>1</text:span><text:span text:style-name="T4">月中左右才發生</text:span><text:span text:style-name="T6"><text:s/>59 </text:span><text:span text:style-name="T4">個病例），所以</text:span><text:span text:style-name="T6"><text:s/>NCMI </text:span><text:span text:style-name="T4">怎會得出習近平在</text:span><text:span text:style-name="T6"><text:s/>11 </text:span><text:span text:style-name="T4">月份就能預知武漢將會爆發疫情的結論？</text:span><text:span text:style-name="T6"><text:line-break/><text:line-break/></text:span><text:span text:style-name="T4">我個人對ＡＢＣ新聞的解讀就是：除非病毒是美國軍人在美境內感染，然後帶到武漢去傳染到武漢當地人，否則美國情報單位怎能事先得知武漢將會爆發冠狀病毒疫情？？？</text:span><text:span text:style-name="T6"><text:line-break/><text:line-break/></text:span><text:span text:style-name="T4">只能強烈懷疑這些受感染的軍人於去年</text:span><text:span text:style-name="T6"><text:s/>10 </text:span><text:span text:style-name="T4">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6"><text:line-break/><text:line-break/></text:span><text:span text:style-name="T4">以上只是個人質疑，僅供參考！</text:span><text:span text:style-name="T6"><text:line-break/></text:span></text:p>
      <text:p text:style-name="P2">孫從輔   |  2020.04.10 13:57   |   <text:a xlink:type="simple" xlink:href="http://palinfo.habago.org/Entry?Command=Information_PrintForum&amp;#FORUM39024"><text:span text:style-name="T1">#</text:span></text:a></text:p>
      <text:p text:style-name="P3">《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2">https://www.weibo.com/ttarticle/p/show?id=2309404491786025304230</text:span></text:a><text:s/><text:line-break/>原文： <text:a xlink:type="simple" xlink:href="https://www.nature.com/articles/d41586-020-01009-0"><text:span text:style-name="T2">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2">怡靜   |  2020.04.10 12:11   |   <text:a xlink:type="simple" xlink:href="http://palinfo.habago.org/Entry?Command=Information_PrintForum&amp;#FORUM39023"><text:span text:style-name="T1">#</text:span></text:a></text:p>
      <text:p text:style-name="P4">穎芝轉貼的那個ABCnews 連結(<text:a xlink:type="simple" xlink:href="https://shorturl.at/sxUW8"><text:span text:style-name="T2">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2">穎芝   |  2020.04.10 10:12   |   <text:a xlink:type="simple" xlink:href="http://palinfo.habago.org/Entry?Command=Information_PrintForum&amp;#FORUM39022"><text:span text:style-name="T1">#</text:span></text:a></text:p>
      <text:p text:style-name="P3">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2">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2">鄭豐遠   |  2020.04.10 08:39   |   <text:a xlink:type="simple" xlink:href="http://palinfo.habago.org/Entry?Command=Information_PrintForum&amp;#FORUM39021"><text:span text:style-name="T1">#</text:span></text:a></text:p>
      <text:p text:style-name="P4">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2">Chuan Tseng Pan   |  2020.04.10 04:38   |   <text:a xlink:type="simple" xlink:href="http://palinfo.habago.org/Entry?Command=Information_PrintForum&amp;iPage=1#FORUM39019"><text:span text:style-name="T1">#</text:span></text:a></text:p>
      <text:p text:style-name="P4">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2">孫從輔   |  2020.04.10 03:01   |   <text:a xlink:type="simple" xlink:href="http://palinfo.habago.org/Entry?Command=Information_PrintForum&amp;iPage=1#FORUM39018"><text:span text:style-name="T1">#</text:span></text:a></text:p>
      <text:p text:style-name="P3">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2">http://www.bjd.com.cn/a/202004/09/WS5e8ef0ebe4b0df866aa94a11.html</text:span></text:a><text:s/><text:line-break/><text:line-break/>非洲聯盟主席力挺譚德塞 讚揚世衛應對疫情出色 <text:line-break/><text:a xlink:type="simple" xlink:href="https://www.cna.com.tw/news/aopl/202004090413.aspx"><text:span text:style-name="T2">https://www.cna.com.tw/news/aopl/202004090413.aspx</text:span></text:a><text:s/></text:p>
      <text:p text:style-name="P2">陳真   |  2020.04.10 01:05   |   <text:a xlink:type="simple" xlink:href="http://palinfo.habago.org/Entry?Command=Information_PrintForum&amp;iPage=1#FORUM39017"><text:span text:style-name="T1">#</text:span></text:a></text:p>
      <text:p text:style-name="P4">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2">穎芝   |  2020.04.10 00:27   |   <text:a xlink:type="simple" xlink:href="http://palinfo.habago.org/Entry?Command=Information_PrintForum&amp;iPage=1#FORUM39016"><text:span text:style-name="T1">#</text:span></text:a></text:p>
      <text:p text:style-name="P3">補上一個視頻連結： <text:line-break/><text:line-break/>Intelligence report warned of coronavirus crisis as early as November Sources ABC News1 <text:line-break/><text:a xlink:type="simple" xlink:href="https://youtu.be/FPf0xl4YXl0"><text:span text:style-name="T2">https://youtu.be/FPf0xl4YXl0</text:span></text:a></text:p>
      <text:p text:style-name="P2">穎芝   |  2020.04.10 00:20   |   <text:a xlink:type="simple" xlink:href="http://palinfo.habago.org/Entry?Command=Information_PrintForum&amp;iPage=1#FORUM39015"><text:span text:style-name="T1">#</text:span></text:a></text:p>
      <text:p text:style-name="P4">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2">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2">https://reurl.cc/KkQv0j</text:span></text:a><text:s/><text:line-break/><text:line-break/>美媒：去年11月美國情報官員曾預警新冠病毒危機 最新研究：紐約疫情始於歐洲輸入 <text:line-break/><text:a xlink:type="simple" xlink:href="https://reurl.cc/MvNG83"><text:span text:style-name="T2">https://reurl.cc/MvNG83</text:span></text:a><text:s/></text:p>
      <text:p text:style-name="P2">陳真   |  2020.04.09 23:45   |   <text:a xlink:type="simple" xlink:href="http://palinfo.habago.org/Entry?Command=Information_PrintForum&amp;iPage=1#FORUM39014"><text:span text:style-name="T1">#</text:span></text:a></text:p>
      <text:p text:style-name="P3">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2">潘建尊   |  2020.04.09 18:38   |   <text:a xlink:type="simple" xlink:href="http://palinfo.habago.org/Entry?Command=Information_PrintForum&amp;iPage=1#FORUM39011"><text:span text:style-name="T1">#</text:span></text:a></text:p>
      <text:p text:style-name="P4"><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2">何德明   |  2020.04.09 17:54   |   <text:a xlink:type="simple" xlink:href="http://palinfo.habago.org/Entry?Command=Information_PrintForum&amp;iPage=1#FORUM39010"><text:span text:style-name="T1">#</text:span></text:a></text:p>
      <text:p text:style-name="P3">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2">子夷   |  2020.04.09 17:44   |   <text:a xlink:type="simple" xlink:href="http://palinfo.habago.org/Entry?Command=Information_PrintForum&amp;iPage=1#FORUM39009"><text:span text:style-name="T1">#</text:span></text:a></text:p>
      <text:p text:style-name="P4">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2">Yuwen Hsu   |  2020.04.09 16:51   |   <text:a xlink:type="simple" xlink:href="http://palinfo.habago.org/Entry?Command=Information_PrintForum&amp;iPage=1#FORUM39008"><text:span text:style-name="T1">#</text:span></text:a></text:p>
      <text:p text:style-name="P3">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2">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2">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2">莊靖   |  2020.04.09 14:52   |   <text:a xlink:type="simple" xlink:href="http://palinfo.habago.org/Entry?Command=Information_PrintForum&amp;iPage=1#FORUM39007"><text:span text:style-name="T1">#</text:span></text:a></text:p>
      <text:p text:style-name="P3">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2">https://youtu.be/g1hAGisFVIo</text:span></text:a></text:p>
      <text:p text:style-name="P2">張華   |  2020.04.09 13:26   |   <text:a xlink:type="simple" xlink:href="http://palinfo.habago.org/Entry?Command=Information_PrintForum&amp;iPage=1#FORUM39006"><text:span text:style-name="T1">#</text:span></text:a></text:p>
      <text:p text:style-name="P4">真的真的還好有版主。譚德賽的發言讓我感到極其羞恥，但大多數人竟繼續振振有辭....</text:p>
      <text:p text:style-name="P2">陳真   |  2020.04.09 13:07   |   <text:a xlink:type="simple" xlink:href="http://palinfo.habago.org/Entry?Command=Information_PrintForum&amp;iPage=1#FORUM39005"><text:span text:style-name="T1">#</text:span></text:a></text:p>
      <text:p text:style-name="P3">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2">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2">陳真   |  2020.04.09 12:34   |   <text:a xlink:type="simple" xlink:href="http://palinfo.habago.org/Entry?Command=Information_PrintForum&amp;iPage=1#FORUM39004"><text:span text:style-name="T1">#</text:span></text:a></text:p>
      <text:p text:style-name="P4">念淨，negro完全就是黑鬼的意思。</text:p>
      <text:p text:style-name="P2">李念淨   |  2020.04.09 11:21   |   <text:a xlink:type="simple" xlink:href="http://palinfo.habago.org/Entry?Command=Information_PrintForum&amp;iPage=1#FORUM39003"><text:span text:style-name="T1">#</text:span></text:a></text:p>
      <text:p text:style-name="P3">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2">穎芝   |  2020.04.09 11:11   |   <text:a xlink:type="simple" xlink:href="http://palinfo.habago.org/Entry?Command=Information_PrintForum&amp;iPage=1#FORUM39002"><text:span text:style-name="T1">#</text:span></text:a></text:p>
      <text:p text:style-name="P4">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2">https://reurl.cc/KkQ4Zq</text:span></text:a><text:s/><text:line-break/><text:line-break/>科學家：新冠病毒是自然演化而來？ <text:line-break/><text:a xlink:type="simple" xlink:href="https://reurl.cc/R4Xqkg"><text:span text:style-name="T2">https://reurl.cc/R4Xqkg</text:span></text:a><text:s/><text:line-break/><text:line-break/>一場新冠疫情讓美帝的能力原形畢露⋯ <text:line-break/><text:a xlink:type="simple" xlink:href="https://youtu.be/BBPABf6hukk"><text:span text:style-name="T2">https://youtu.be/BBPABf6hukk</text:span></text:a><text:s/><text:line-break/><text:a xlink:type="simple" xlink:href="https://youtu.be/0IHHpGN0VOY"><text:span text:style-name="T2">https://youtu.be/0IHHpGN0VOY</text:span></text:a><text:s/><text:line-break/><text:a xlink:type="simple" xlink:href="https://reurl.cc/O14M1r"><text:span text:style-name="T2">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2">https://youtu.be/VnovmUzTxBE</text:span></text:a><text:s/></text:p>
      <text:p text:style-name="P2">洋洋   |  2020.04.09 08:24   |   <text:a xlink:type="simple" xlink:href="http://palinfo.habago.org/Entry?Command=Information_PrintForum&amp;iPage=1#FORUM39001"><text:span text:style-name="T1">#</text:span></text:a></text:p>
      <text:p text:style-name="P3">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2">孫從輔   |  2020.04.09 03:51   |   <text:a xlink:type="simple" xlink:href="http://palinfo.habago.org/Entry?Command=Information_PrintForum&amp;iPage=1#FORUM39000"><text:span text:style-name="T1">#</text:span></text:a></text:p>
      <text:p text:style-name="P3">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5"><text:span text:style-name="T3">陳真</text:span><text:span text:style-name="T4"><text:s/>  |  2020.04.08 20:21   |   </text:span><text:a xlink:type="simple" xlink:href="http://palinfo.habago.org/Entry?Command=Information_PrintForum&amp;#FORUM38999"><text:span text:style-name="T5">#</text:span></text:a></text:p>
      <text:p text:style-name="P8"><text:span text:style-name="T3">給民報編輯</text:span><text:span text:style-name="T4">  (</text:span><text:a xlink:type="simple" xlink:href="http://taiwan.people.news@gmail.com"><text:span text:style-name="T7">taiwan.people.news@gmail.com</text:span></text:a><text:span text:style-name="T4">)</text:span><text:span text:style-name="T3">：</text:span><text:span text:style-name="T4"><text:line-break/><text:line-break/></text:span><text:span text:style-name="T3">我的天啊，我真不敢相信我的眼睛，連這種反文明反人性的鬼話你們也說得出來？你們是仇中反華反到連基本人性都喪失了嗎？</text:span><text:span text:style-name="T4"><text:line-break/><text:line-break/></text:span><text:span text:style-name="T3">贊成或反對什麼政治主張都行，但不要違反基本文明價值，不要不擇手段，不要昧著良心，不要造謠抹黑，更不要泯滅良知甚至泯滅人性。這樣會很難做到嗎？</text:span><text:span text:style-name="T4">  <text:line-break/><text:line-break/></text:span><text:span text:style-name="T3">我有幾篇文章，你們如果要登，可以免費拿去登，前提是連一個字或一個標點符號都不能刪改：</text:span><text:span text:style-name="T4"><text:line-break/><text:line-break/></text:span><text:a xlink:type="simple" xlink:href="http://palinfo.habago.org/Entry?Command=Information_PrintHome&amp;;iFlowNo=1568"><text:span text:style-name="T7">http://palinfo.habago.org/Entry?Command=Information_PrintHome&amp;;iFlowNo=1568</text:span></text:a><text:span text:style-name="T4">  <text:line-break/><text:line-break/></text:span><text:a xlink:type="simple" xlink:href="http://palinfo.habago.org/Entry?Command=Information_PrintHome&amp;;iFlowNo=1595"><text:span text:style-name="T7">http://palinfo.habago.org/Entry?Command=Information_PrintHome&amp;;iFlowNo=1595</text:span></text:a><text:span text:style-name="T4"> <text:line-break/><text:line-break/></text:span><text:a xlink:type="simple" xlink:href="http://palinfo.habago.org/Entry?Command=Information_PrintHome&amp;;iFlowNo=1596"><text:span text:style-name="T7">http://palinfo.habago.org/Entry?Command=Information_PrintHome&amp;;iFlowNo=1596</text:span></text:a><text:span text:style-name="T4"> <text:line-break/><text:line-break/></text:span><text:a xlink:type="simple" xlink:href="http://palinfo.habago.org/Entry?Command=Information_PrintHome&amp;;iFlowNo=1589"><text:span text:style-name="T7">http://palinfo.habago.org/Entry?Command=Information_PrintHome&amp;;iFlowNo=1589</text:span></text:a><text:span text:style-name="T4">  <text:line-break/><text:line-break/></text:span><text:a xlink:type="simple" xlink:href="http://palinfo.habago.org/Entry?Command=Information_PrintHome&amp;;iFlowNo=1590"><text:span text:style-name="T7">http://palinfo.habago.org/Entry?Command=Information_PrintHome&amp;;iFlowNo=1590</text:span></text:a><text:span text:style-name="T4"> <text:line-break/><text:line-break/></text:span><text:a xlink:type="simple" xlink:href="http://palinfo.habago.org/Entry?Command=Information_PrintHome&amp;;iFlowNo=1570"><text:span text:style-name="T7">http://palinfo.habago.org/Entry?Command=Information_PrintHome&amp;;iFlowNo=1570</text:span></text:a><text:span text:style-name="T4"> <text:line-break/><text:line-break/></text:span><text:span text:style-name="T3">陳真</text:span><text:span text:style-name="T4">2020. 04. 08.<text:line-break/><text:line-break/>=====================<text:line-break/><text:line-break/></text:span><text:span text:style-name="T3">【專文】中國偷偷迴避國際條約禁止生物武器</text:span><text:span text:style-name="T4"><text:line-break/><text:line-break/></text:span><text:span text:style-name="T3">民報新聞</text:span><text:span text:style-name="T4"><text:line-break/><text:line-break/>2020</text:span><text:span text:style-name="T3">年</text:span><text:span text:style-name="T4">4</text:span><text:span text:style-name="T3">月</text:span><text:span text:style-name="T4">8</text:span><text:span text:style-name="T3">日</text:span><text:span text:style-name="T4"><text:line-break/><text:line-break/></text:span><text:span text:style-name="T3">第一次世界大戰以來的一百年裡，許多軍事衝突告訴我們，人類在任何情況下都不允許使用生化武器。這項諒解是在</text:span><text:span text:style-name="T4">1969</text:span><text:span text:style-name="T3">年聯合國裁軍論壇下開始的，它是對一項禁止生物和化學武器的國際條約的初步討論。到</text:span><text:span text:style-name="T4">1972</text:span><text:span text:style-name="T3">年</text:span><text:span text:style-name="T4">4</text:span><text:span text:style-name="T3">月</text:span><text:span text:style-name="T4">10</text:span><text:span text:style-name="T3">日，開放了具有法律約束力的條約，供各國之間簽署。《生物武器公約》於</text:span><text:span text:style-name="T4">1975</text:span><text:span text:style-name="T3">年</text:span><text:span text:style-name="T4">3</text:span><text:span text:style-name="T3">月</text:span><text:span text:style-name="T4">26</text:span><text:span text:style-name="T3">日生效。包括中國（</text:span><text:span text:style-name="T4">1984</text:span><text:span text:style-name="T3">年</text:span><text:span text:style-name="T4">11</text:span><text:span text:style-name="T3">月</text:span><text:span text:style-name="T4">15</text:span><text:span text:style-name="T3">日核準）在內的幾乎所有國家都是簽字國。</text:span><text:span text:style-name="T4"><text:line-break/><text:line-break/></text:span><text:span text:style-name="T3">在總括的保護下，所有簽署國均負有法律義務，不得開發，生產，儲存，出售，部署，交付，或獲取，任何形式的彈藥，包括砲彈，彈丸，導彈，機載車輛等生物武器。</text:span><text:span text:style-name="T4"><text:line-break/><text:line-break/></text:span><text:span text:style-name="T3">然而，該條約具嚴重失策</text:span><text:span text:style-name="T4">(</text:span><text:span text:style-name="T3">不是因為缺乏才智，而是由於人類的不完善想像力</text:span><text:span text:style-name="T4">)</text:span><text:span text:style-name="T3">，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4">“</text:span><text:span text:style-name="T3">一帶一路</text:span><text:span text:style-name="T4">”</text:span><text:span text:style-name="T3">的方式，而不是以《生物武器公約》所禁止的任何裝置形式，在不違反國際條約的情況下投射生物武器並合法滲透其他國家。</text:span><text:span text:style-name="T4"><text:line-break/><text:line-break/></text:span><text:span text:style-name="T3">人形病毒噴霧器有如炸彈客</text:span><text:span text:style-name="T4"><text:line-break/><text:line-break/></text:span><text:span text:style-name="T3">到底此一策略是無意的，偶然的還是秘密的？沒人知道。簡而言之，無論其結果如何，都沒有超過中國社會在千年中發展起來的任何道德門檻。</text:span><text:span text:style-name="T4"><text:line-break/><text:line-break/></text:span><text:span text:style-name="T3">當涉及到生存的鬥爭，正如他們的語言所揭示的，中國的價值是絕對殘酷的。</text:span><text:span text:style-name="T4">“</text:span><text:span text:style-name="T3">寧為玉碎，不為瓦全</text:span><text:span text:style-name="T4">”-“</text:span><text:span text:style-name="T3">寧願是破碎的玉，也不願是完整的黏土</text:span><text:span text:style-name="T4">”</text:span><text:span text:style-name="T3">。</text:span><text:span text:style-name="T4">“</text:span><text:span text:style-name="T3">玉石俱焚</text:span><text:span text:style-name="T4">, </text:span><text:span text:style-name="T3">兩敗俱傷</text:span><text:span text:style-name="T4">” —“</text:span><text:span text:style-name="T3">玉石都被殲滅，兩方都傷亡</text:span><text:span text:style-name="T4">”</text:span><text:span text:style-name="T3">。這些話語，在面對挑戰時深深紮根於中國所有人的腦海，無論付出什麼代價，都意味著相互毀滅。</text:span><text:span text:style-name="T4"><text:line-break/><text:line-break/></text:span><text:span text:style-name="T3">考慮到當前的武漢病毒大流行及其影響，中國的行動完全符合這種心態。從中國的角度來看，這沒什麼大不了的。在超過</text:span><text:span text:style-name="T4">12</text:span><text:span text:style-name="T3">億的人口中，數百萬人的流行病死亡人數對該國而言並不重要。過去，他們曾經歷過如此規模的悲劇。</text:span><text:span text:style-name="T4"><text:line-break/><text:line-break/></text:span><text:span text:style-name="T3">面對一場嚴重的貿易戰，中國發現自己已經與美國交峰，北京可能己找到一張王牌</text:span><text:span text:style-name="T4">----</text:span><text:span text:style-name="T3">人形病毒噴霧器部隊比伊拉克的自殺炸彈手更具殺傷力。而且，他們的射擊完全不是違法的。</text:span></text:p>
      <text:p text:style-name="P5"><text:span text:style-name="T3">陳真</text:span><text:span text:style-name="T4"><text:s/>  |  2020.04.08 20:19   |   </text:span><text:a xlink:type="simple" xlink:href="http://palinfo.habago.org/Entry?Command=Information_PrintForum&amp;#FORUM38998"><text:span text:style-name="T5">#</text:span></text:a></text:p>
      <text:p text:style-name="P9"><text:span text:style-name="T4">布希入侵伊拉克前，發下最後通牒，要求海珊自動逃亡，否則三天內便開戰。全世界第一個</text:span><text:span text:style-name="T6"><text:s/>"</text:span><text:span text:style-name="T4">響應</text:span><text:span text:style-name="T6">" </text:span><text:span text:style-name="T4">這項最後通牒的就是台灣，阿扁同樣也</text:span><text:span text:style-name="T6"><text:s/>"</text:span><text:span text:style-name="T4">警告</text:span><text:span text:style-name="T6">" </text:span><text:span text:style-name="T4">海珊趕快給我滾，否則</text:span><text:span text:style-name="T6">...</text:span><text:span text:style-name="T4">否則</text:span><text:span text:style-name="T6">...</text:span><text:span text:style-name="T4">否則要怎樣，阿扁並沒有說。</text:span><text:span text:style-name="T6"><text:line-break/><text:line-break/></text:span><text:span text:style-name="T4">類似的狀況罄竹難書，比方說美國抵制華為，台灣必然立即</text:span><text:span text:style-name="T6"><text:s/>"</text:span><text:span text:style-name="T4">響應</text:span><text:span text:style-name="T6">"</text:span><text:span text:style-name="T4">，以取悅主子。美國血洗伊拉克需要子彈，台灣馬上奉上幾億發子彈讓美軍打到飽。美國到處侵略，說是反恐，需要銀子，台灣必然馬上捧著大把鈔票送給美國主子。</text:span><text:span text:style-name="T6"><text:line-break/><text:line-break/></text:span><text:span text:style-name="T4">台灣所謂</text:span><text:span text:style-name="T6"><text:s/>"</text:span><text:span text:style-name="T4">禁用</text:span><text:span text:style-name="T6">" zoom</text:span><text:span text:style-name="T4">的事，無關資安，而是走狗表態，跟著主人的腳步走。</text:span></text:p>
      <text:p text:style-name="P5"><text:span text:style-name="T3">洋洋</text:span><text:span text:style-name="T4"><text:s/>  |  2020.04.08 20:06   |   </text:span><text:a xlink:type="simple" xlink:href="http://palinfo.habago.org/Entry?Command=Information_PrintForum&amp;#FORUM38997"><text:span text:style-name="T5">#</text:span></text:a></text:p>
      <text:p text:style-name="P6"><text:span text:style-name="T6">ZOOM</text:span><text:span text:style-name="T4">是華裔創業的美國公司，在美國上市，研發部門設在中國，主要是有兩個安全隱患，無法完善端到端的加密，以致未受邀請的人可以侵入會議。另一個問題則是涉及</text:span><text:span text:style-name="T6">Facebook</text:span><text:span text:style-name="T4">，</text:span><text:span text:style-name="T6">Zoom</text:span><text:span text:style-name="T4">甚至沒有通知用戶它是根據隱私政策向</text:span><text:span text:style-name="T6">Facebook</text:span><text:span text:style-name="T4">發送分析數據。據說數以萬計的私人</text:span><text:span text:style-name="T6">Zoom</text:span><text:span text:style-name="T4">視頻被上傳至公開網頁，任何人都可在線圍觀。</text:span><text:span text:style-name="T6"><text:line-break/><text:line-break/>1</text:span><text:span text:style-name="T4">、所以</text:span><text:span text:style-name="T6">FACEBOOK</text:span><text:span text:style-name="T4">也是侵犯隱私的共犯及受益者。</text:span><text:span text:style-name="T6"><text:line-break/>2</text:span><text:span text:style-name="T4">、在</text:span><text:span text:style-name="T6">Citizen Lab</text:span><text:span text:style-name="T4">的實驗中，他們在一個美國用戶和一個加拿大用戶的視頻通話中發現，會議加密和解密的密匙是從北京的</text:span><text:span text:style-name="T6">Zoom</text:span><text:span text:style-name="T4">服務器發出的。</text:span><text:span text:style-name="T6"><text:line-break/></text:span><text:span text:style-name="T4">也就是說，兩個北美人用</text:span><text:span text:style-name="T6">Zoom</text:span><text:span text:style-name="T4">視頻聊天，中間需要一個在北京的服務器插手。</text:span><text:span text:style-name="T6"><text:line-break/>Zoom CEO</text:span><text:span text:style-name="T4">袁征解釋說，少數北美的視頻通話中途繞道中國，是因為如果用戶附近的服務器太擠，軟件就會去嘗試連接備份服務器，這才連到了中國的服務器上。</text:span><text:span text:style-name="T6"><text:line-break/></text:span><text:span text:style-name="T4">就好像以前打網游要換線一樣，這條線太擠太卡，用戶自然就要切換到另外的線上去。任何一個視頻通話服務商都會把服務器架設在全球。</text:span><text:span text:style-name="T6"><text:line-break/><text:line-break/></text:span><text:span text:style-name="T4">我也認為</text:span><text:span text:style-name="T6">ZM</text:span><text:span text:style-name="T4">大有問題，這些安全隱患都是技術可以解決並避免的。但為什麼沒有人怪微軟，</text:span><text:span text:style-name="T6">WINDOWS</text:span><text:span text:style-name="T4">每年</text:span><text:span text:style-name="T6">2</text:span><text:span text:style-name="T4">到</text:span><text:span text:style-name="T6">3</text:span><text:span text:style-name="T4">次重大更新哪次的理由沒有提到安全隱患</text:span><text:span text:style-name="T6">?<text:line-break/><text:line-break/></text:span><text:span text:style-name="T4">還有</text:span><text:span text:style-name="T6">ZM</text:span><text:span text:style-name="T4">個人使用是免費的。一般使用免費的軟體，使用者本來就不會在意隱私洩漏的問題，心裡多少都明白，不是被插入廣告，就是個資被利用。天下沒有白吃的午餐。</text:span></text:p>
      <text:p text:style-name="P5"><text:span text:style-name="T3">穎芝</text:span><text:span text:style-name="T4"><text:s/>  |  2020.04.08 19:26   |   </text:span><text:a xlink:type="simple" xlink:href="http://palinfo.habago.org/Entry?Command=Information_PrintForum&amp;#FORUM38996"><text:span text:style-name="T5">#</text:span></text:a></text:p>
      <text:p text:style-name="P9"><text:span text:style-name="T4">學校老師遠距教學內容是屬於「機密」等級嗎？</text:span><text:span text:style-name="T6"><text:line-break/><text:line-break/></text:span><text:span text:style-name="T4">綠渣是在禁什麼道理？</text:span><text:span text:style-name="T6"><text:line-break/><text:line-break/></text:span><text:span text:style-name="T4">原來底下才是人渣黨主要考量的重點：</text:span><text:span text:style-name="T6"><text:line-break/><text:line-break/></text:span><text:span text:style-name="T4">【疑問二：如果每個視訊軟體都有風險，為什麼</text:span><text:span text:style-name="T6">Zoom</text:span><text:span text:style-name="T4">會成為爭議焦點？】</text:span><text:span text:style-name="T6"><text:line-break/></text:span><text:span text:style-name="T4">答：創辦人是中國人、研發團隊來自中國。在台、在美都成政治議題。</text:span><text:span text:style-name="T6"><text:line-break/></text:span><text:a xlink:type="simple" xlink:href="https://reurl.cc/QdbW6q"><text:span text:style-name="T8">https://reurl.cc/QdbW6q</text:span></text:a><text:span text:style-name="T6"><text:line-break/><text:line-break/></text:span><text:span text:style-name="T4">鬼島的人渣走狗政府仇中反華到毫無邏輯，反中反到沒有腦袋！</text:span><text:span text:style-name="T6"><text:line-break/><text:line-break/></text:span><text:span text:style-name="T4">ＩＢＭ、蘋果、微軟、</text:span><text:span text:style-name="T6">Google</text:span><text:span text:style-name="T4">、ＦＢ等產品都有後門、資安風險，為什麼人渣政府不禁止？</text:span><text:span text:style-name="T6"><text:line-break/><text:line-break/></text:span><text:span text:style-name="T4">因為人渣黨的執政政策就是「仇中反華跪舔歐美日」！！</text:span><text:span text:style-name="T6"><text:line-break/><text:line-break/><text:line-break/><text:line-break/><text:line-break/></text:span></text:p>
      <text:p text:style-name="P5"><text:span text:style-name="T3">陳真</text:span><text:span text:style-name="T4"><text:s/>  |  2020.04.08 17:42   |   </text:span><text:a xlink:type="simple" xlink:href="http://palinfo.habago.org/Entry?Command=Information_PrintForum&amp;#FORUM38995"><text:span text:style-name="T5">#</text:span></text:a></text:p>
      <text:p text:style-name="P6"><text:span text:style-name="T4">教育部下令禁用遠距軟體</text:span><text:span text:style-name="T6">ZOOM </text:span><text:span text:style-name="T4">大學：措手不及</text:span><text:span text:style-name="T6"><text:line-break/><text:line-break/>2020-04-08 10:57 </text:span><text:span text:style-name="T4">聯合報</text:span><text:span text:style-name="T6"><text:s/>/ </text:span><text:span text:style-name="T4">記者章凱閎／台北即時報導</text:span><text:span text:style-name="T6"><text:line-break/><text:line-break/><text:line-break/></text:span><text:span text:style-name="T4">因應新冠肺炎疫情，公私部門開啟遠距工作，但行政院昨天一聲令下，指視訊軟體</text:span><text:span text:style-name="T6">ZOOM</text:span><text:span text:style-name="T4">有資安漏洞，將全面禁用；教育部也已轉知各級學校停用</text:span><text:span text:style-name="T6">ZOOM</text:span><text:span text:style-name="T4">。但有大學表示，教師換一套教學軟體，不是換一家餐廳吃飯這麼簡單，需時間調適，官方禁令來得措手不及。</text:span><text:span text:style-name="T6"><text:line-break/><text:line-break/></text:span><text:span text:style-name="T4">台師大因有一名大四生確診新冠肺炎，全校本周起至</text:span><text:span text:style-name="T6">17</text:span><text:span text:style-name="T4">日前的課程全數採遠距授課。台師大教務長陳昭珍表示，教師換一套教學軟體，不是換一家餐廳吃飯這麼簡單。</text:span><text:span text:style-name="T6"><text:line-break/><text:line-break/></text:span><text:span text:style-name="T4">陳昭珍說，大學有學術自由，學校不能限制教師用哪本教科書上課，也尊重教師對於遠距教學軟體的選擇，但仍會把教育部指令傳達各系所。她認為，資安有其重要性，但</text:span><text:span text:style-name="T6">ZOOM</text:span><text:span text:style-name="T4">的資安問題或許可透過配套措施解決，例如強化加密等，盼有兼顧資安及師生互動學習品質的作法。</text:span><text:span text:style-name="T6"><text:line-break/><text:line-break/></text:span><text:span text:style-name="T4">台大本周起百人以上大型課程也改為視訊授課。台大表示，已把教育部函文轉達各院系，目前校內視訊會議都以</text:span><text:span text:style-name="T6">U Meeting</text:span><text:span text:style-name="T4">進行。但據了解，台大教授對禁用</text:span><text:span text:style-name="T6">ZOOM</text:span><text:span text:style-name="T4">持不同意見。</text:span><text:span text:style-name="T6"><text:line-break/><text:line-break/></text:span><text:span text:style-name="T4">台大電機系教授葉丙成在臉書表示，過去一個多月，為了遠距教學辦了多次研習，還要求全部學生上網演練使用，如今「一切的努力，就這樣一紙公文，一切成空」。</text:span><text:span text:style-name="T6"><text:line-break/><text:line-break/></text:span><text:span text:style-name="T4">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6">ZOOM</text:span><text:span text:style-name="T4">，令他相當無奈。</text:span></text:p>
      <text:p text:style-name="P5"><text:span text:style-name="T3">陳真</text:span><text:span text:style-name="T4"><text:s/>  |  2020.04.08 17:13   |   </text:span><text:a xlink:type="simple" xlink:href="http://palinfo.habago.org/Entry?Command=Information_PrintForum&amp;#FORUM38994"><text:span text:style-name="T5">#</text:span></text:a></text:p>
      <text:p text:style-name="P9"><text:span text:style-name="T4">請問各位：人渣黨這些狗官有法律依據可以禁止老師和學生使用</text:span><text:span text:style-name="T6"><text:s/>ZOOM </text:span><text:span text:style-name="T4">來授課嗎？它媽的如果不鳥狗官是會怎樣？抓去關嗎？</text:span><text:span text:style-name="T6"><text:line-break/><text:line-break/></text:span><text:span text:style-name="T4">陳真</text:span><text:span text:style-name="T6"><text:s/>2020. 04.08.<text:line-break/><text:line-break/>====================<text:line-break/></text:span><text:span text:style-name="T4">教部禁用</text:span><text:span text:style-name="T6">Zoom </text:span><text:span text:style-name="T4">高中老師激憤：教學哪來資安問題？</text:span><text:span text:style-name="T6"><text:line-break/><text:line-break/>2020-04-07<text:line-break/><text:line-break/></text:span><text:span text:style-name="T4">聯合報</text:span><text:span text:style-name="T6"><text:s/>/ </text:span><text:span text:style-name="T4">記者黃寅</text:span><text:span text:style-name="T6">/</text:span><text:span text:style-name="T4">台中即時報導</text:span><text:span text:style-name="T6"><text:line-break/><text:line-break/></text:span><text:span text:style-name="T4">教育部今下令各級學校全面禁用</text:span><text:span text:style-name="T6">Zoom</text:span><text:span text:style-name="T4">視訊軟體禁用，高中老師知悉，在群組上群情激憤。大家說，已準備了大半個月，教育部竟一聲令下就禁用，老師和學生都得重來、所有的努都白費，尤其是教學那來資安問題？根本是政治凌駕一切。</text:span><text:span text:style-name="T6"><text:line-break/><text:line-break/></text:span><text:span text:style-name="T4">教育部今在網站上公告禁止使用</text:span><text:span text:style-name="T6">Zoom</text:span><text:span text:style-name="T4">，要求各級學校「將原先置放於本部教育雲『線上教學</text:span><text:span text:style-name="T14">便利包』</text:span><text:span text:style-name="T6">Zoom</text:span><text:span text:style-name="T4">相關使用</text:span><text:span text:style-name="T14">說明文件全面移除。」許多接到消息的老師一片譁然，幾個全國高中職老師和</text:span><text:span text:style-name="T4">教務主任的賴群組裡更是罵聲一片。</text:span><text:span text:style-name="T6"><text:line-break/><text:line-break/></text:span><text:span text:style-name="T4">一位高中老師說：「個人只是一個小小的教師兼職主任，要做的事包山包海，</text:span><text:span text:style-name="T6">....</text:span><text:span text:style-name="T4">學校端資訊教師有限，才好不容易做完全校師生實體演練與家長聯繫，現在又說禁止使用</text:span><text:span text:style-name="T6">Zoom</text:span><text:span text:style-name="T4">。上級機構擁有最多人才與資源，可否請為國家的教育培育政策思考縝密後才宣布，朝令夕改，絕非良策！」</text:span><text:span text:style-name="T6"><text:line-break/><text:line-break/></text:span><text:span text:style-name="T4">一名高中教務主任說：「這樣以後難立信於老師們了，老師以後可能遇事『看著辦』，我們更難推動」。</text:span><text:span text:style-name="T6"><text:line-break/><text:line-break/></text:span><text:span text:style-name="T4">另名老師也哀嘆：「好累～全校教師都受訓完，學生也教完～結果～打掉重練」還有人則驚訝說：「我們已經都讓老師們研習和開好課程完畢，又要再重來</text:span><text:span text:style-name="T6">....</text:span><text:span text:style-name="T15">😭</text:span><text:span text:style-name="T4">」。</text:span><text:span text:style-name="T6"><text:line-break/><text:line-break/></text:span><text:span text:style-name="T4">陳姓高中老師說，經營</text:span><text:span text:style-name="T6">Zoom</text:span><text:span text:style-name="T4">的老闆雖來自大陸，但已歸化美國籍，難道就因為有立委在立法院提出質詢，大家就必須全盤推翻原有的做法嗎？他說，</text:span><text:span text:style-name="T6">Zoom</text:span><text:span text:style-name="T4">免費、好用，而且國外大學都還主動把課程放上網路公開，國內各級學校的教學又有什麼好隱藏的，更令人想不透有何資安問題？</text:span><text:span text:style-name="T6"><text:line-break/><text:line-break/></text:span><text:span text:style-name="T4">他說，若真要講資安，那教育部公布的其他視訊軟體難道就沒有資安問題？重點是教育部不能把全國師生都已努力大半個月的努力視而不見，而要大家都重新來一次。</text:span></text:p>
      <text:p text:style-name="P5"><text:span text:style-name="T3">陳真</text:span><text:span text:style-name="T4"><text:s/>  |  2020.04.08 01:07   |   </text:span><text:a xlink:type="simple" xlink:href="http://palinfo.habago.org/Entry?Command=Information_PrintForum&amp;#FORUM38993"><text:span text:style-name="T5">#</text:span></text:a></text:p>
      <text:p text:style-name="P6"><text:span text:style-name="T4">上個月</text:span><text:span text:style-name="T6">(</text:span><text:span text:style-name="T4">三月</text:span><text:span text:style-name="T6">)</text:span><text:span text:style-name="T4">下旬，所謂「外交部」網站上說，台灣「援贈友邦巴拉圭百萬防疫口罩」。有人看到這訊息後，在</text:span><text:span text:style-name="T6">LINE</text:span><text:span text:style-name="T4">或臉書寫了些字，對此提出批評說台灣自己口罩都不夠用了，怎麼還拿去送人？</text:span><text:span text:style-name="T6"><text:line-break/><text:line-break/></text:span><text:span text:style-name="T4">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6"><text:line-break/><text:line-break/></text:span><text:span text:style-name="T4">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6"><text:line-break/><text:line-break/></text:span><text:span text:style-name="T4">這類罪名，請問跟蔣家年代有何不同？這些欺壓百姓之事，請問大家看了有何想法？他媽的這個人渣黨真是卑劣無恥到極點。</text:span><text:span text:style-name="T6"><text:line-break/><text:line-break/></text:span><text:span text:style-name="T4">昨天，有人製作了一段影片，我不知道是不是底下這一個？</text:span><text:span text:style-name="T6"><text:line-break/><text:line-break/></text:span><text:a xlink:type="simple" xlink:href="https://bit.ly/2x0NMSx"><text:span text:style-name="T8">https://bit.ly/2x0NMSx</text:span></text:a><text:span text:style-name="T6">  <text:line-break/><text:line-break/></text:span><text:span text:style-name="T4">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6"><text:line-break/><text:line-break/></text:span><text:span text:style-name="T4">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6"><text:line-break/><text:line-break/></text:span><text:span text:style-name="T4">它媽的哪有說人民指出政黨舞弊之處，卻反而要被檢調單位給抓起來治罪之理。它媽的這個人渣黨真是有夠無恥下流，嘴巴講的是人情義理，實際上幹的卻全是傷天害理。</text:span><text:span text:style-name="T6"><text:line-break/><text:line-break/></text:span><text:span text:style-name="T4">人渣黨說，這位網友的作票質疑，「將使民眾對於政府選務部門失去信心，嚴重撕裂族群，使社會大眾產生對立</text:span><text:span text:style-name="T6"><text:s/></text:span><text:span text:style-name="T4">」。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6"><text:line-break/><text:line-break/></text:span><text:span text:style-name="T4">更離譜的是統派女俠黃智賢的遭遇</text:span><text:span text:style-name="T6"><text:s/>(</text:span><text:span text:style-name="T4">雖然我並不是很認同她所高舉的民族主義精神</text:span><text:span text:style-name="T6">)</text:span><text:span text:style-name="T4">。她前天在臉書上寫說：「台灣出現社區感染，是不是因為你</text:span><text:span text:style-name="T6"><text:s/>(</text:span><text:span text:style-name="T4">衛福部長陳時中</text:span><text:span text:style-name="T6">) </text:span><text:span text:style-name="T4">裝睡？」。竟然因為這樣一句話被警方約談，並威脅若不到案接受偵訊便拘提，說她「散播不實謠言」，面臨三年以下有期徒刑、拘役或三百萬元以下罰金。</text:span><text:span text:style-name="T6"><text:line-break/><text:line-break/></text:span><text:span text:style-name="T4">類似上述例子，這兩年來罄竹難書。如果這樣批評兩句就要被抓去關，那麼，人渣黨之惡行，豈不是應該全黨槍斃一百萬遍才有天理？</text:span><text:span text:style-name="T6"><text:line-break/><text:line-break/></text:span><text:span text:style-name="T4">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6"><text:line-break/><text:line-break/></text:span><text:span text:style-name="T4">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6"><text:line-break/><text:line-break/></text:span><text:span text:style-name="T4">台灣的所謂民主，無非就是在美國的操盤下，透過一群人渣控制了一大群腦殘，藉以大撈特撈，胡作非為，為美國人賣命。</text:span></text:p>
      <text:p text:style-name="P5"><text:span text:style-name="T3">陳真</text:span><text:span text:style-name="T4"><text:s/>  |  2020.04.06 02:18   |   </text:span><text:a xlink:type="simple" xlink:href="http://palinfo.habago.org/Entry?Command=Information_PrintForum&amp;iPage=1#FORUM38992"><text:span text:style-name="T5">#</text:span></text:a></text:p>
      <text:p text:style-name="P6"><text:span text:style-name="T4">生物武器：一個更陰暗的未來</text:span><text:span text:style-name="T6">(13)<text:line-break/><text:line-break/></text:span><text:span text:style-name="T4">陳真</text:span><text:span text:style-name="T6">2020. 04. 06.<text:line-break/><text:line-break/><text:line-break/></text:span><text:span text:style-name="T4">美國官方及其主流媒體走狗們，差不多是</text:span><text:span text:style-name="T6">2006</text:span><text:span text:style-name="T4">年，也就是侵略伊拉克三年後，才開始慢慢一點一滴、半推半就地承認過去有關伊拉克擁有生化武器的諸多指控全是謊言。</text:span><text:span text:style-name="T6"><text:line-break/><text:line-break/></text:span><text:span text:style-name="T4">我這樣講，其實並不精確。事實上，美國連這樣的「事後誠實」也沒有，它始終沒有認錯。幫忙散播謠言的主流媒體也沒有。</text:span><text:span text:style-name="T6"><text:line-break/><text:line-break/></text:span><text:span text:style-name="T4">不管是美國官方或主流媒體，他們始終沒有承認說「對！我就是說謊。我當時就是在聯合國大會上故意拿洗衣粉假裝是什麼炭疽桿菌粉末來欺騙大家」。</text:span><text:span text:style-name="T6"><text:line-break/><text:line-break/></text:span><text:span text:style-name="T4">他們把赤裸裸的近千個謊言，一概說成是一種「情報上的失誤或誤導」，要不就說是「某些真實的情報被忽略了」，或者乾脆推給伊拉克那些美國走狗，說是他們「故意提供不實資訊」等等。</text:span><text:span text:style-name="T6"><text:line-break/><text:line-break/></text:span><text:span text:style-name="T4">這樣各位懂嗎？也就是說，把密謀十年以上的侵略計畫與精心設計的無數謊言，完全淡化成一場無心的誤會與資訊失誤。</text:span><text:span text:style-name="T6"><text:line-break/><text:line-break/></text:span><text:span text:style-name="T4">舉個例，美軍佔領伊拉克大約三周年，</text:span><text:span text:style-name="T6">2006</text:span><text:span text:style-name="T4">年</text:span><text:span text:style-name="T6">4</text:span><text:span text:style-name="T4">月</text:span><text:span text:style-name="T6">12</text:span><text:span text:style-name="T4">日的華盛頓郵報指出：美國和英國的國防情報部門聯合派駐伊拉克的生化武器專家團，老早在</text:span><text:span text:style-name="T6">2003</text:span><text:span text:style-name="T4">年</text:span><text:span text:style-name="T6">5</text:span><text:span text:style-name="T4">月就已經排除所謂「死亡露營車」</text:span><text:span text:style-name="T6">(Winnebagos of death) (</text:span><text:span text:style-name="T4">亦即流動性化武實驗室</text:span><text:span text:style-name="T6">)</text:span><text:span text:style-name="T4">的各種所謂證據，並於</text:span><text:span text:style-name="T6">5</text:span><text:span text:style-name="T4">月</text:span><text:span text:style-name="T6">27</text:span><text:span text:style-name="T4">日出具詳細報告，指出所謂「死亡露營車」不過就是一些跟食品檢驗有關的車子，或是一些氣象汽球的充氣裝置等等。</text:span><text:span text:style-name="T6"><text:line-break/><text:line-break/></text:span><text:span text:style-name="T4">但是，</text:span><text:span text:style-name="T6">2003</text:span><text:span text:style-name="T4">年</text:span><text:span text:style-name="T6">5</text:span><text:span text:style-name="T4">月</text:span><text:span text:style-name="T6">29</text:span><text:span text:style-name="T4">日，也就是該報告出爐後兩天，布希卻竟然再度對外公然撒謊說「關於伊拉克的致命性流動化武實驗室，美國已找到證據」。但是你看，該報導卻說，這些國防情報部的化武專家證詞被布希政府給「忽略了」</text:span><text:span text:style-name="T6">(ignored)</text:span><text:span text:style-name="T4">。他媽的這叫做「忽略」嗎？這就像人渣黨利用總統專機走私一樣，他不說走私，而叫「超帶」。</text:span><text:span text:style-name="T6"><text:line-break/><text:line-break/></text:span><text:span text:style-name="T4">我想說的是，美國撒了一千個謊言藉以入侵、佔領伊拉克之事，即便一一拆穿，但始終沒有認錯，而是採取這樣一種推諉、淡化的方式來矇混過去。而且，事隔多年，人們的記憶與情感早已逐漸淡忘。</text:span><text:span text:style-name="T6"><text:line-break/><text:line-break/></text:span><text:span text:style-name="T4">簡單說就是：主流媒體一開始先是配合美國政府，瘋狂地撒下無數漫天大謊，然後事隔多年，再慢慢用小篇幅報導，把它淡化成一種「情報上的疏忽」或「走狗們的誤導」，甚至講得好像美國很無辜似的。</text:span><text:span text:style-name="T6"><text:line-break/><text:line-break/></text:span><text:span text:style-name="T4">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6"><text:line-break/><text:line-break/></text:span><text:a xlink:type="simple" xlink:href="https://bit.ly/3aLBMmm"><text:span text:style-name="T8">https://bit.ly/3aLBMmm</text:span></text:a><text:span text:style-name="T6"><text:line-break/><text:line-break/></text:span><text:span text:style-name="T4">這樣一種「尚待繼續努力」的艱難任務，其實早在一開始就埋下伏筆。</text:span><text:span text:style-name="T6">Richard Spertzel </text:span><text:span text:style-name="T4">以美國派駐聯合國的首席武檢官之尊，打從一開始撒謊說伊拉克不但擁有生化武器，而且擁有超美趕俄的「分隔化」化武能力時，就已經等於說，美國永遠都能以此為藉口不斷進行指控。</text:span><text:span text:style-name="T6"><text:line-break/><text:line-break/></text:span><text:span text:style-name="T4">「死亡露營車」</text:span><text:span text:style-name="T6">(Winnebagos of death) </text:span><text:span text:style-name="T4">這個當年熱門的驚悚辭彙是怎麼來的呢？如我上一篇所說，就是因為這位</text:span><text:span text:style-name="T6">Richard Spertzel </text:span><text:span text:style-name="T4">所提出的一個說法，指控伊拉克擁有「分隔化」</text:span><text:span text:style-name="T6">(</text:span><text:span text:style-name="T4">即小型化</text:span><text:span text:style-name="T6">) </text:span><text:span text:style-name="T4">化武能力。如他自己所說，這意味著「你不但必須同時查緝伊拉克的每一棟房子，也必須查緝伊拉克的每一輛車子」，才有可能找到伊拉克擁有生化武器的證據。</text:span><text:span text:style-name="T6"><text:line-break/><text:line-break/></text:span><text:span text:style-name="T4">在這種鳥話底下，那其實等於說：我永遠都不可能承認伊拉克沒有生化武器；如果我一時沒有證據，那只是因為伊拉克車輛太多了，讓我一時還沒法找到，因為我沒辦法檢查伊拉克的所有車輛：</text:span><text:span text:style-name="T6">   <text:line-break/><text:line-break/></text:span><text:a xlink:type="simple" xlink:href="https://bit.ly/3aKalcL"><text:span text:style-name="T8">https://bit.ly/3aKalcL</text:span></text:a><text:span text:style-name="T6"><text:line-break/><text:line-break/></text:span><text:span text:style-name="T4">大家聽懂我在說什麼嗎？美國及其主流媒體與無良專家們，不但撒謊，而且圓謊的方式非常厲害且微妙，操弄世人於股掌之上。</text:span><text:span text:style-name="T6"><text:line-break/><text:line-break/></text:span><text:span text:style-name="T4">美國和英國狼狽為奸，不但撒謊伊拉克擁有化武，還說它「四十五分鐘內就可以對外發射，瞬間殺死數百萬人」。但是，真正拿來做為發動侵略戰爭的藉口卻是「分隔化」化武的能力。</text:span><text:span text:style-name="T6"><text:line-break/><text:line-break/>2003</text:span><text:span text:style-name="T4">年</text:span><text:span text:style-name="T6">2</text:span><text:span text:style-name="T4">月</text:span><text:span text:style-name="T6">5</text:span><text:span text:style-name="T4">日，美國國務卿</text:span><text:span text:style-name="T6">Colin Powell </text:span><text:span text:style-name="T4">在聯合國安理會，拿著一瓶洗衣粉，假裝是炭疽桿菌粉末，公然宣稱說「在我們精準厚實的情報檔案中，最恐怖的事情之一就是我們擁有第一手的證詞，證明伊拉克擁有流動性化武實驗室。」</text:span><text:span text:style-name="T6"><text:line-break/><text:line-break/></text:span><text:span text:style-name="T4">就如《</text:span><text:span text:style-name="T6">Global Security</text:span><text:span text:style-name="T4">》這篇文章所說：「流動性化武實驗室的說法，正是美國發動侵伊戰爭的一個基本根據。」</text:span><text:span text:style-name="T6"><text:line-break/><text:line-break/></text:span><text:a xlink:type="simple" xlink:href="https://bit.ly/3aL8ynF"><text:span text:style-name="T8">https://bit.ly/3aL8ynF</text:span></text:a><text:span text:style-name="T6"><text:line-break/><text:line-break/></text:span><text:span text:style-name="T4">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6"><text:line-break/><text:line-break/></text:span><text:span text:style-name="T4">除了瞎掰「死亡露營車」或「死亡休旅車」之外，英、美兩國還聯手瞎掰「死亡無人機」</text:span><text:span text:style-name="T6">(drones of death)</text:span><text:span text:style-name="T4">的說法。比方說，早在侵略伊拉克戰爭前一年，英、美、澳等主流媒體，就開始不斷用「死亡無人機」來煽動世人對於伊拉克的恐懼，比方說，</text:span><text:span text:style-name="T6">2002</text:span><text:span text:style-name="T4">年</text:span><text:span text:style-name="T6">9</text:span><text:span text:style-name="T4">月</text:span><text:span text:style-name="T6">6</text:span><text:span text:style-name="T4">日的《紐約時報》寫著：「伊拉克海珊擁有一系列野蠻殘忍的武器可供使用，其中包括『死亡無人機』的研發最為殘忍，它將發射毀滅性的化學武器與生物武器。」</text:span><text:span text:style-name="T6"><text:line-break/><text:line-break/></text:span><text:span text:style-name="T4">其實，早在九零年代、第一次波灣戰爭後，西方妖魔化伊拉克的宣傳就不曾一天停止過。舉個例，</text:span><text:span text:style-name="T6">1998</text:span><text:span text:style-name="T4">年</text:span><text:span text:style-name="T6">12</text:span><text:span text:style-name="T4">月</text:span><text:span text:style-name="T6">19</text:span><text:span text:style-name="T4">日英國的</text:span><text:span text:style-name="T6">BBC</text:span><text:span text:style-name="T4">如此報導所謂「死亡無人機」</text:span><text:span text:style-name="T6">(drones of death)</text:span><text:span text:style-name="T4">：</text:span><text:span text:style-name="T6"><text:line-break/><text:line-break/></text:span><text:a xlink:type="simple" xlink:href="https://bbc.in/3bQ7UW0"><text:span text:style-name="T8">https://bbc.in/3bQ7UW0</text:span></text:a><text:span text:style-name="T6">  <text:line-break/><text:line-break/></text:span><text:span text:style-name="T4">「英國國防部長</text:span><text:span text:style-name="T6"><text:s/>(</text:span><text:span text:style-name="T4">日後擔任北約祕書長</text:span><text:span text:style-name="T6">) </text:span><text:span text:style-name="T4">在記者會中表示，海珊將發展攜帶生化武器的死亡無人機，足以攜帶三百公升的炭疽桿菌，迅速殺死數百萬人。英國政府並表示，此一『恐怖武器』的發展能力，已遭到英軍的重創。」</text:span><text:span text:style-name="T6"><text:line-break/><text:line-break/></text:span><text:span text:style-name="T4">絕大多數人一定都會以為美軍</text:span><text:span text:style-name="T6">2003</text:span><text:span text:style-name="T4">年侵略伊拉克是在</text:span><text:span text:style-name="T6">2001</text:span><text:span text:style-name="T4">年的</text:span><text:span text:style-name="T6"><text:s/>911</text:span><text:span text:style-name="T4">事件之後才開始布局，其實全然錯誤。美國及英國老早在</text:span><text:span text:style-name="T6">1991</text:span><text:span text:style-name="T4">年就不斷入侵伊拉克，天天轟炸，照三餐打，但是媒體完全消音。就這樣轟炸了十二年，旨在消滅伊拉克中東首屈一指的空軍實力，為</text:span><text:span text:style-name="T6">2003</text:span><text:span text:style-name="T4">年的地面入侵鋪路。</text:span><text:span text:style-name="T6"><text:line-break/><text:line-break/></text:span><text:span text:style-name="T4">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6"><text:line-break/><text:line-break/></text:span><text:span text:style-name="T4">這些事，十幾年來我已經寫過很多，就不多寫了。</text:span></text:p>
      <text:p text:style-name="P5"><text:span text:style-name="T4">Xuan-wei   |  2020.04.05 11:21   |   </text:span><text:a xlink:type="simple" xlink:href="http://palinfo.habago.org/Entry?Command=Information_PrintForum&amp;iPage=1#FORUM38991"><text:span text:style-name="T5">#</text:span></text:a></text:p>
      <text:p text:style-name="P9"><text:span text:style-name="T4">謝謝陳醫師解惑！</text:span></text:p>
      <text:p text:style-name="P5"><text:span text:style-name="T3">怡靜</text:span><text:span text:style-name="T4"><text:s/>  |  2020.04.05 01:15   |   </text:span><text:a xlink:type="simple" xlink:href="http://palinfo.habago.org/Entry?Command=Information_PrintForum&amp;iPage=1#FORUM38990"><text:span text:style-name="T5">#</text:span></text:a></text:p>
      <text:p text:style-name="P6"><text:span text:style-name="T4">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6"><text:line-break/><text:line-break/></text:span><text:span text:style-name="T4">儘管歐美地區疫情嚴峻，仍然未停止抹黑中國。不過關注這麼久的國外疫情，總算看到一個西方官員講點人話，這人是加拿大衛生部長</text:span><text:span text:style-name="T6">Patty Hajdu</text:span><text:span text:style-name="T4">。</text:span><text:span text:style-name="T6"><text:line-break/><text:line-break/></text:span><text:a xlink:type="simple" xlink:href="https://streamable.com/htlbuu"><text:span text:style-name="T8">https://streamable.com/htlbuu</text:span></text:a><text:span text:style-name="T6"><text:line-break/><text:line-break/></text:span><text:span text:style-name="T4">她在</text:span><text:span text:style-name="T6">4/2</text:span><text:span text:style-name="T4">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6"><text:line-break/><text:line-break/></text:span></text:p>
      <text:p text:style-name="P5"><text:span text:style-name="T3">陳真</text:span><text:span text:style-name="T4"><text:s/>  |  2020.04.05 00:29   |   </text:span><text:a xlink:type="simple" xlink:href="http://palinfo.habago.org/Entry?Command=Information_PrintForum&amp;iPage=1#FORUM38989"><text:span text:style-name="T5">#</text:span></text:a></text:p>
      <text:p text:style-name="P9"><text:span text:style-name="T6">Xuan-wei</text:span><text:span text:style-name="T4">好，我人在外地，沒法用電腦，只能用手機簡單回覆</text:span><text:span text:style-name="T6">:<text:line-break/><text:line-break/>1</text:span><text:span text:style-name="T4">，</text:span><text:span text:style-name="T6">2004</text:span><text:span text:style-name="T4">年，美國都還佔領得如火如荼，謊言陸續散播中，直到幾年後，人們淡忘了，才慢慢半推半就地承認一切都是撒謊，把責任推給伊拉克的走狗們及</text:span><text:span text:style-name="T6">CIA</text:span><text:span text:style-name="T4">。</text:span><text:span text:style-name="T6"><text:line-break/><text:line-break/>2</text:span><text:span text:style-name="T4">，如果我沒記錯，</text:span><text:span text:style-name="T6">Richard Spertzel</text:span><text:span text:style-name="T4">在</text:span><text:span text:style-name="T6">2016</text:span><text:span text:style-name="T4">年過世。如果他或美國政府到現在還說伊拉克有化武甚至有分隔化的小型化武實驗室，我也不意外。我跟你說，這些人講話是這樣，跟民進黨很像</text:span><text:span text:style-name="T6">:<text:line-break/><text:line-break/></text:span><text:span text:style-name="T4">他早上講這樣，晚上可能就變了</text:span><text:span text:style-name="T6">;</text:span><text:span text:style-name="T4">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6">;</text:span><text:span text:style-name="T4">類似一種上班的概念。你看島內檯面上目前幾乎所有所謂臺獨，哪一個不是一種上班概念的臺獨？白天喊一喊臺獨，晚上就不獨了，喊出祖國英明都有可能。</text:span><text:span text:style-name="T6"><text:line-break/><text:line-break/>3</text:span><text:span text:style-name="T4">，事實上，</text:span><text:span text:style-name="T6">Richard Spertzel</text:span><text:span text:style-name="T4">在推銷他的分隔化言論時，面對詢問，他說美國還沒有成熟發展出小型化核武的能力。</text:span><text:span text:style-name="T6"><text:line-break/><text:line-break/></text:span><text:span text:style-name="T4">這很荒唐吧，伊拉克的化武能力居然超越了他的技術指導者。</text:span><text:span text:style-name="T6"><text:line-break/><text:line-break/></text:span><text:span text:style-name="T4">我再舉個前言不罩後語的例子。在他倡言伊拉克小型化化武能力的同時，面對這方面專家的質疑時，他卻承認，小型化化武能力之殺傷規模只能達到恐怖攻擊等級，離軍事化用途還差得遠。</text:span><text:span text:style-name="T6"><text:line-break/><text:line-break/></text:span><text:span text:style-name="T4">狀況差不多就是這樣。</text:span></text:p>
      <text:p text:style-name="P5"><text:span text:style-name="T4">Xuan-wei   |  2020.04.04 16:50   |   </text:span><text:a xlink:type="simple" xlink:href="http://palinfo.habago.org/Entry?Command=Information_PrintForum&amp;iPage=1#FORUM38988"><text:span text:style-name="T5">#</text:span></text:a></text:p>
      <text:p text:style-name="P8"><text:span text:style-name="T3">陳醫師您好，</text:span><text:span text:style-name="T4"><text:line-break/></text:span><text:span text:style-name="T3">關於〈</text:span><text:span text:style-name="T4"><text:s/></text:span><text:span text:style-name="T3">生物武器：一個更陰暗的未來</text:span><text:span text:style-name="T4">(12)</text:span><text:span text:style-name="T16">〉</text:span><text:span text:style-name="T3">中提到「美軍佔領伊拉克後，他</text:span><text:span text:style-name="T4">(Richard Spertzel)</text:span><text:span text:style-name="T3">隨即改口說，伊拉克不但沒有生化武器，「而且連企圖發展化武的計劃也不存在」，並稱自己當初是受到</text:span><text:span text:style-name="T4"><text:s/>Iraqi National Congress </text:span><text:span text:style-name="T3">及</text:span><text:span text:style-name="T4">CIA</text:span><text:span text:style-name="T3">諸多假情報的誤導。」</text:span><text:span text:style-name="T4"><text:s/></text:span><text:span text:style-name="T3">是否有參考來源：以</text:span><text:span text:style-name="T4">google</text:span><text:span text:style-name="T3">檢索到</text:span><text:span text:style-name="T4">Spertzel</text:span><text:span text:style-name="T3">在</text:span><text:span text:style-name="T4">2004</text:span><text:span text:style-name="T3">年</text:span><text:span text:style-name="T4">10</text:span><text:span text:style-name="T3">月發表在華爾街日報的評論</text:span><text:span text:style-name="T4">“Have War Critics Even Read the Duelfer Report?” (</text:span><text:a xlink:type="simple" xlink:href="https://www.wsj.com/articles/SB109770814784244752"><text:span text:style-name="T7">https://www.wsj.com/articles/SB109770814784244752</text:span></text:a><text:span text:style-name="T4">)</text:span><text:span text:style-name="T3">，看起來他當時仍堅持伊拉克有</text:span><text:span text:style-name="T4">WMD</text:span><text:span text:style-name="T3">的看法？</text:span><text:span text:style-name="T4"><text:line-break/><text:line-break/></text:span><text:span text:style-name="T3">（雖然沒有訂閱</text:span><text:span text:style-name="T4">WSJ</text:span><text:span text:style-name="T3">，可在他處找到評論全文</text:span><text:span text:style-name="T4">: </text:span><text:a xlink:type="simple" xlink:href="http://www.ourjerusalem.com/opinion20041019b"><text:span text:style-name="T7">http://www.ourjerusalem.com/opinion20041019b</text:span></text:a><text:span text:style-name="T4">)</text:span></text:p>
      <text:p text:style-name="P5"><text:span text:style-name="T3">陳真</text:span><text:span text:style-name="T4"><text:s/>  |  2020.04.03 03:26   |   </text:span><text:a xlink:type="simple" xlink:href="http://palinfo.habago.org/Entry?Command=Information_PrintForum&amp;#FORUM38987"><text:span text:style-name="T5">#</text:span></text:a></text:p>
      <text:p text:style-name="P6"><text:span text:style-name="T4">生物武器：一個更陰暗的未來</text:span><text:span text:style-name="T6">(12)<text:line-break/><text:line-break/></text:span><text:span text:style-name="T4">陳真</text:span><text:span text:style-name="T6">2020. 04. 01.<text:line-break/><text:line-break/><text:line-break/></text:span><text:span text:style-name="T4">在「生物武器：一個更陰暗的未來</text:span><text:span text:style-name="T6"><text:s/>(7)</text:span><text:span text:style-name="T4">」裏，我寫著：</text:span><text:span text:style-name="T6"><text:line-break/><text:line-break/></text:span><text:span text:style-name="T4">「美軍發動戰爭入侵伊拉克期間，西方媒體每天斗大標題寫著</text:span><text:span text:style-name="T6"> </text:span><text:span text:style-name="T4">『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6"><text:line-break/><text:line-break/></text:span><text:span text:style-name="T4">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6"><text:line-break/><text:line-break/></text:span><text:span text:style-name="T17">●</text:span><text:span text:style-name="T6"><text:s/></text:span><text:span text:style-name="T4">找到了！找到了！</text:span><text:span text:style-name="T6"><text:line-break/><text:line-break/></text:span><text:span text:style-name="T4">打從</text:span><text:span text:style-name="T6"><text:s/>2001</text:span><text:span text:style-name="T4">年起，美國為了侵略伊拉克，便不斷撒謊指控伊拉克擁有生化武器。但是，聯合國武檢官多次組團進入伊拉克境內調查，卻始終找不到任何證據。美國派駐聯合國的前首席武檢官</text:span><text:span text:style-name="T6"><text:s/>Richard Spertzel</text:span><text:span text:style-name="T4">卻力排眾議說：伊拉克擁有生化武器乃是「毋庸置疑」，大家之所以找不到化武實驗室與發射裝置是因為伊拉克政府把生化武器給「分隔化」</text:span><text:span text:style-name="T6">(compartmentalized) </text:span><text:span text:style-name="T4">了，簡單說就是小型化。他說，只要一輛休旅車就足以成為一個「流動性的」化武實驗室。</text:span><text:span text:style-name="T6"><text:line-break/><text:line-break/></text:span><text:span text:style-name="T4">這位美國的細菌武器研發專家</text:span><text:span text:style-name="T6">Richard Spertzel</text:span><text:span text:style-name="T4">，事實上也參與了戰前伊拉克的化武調查團，過去並曾經以聯合國首席武檢官的身份在伊拉克待了四年</text:span><text:span text:style-name="T6"><text:s/>(1994-1998 </text:span><text:span text:style-name="T4">年</text:span><text:span text:style-name="T6">)</text:span><text:span text:style-name="T4">，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6"><text:line-break/><text:line-break/>2003</text:span><text:span text:style-name="T4">年，在毫無證據下，美國就是以</text:span><text:span text:style-name="T6">Spertzel </text:span><text:span text:style-name="T4">之「專家證詞」的「分隔化」說法，做為一種硬是要出兵血洗伊拉克的藉口，然後在侵略佔領過程中不斷製造假新聞，不斷說「找到了！找到了！」，一會兒說找到一個「疑似」藏有什麼生化粉末</text:span><text:span text:style-name="T6"><text:s/>(</text:span><text:span text:style-name="T4">其實是麵粉</text:span><text:span text:style-name="T6">) </text:span><text:span text:style-name="T4">的倉庫或小貨車，一會兒又說發現什麼裝設「可疑」瓦斯爐的流動推車</text:span><text:span text:style-name="T6"><text:s/>(</text:span><text:span text:style-name="T4">其實是軍隊煮飯煎蛋的餐車</text:span><text:span text:style-name="T6">)</text:span><text:span text:style-name="T4">，遺留在被美軍轟炸得稀巴爛的伊拉克軍隊現場</text:span><text:span text:style-name="T6">...<text:line-break/><text:line-break/></text:span><text:span text:style-name="T4">美國就是這樣不斷裝神弄鬼，欺騙世人，其實全是謊言，非常兒戲，事實上只是一些廚具、麵粉食材或民生用品。但是，透過西方主流媒體的配合造謠，一時之間，人們還真以為美國拯救了全世界。</text:span><text:span text:style-name="T6"><text:line-break/><text:line-break/></text:span><text:span text:style-name="T4">至於這位一輩子為美國推動細菌武器研發的</text:span><text:span text:style-name="T6"><text:s/>Spertzel</text:span><text:span text:style-name="T4">，大名鼎鼎，是個微生物學家，是美國研發生物武器史上最主要的核心人物之一，同時也是</text:span><text:span text:style-name="T6">Fort Detrick </text:span><text:span text:style-name="T4">生物武器實驗室有關細菌戰的主要負責人，任職長達半個多世紀。美軍佔領伊拉克後，他隨即改口說，伊拉克不但沒有生化武器，「而且連企圖發展化武的計劃也不存在」，並稱自己當初是受到</text:span><text:span text:style-name="T6"><text:s/>Iraqi National Congress </text:span><text:span text:style-name="T4">及</text:span><text:span text:style-name="T6">CIA</text:span><text:span text:style-name="T4">諸多假情報的誤導。</text:span><text:span text:style-name="T6"><text:line-break/><text:line-break/>Iraqi National Congress </text:span><text:span text:style-name="T4">就是美國在第一次波灣戰爭後隔年</text:span><text:span text:style-name="T6"><text:s/>(1992</text:span><text:span text:style-name="T4">年</text:span><text:span text:style-name="T6">) </text:span><text:span text:style-name="T4">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6"><text:line-break/><text:line-break/></text:span><text:span text:style-name="T4">這群背叛自己的國家與人民的美國走狗，這群「伊奸」，這個伊拉克的「人渣黨」，後來個個當了伊拉克的黨政軍高官，例如在戰爭期間屢屢出鏡扮演「夾道歡迎美軍」及「拉倒海珊銅像」的「勇敢伊拉克民眾」的</text:span><text:span text:style-name="T6">Ahmed Chalabi</text:span><text:span text:style-name="T4">，後來掌管伊拉克石油大權，擔任石油部長，並隨即出任伊拉克副總理。</text:span><text:span text:style-name="T6"><text:line-break/><text:line-break/></text:span><text:span text:style-name="T17">●</text:span><text:span text:style-name="T6"><text:s/></text:span><text:span text:style-name="T4">這回真的找到了！</text:span><text:span text:style-name="T6"><text:line-break/><text:line-break/>2003</text:span><text:span text:style-name="T4">年</text:span><text:span text:style-name="T6">5</text:span><text:span text:style-name="T4">月</text:span><text:span text:style-name="T6">28</text:span><text:span text:style-name="T4">日，也就是美軍入侵佔領伊拉克的隔月，英國《衛報》發表了一篇調查報導，標題諷刺性地寫著：「終於！美軍終於找到生化武器了！」不過，它還有個副標寫著「是在美國馬里蘭州找到！」</text:span><text:span text:style-name="T6"><text:line-break/><text:line-break/></text:span><text:a xlink:type="simple" xlink:href="https://bit.ly/2QUyftY"><text:span text:style-name="T8">https://bit.ly/2QUyftY</text:span></text:a><text:span text:style-name="T6">  <text:line-break/><text:line-break/></text:span><text:span text:style-name="T4">該報導所指的發現大規模殺傷武器的地點，就是當時</text:span><text:span text:style-name="T6"><text:s/>(2001</text:span><text:span text:style-name="T4">年</text:span><text:span text:style-name="T6">) </text:span><text:span text:style-name="T4">準備重新啟用、位於馬里蘭州的美軍</text:span><text:span text:style-name="T6"><text:s/>Fort Detrick </text:span><text:span text:style-name="T4">生物武器實驗室。經過兩年</text:span><text:span text:style-name="T6"><text:s/>(2001</text:span><text:span text:style-name="T4">年到</text:span><text:span text:style-name="T6"><text:s/>2003</text:span><text:span text:style-name="T4">年</text:span><text:span text:style-name="T6">) </text:span><text:span text:style-name="T4">的挖掘與清理，竟然陸續找到高達兩千多公噸的各種恐怖病原體，包括天花病毒、肉毒桿菌、炭疽桿菌、</text:span><text:span text:style-name="T6">Brucella melitensis (</text:span><text:span text:style-name="T4">梅里特布魯氏菌，可引起類似感冒症狀的布氏桿菌病</text:span><text:span text:style-name="T6">--Brucellosis)</text:span><text:span text:style-name="T4">，以及引發肺炎的</text:span><text:span text:style-name="T6"><text:s/>Klebsiella (</text:span><text:span text:style-name="T4">克雷伯氏菌屬</text:span><text:span text:style-name="T6">)</text:span><text:span text:style-name="T4">等等等。</text:span><text:span text:style-name="T6"><text:line-break/><text:line-break/></text:span><text:span text:style-name="T4">除了病毒與細菌外，竟然還找到各種化學武器，包括美軍在越戰中噴灑了至少九萬多公噸的橙劑</text:span><text:span text:style-name="T6"><text:s/>(agent orange)</text:span><text:span text:style-name="T4">。根據美國哥倫比亞大學公衛政策與管理學系教授</text:span><text:span text:style-name="T6"> Jeanne Stellman </text:span><text:span text:style-name="T4">的幾篇研究，例如</text:span><text:span text:style-name="T6">2018</text:span><text:span text:style-name="T4">年</text:span><text:span text:style-name="T6">5</text:span><text:span text:style-name="T4">月發表於《美國公衛期刊》</text:span><text:span text:style-name="T6">(American Journal of Public Health)</text:span><text:span text:style-name="T4">的論文估計，越戰中，約有兩百多萬至四百八十萬越南人曝露於美軍的橙劑毒害中，受到各種不同程度的傷害。：</text:span><text:span text:style-name="T6"><text:line-break/><text:line-break/></text:span><text:a xlink:type="simple" xlink:href="https://bit.ly/2R0rqHu"><text:span text:style-name="T8">https://bit.ly/2R0rqHu</text:span></text:a><text:span text:style-name="T6"><text:line-break/><text:line-break/></text:span><text:span text:style-name="T4">美軍所使用的橙劑，含有「世紀之毒」戴奧辛之中的劇毒成份，是一級致癌物，包括血癌、肺癌、大腸癌、軟組織肉瘤與肝癌等，另外還會產生各種神經系統與運動神經元病變</text:span><text:span text:style-name="T6"><text:s/>(</text:span><text:span text:style-name="T4">例如帕金森氏症</text:span><text:span text:style-name="T6">)</text:span><text:span text:style-name="T4">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6"><text:line-break/><text:line-break/></text:span><text:span text:style-name="T4">橙劑新生兒症狀：</text:span><text:span text:style-name="T6"><text:line-break/><text:line-break/></text:span><text:a xlink:type="simple" xlink:href="https://bit.ly/2UBuoo8"><text:span text:style-name="T8">https://bit.ly/2UBuoo8</text:span></text:a><text:span text:style-name="T6"><text:line-break/><text:line-break/></text:span><text:span text:style-name="T4">你可以在上面這個「美國退伍軍人協會」</text:span><text:span text:style-name="T6">(United States Department of Veterans Affairs</text:span><text:span text:style-name="T4">，簡稱</text:span><text:span text:style-name="T6"><text:s/>VA) </text:span><text:span text:style-name="T4">的網站上找到一些相關病變資料。</text:span><text:span text:style-name="T6"> <text:line-break/><text:line-break/></text:span><text:span text:style-name="T4">以下是幾張照片，很多橙劑新生兒完全沒有眼睛或眼睛爆出：</text:span><text:span text:style-name="T6"><text:line-break/><text:line-break/></text:span><text:a xlink:type="simple" xlink:href="https://bit.ly/2WVPz5P"><text:span text:style-name="T8">https://bit.ly/2WVPz5P</text:span></text:a><text:span text:style-name="T6"> <text:line-break/><text:line-break/></text:span><text:a xlink:type="simple" xlink:href="https://bit.ly/2yqWl9p"><text:span text:style-name="T8">https://bit.ly/2yqWl9p</text:span></text:a><text:span text:style-name="T6"> <text:line-break/><text:line-break/></text:span><text:span text:style-name="T4">根據越南官方統計，戰爭期間，約有三百多萬人罹癌或其它病變與腦傷</text:span><text:span text:style-name="T6"><text:s/>(</text:span><text:span text:style-name="T4">其中多數為兒童</text:span><text:span text:style-name="T6">)</text:span><text:span text:style-name="T4">，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6">   <text:line-break/><text:line-break/></text:span><text:span text:style-name="T4">半島電視台報導：</text:span><text:span text:style-name="T6"><text:line-break/><text:line-break/></text:span><text:a xlink:type="simple" xlink:href="https://bit.ly/2UBZ7kV"><text:span text:style-name="T8">https://bit.ly/2UBZ7kV</text:span></text:a><text:span text:style-name="T6"><text:line-break/><text:line-break/></text:span><text:span text:style-name="T4">半島電視台系列影片：</text:span><text:span text:style-name="T6"><text:line-break/><text:line-break/></text:span><text:a xlink:type="simple" xlink:href="https://bit.ly/2UzwiWg"><text:span text:style-name="T8">https://bit.ly/2UzwiWg</text:span></text:a><text:span text:style-name="T6"><text:line-break/><text:line-break/></text:span><text:a xlink:type="simple" xlink:href="https://bit.ly/2UTbNCT"><text:span text:style-name="T8">https://bit.ly/2UTbNCT</text:span></text:a><text:span text:style-name="T6"><text:line-break/><text:line-break/></text:span><text:span text:style-name="T4">戰後，仍有大約兩百萬越南人間接受害，因為橙劑滲透土壤之半衰期超過一百年，嚴重污染水源；不管是喝進肚子或皮膚接觸水源，或是吃下污染農作物，就有可能受害，滲透全身血液；甚至許多越南婦女</text:span><text:span text:style-name="T6"><text:s/>(</text:span><text:span text:style-name="T4">特別是毒害較嚴重的南越</text:span><text:span text:style-name="T6">) </text:span><text:span text:style-name="T4">的母乳中，發現極高濃度的戴奧辛成份。</text:span><text:span text:style-name="T6"><text:line-break/><text:line-break/></text:span><text:span text:style-name="T4">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6"><text:line-break/><text:line-break/></text:span><text:span text:style-name="T4">喝下橙劑幾毫升便足以致人於死，更何況短短六年內</text:span><text:span text:style-name="T6"><text:s/>(1965</text:span><text:span text:style-name="T4">至</text:span><text:span text:style-name="T6">1971</text:span><text:span text:style-name="T4">年</text:span><text:span text:style-name="T6">) </text:span><text:span text:style-name="T4">漫天灑下九萬公噸的巨量，瘋狂灑遍整個越南，高達三千一百八十一個村落受害，摧毀兩百多萬公頃</text:span><text:span text:style-name="T6"><text:s/>(</text:span><text:span text:style-name="T4">即兩萬多平方公里</text:span><text:span text:style-name="T6">) </text:span><text:span text:style-name="T4">的森林。後來，在國際輿論壓力下，美國才停止。有些當年的噴灑熱點地區，直到四十年後，仍然可以檢驗出超標高達數百倍的致死性戴奧辛濃度。</text:span><text:span text:style-name="T6"> <text:line-break/><text:line-break/></text:span><text:span text:style-name="T4">我常感到很納悶很可悲，為什麼會有人泯滅人性到這種地步？美國人是不是根本不把別人當人看？這是在打仗嗎？這根本就是種族滅絕的行徑。</text:span><text:span text:style-name="T6"><text:line-break/><text:line-break/></text:span><text:span text:style-name="T4">除了橙劑外，</text:span><text:span text:style-name="T6">Fort Detrick </text:span><text:span text:style-name="T4">現場還挖出有「毒劑之王」之稱的芥子氣液體毒劑等。預計還得再挖四年</text:span><text:span text:style-name="T6"><text:s/>(</text:span><text:span text:style-name="T4">亦即挖到</text:span><text:span text:style-name="T6">2007</text:span><text:span text:style-name="T4">年</text:span><text:span text:style-name="T6">) </text:span><text:span text:style-name="T4">也許才能清理乾淨。</text:span><text:span text:style-name="T6">  <text:line-break/><text:line-break/></text:span><text:span text:style-name="T4">底下有幾張橙劑受害者照片，真的是相當可悲。中間那張是美軍噴灑橙劑的分布地圖，遍及整個越南：</text:span><text:span text:style-name="T6"><text:line-break/><text:line-break/></text:span><text:a xlink:type="simple" xlink:href="https://bit.ly/2QYR7Ib"><text:span text:style-name="T8">https://bit.ly/2QYR7Ib</text:span></text:a><text:span text:style-name="T6">   <text:line-break/><text:line-break/></text:span><text:span text:style-name="T4">底下仍是一些橙劑兒童照片。看這些照片很令人難受，不過，還是懇求各位仔細看看，看進心裏去。</text:span><text:span text:style-name="T6"><text:line-break/></text:span><text:span text:style-name="T4">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6"><text:line-break/><text:line-break/></text:span><text:span text:style-name="T4">我亦常感無奈，不知道那些整天歌頌美國什麼民主自由與人權的人，究竟幾時才願意摸著良心說話？</text:span><text:span text:style-name="T6"><text:line-break/><text:line-break/></text:span><text:span text:style-name="T4">照片：</text:span><text:a xlink:type="simple" xlink:href="https://bit.ly/2JswC2A"><text:span text:style-name="T8">https://bit.ly/2JswC2A</text:span></text:a><text:span text:style-name="T6"><text:line-break/><text:line-break/></text:span><text:span text:style-name="T4">照片：</text:span><text:a xlink:type="simple" xlink:href="https://bit.ly/39GXdDz"><text:span text:style-name="T8">https://bit.ly/39GXdDz</text:span></text:a><text:span text:style-name="T6"><text:line-break/><text:line-break/></text:span><text:span text:style-name="T4">照片：</text:span><text:a xlink:type="simple" xlink:href="https://bit.ly/343vzj4"><text:span text:style-name="T8">https://bit.ly/343vzj4</text:span></text:a><text:span text:style-name="T6"><text:line-break/><text:line-break/></text:span><text:span text:style-name="T4">照片：</text:span><text:a xlink:type="simple" xlink:href="https://bit.ly/2X3Mu3x"><text:span text:style-name="T8">https://bit.ly/2X3Mu3x</text:span></text:a><text:span text:style-name="T6"><text:s/>(</text:span><text:span text:style-name="T4">按右側箭頭輪播</text:span><text:span text:style-name="T6">)<text:line-break/><text:line-break/></text:span><text:span text:style-name="T4">照片：</text:span><text:a xlink:type="simple" xlink:href="https://bit.ly/2UQSzxI"><text:span text:style-name="T8">https://bit.ly/2UQSzxI</text:span></text:a><text:span text:style-name="T6"><text:line-break/><text:line-break/></text:span><text:span text:style-name="T4">影片：</text:span><text:a xlink:type="simple" xlink:href="http://shorturl.at/diux1"><text:span text:style-name="T8">shorturl.at/diux1</text:span></text:a><text:span text:style-name="T6">   <text:line-break/><text:line-break/></text:span><text:span text:style-name="T4">回到</text:span><text:span text:style-name="T6">Fort Detrick </text:span><text:span text:style-name="T4">實驗室的主題。</text:span><text:span text:style-name="T6"><text:line-break/><text:line-break/></text:span><text:span text:style-name="T4">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6"> <text:line-break/><text:line-break/></text:span><text:span text:style-name="T4">可怕之處就在於沒有目錄清單，隨便亂埋亂丟，外洩風險極高，清理者根本不知道自己會挖出什麼東西來，更不知其危險等級，不知是否防護妥當以及是否可能透過空氣與水源危及社會大眾。</text:span><text:span text:style-name="T6"><text:line-break/><text:line-break/></text:span><text:span text:style-name="T4">《衛報》報導說：「就在兩個月前</text:span><text:span text:style-name="T6"><text:s/>(2003</text:span><text:span text:style-name="T4">年</text:span><text:span text:style-name="T6">3</text:span><text:span text:style-name="T4">月</text:span><text:span text:style-name="T6">)</text:span><text:span text:style-name="T4">，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6"><text:line-break/><text:line-break/></text:span><text:span text:style-name="T4">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6"><text:line-break/><text:line-break/></text:span><text:span text:style-name="T17">●</text:span><text:span text:style-name="T6"><text:s/></text:span><text:span text:style-name="T4">惡名昭彰的</text:span><text:span text:style-name="T6"><text:s/>Fort Detrick <text:line-break/><text:line-break/></text:span><text:span text:style-name="T4">特別令人髮指的是：</text:span><text:span text:style-name="T6">Fort Detrick </text:span><text:span text:style-name="T4">生物武器實驗室建造於</text:span><text:span text:style-name="T6">1943</text:span><text:span text:style-name="T4">年，它的第一批實驗室人員是誰你知道嗎？就是喪心病狂的日軍</text:span><text:span text:style-name="T6">731</text:span><text:span text:style-name="T4">部隊以及納粹醫官，他們都有著各種泯滅人性的人體活體實驗之豐富經歷。</text:span><text:span text:style-name="T6"><text:line-break/><text:line-break/></text:span><text:span text:style-name="T4">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6"><text:line-break/><text:line-break/>Jeffrey A.Lockwood </text:span><text:span text:style-name="T4">是個著名昆蟲學家，美國懷俄明大學</text:span><text:span text:style-name="T6"><text:s/>(University of Wyoming)</text:span><text:span text:style-name="T4">「自然科學與人文學科」的講座教授，對生物武器頗有研究，</text:span><text:span text:style-name="T6">2009</text:span><text:span text:style-name="T4">年寫了一本書叫做《</text:span><text:span text:style-name="T6">Six-Legged Soldiers: Using Insects as Weapons of War</text:span><text:span text:style-name="T4">》</text:span><text:span text:style-name="T6">(</text:span><text:span text:style-name="T4">六隻腳的士兵：以昆蟲做為一種生物武器</text:span><text:span text:style-name="T6">)</text:span><text:span text:style-name="T4">：</text:span><text:span text:style-name="T6"><text:line-break/><text:line-break/></text:span><text:a xlink:type="simple" xlink:href="https://amzn.to/3bC3Nge"><text:span text:style-name="T8">https://amzn.to/3bC3Nge</text:span></text:a><text:span text:style-name="T6"><text:line-break/><text:line-break/>Lockwood</text:span><text:span text:style-name="T4">教授指出：</text:span><text:span text:style-name="T6">Fort Detrick </text:span><text:span text:style-name="T4">生物武器實驗室於二次戰後吸收大量納粹與</text:span><text:span text:style-name="T6">731</text:span><text:span text:style-name="T4">部隊的科學家。</text:span><text:span text:style-name="T6"><text:line-break/><text:line-break/></text:span><text:span text:style-name="T4">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6"><text:s/>(</text:span><text:span text:style-name="T4">觀察人體器官、眼球、腸子如何膨漲爆出體外及人體相關生理反應</text:span><text:span text:style-name="T6">)</text:span><text:span text:style-name="T4">、活體炸藥實驗、大人與幼童之刻意使之感染各種病原體之實驗，藉以研發病毒及細菌等生物武器；某種變態實驗對象甚至包括母子</text:span><text:span text:style-name="T6"><text:s/>(</text:span><text:span text:style-name="T4">說要「觀察母愛」</text:span><text:span text:style-name="T6">)</text:span><text:span text:style-name="T4">，從事各種極其邪惡的活體實驗。</text:span><text:span text:style-name="T6"><text:line-break/><text:line-break/></text:span><text:span text:style-name="T4">底下有些照片，懇請大家仔細看，記住日本人所做的這一切：</text:span><text:span text:style-name="T6"><text:line-break/><text:line-break/></text:span><text:a xlink:type="simple" xlink:href="https://bit.ly/39BZfoG"><text:span text:style-name="T8">https://bit.ly/39BZfoG</text:span></text:a><text:span text:style-name="T6"><text:line-break/><text:line-break/></text:span><text:span text:style-name="T8">https://reurl.cc/b5kL2X</text:span><text:span text:style-name="T6"><text:line-break/><text:line-break/></text:span><text:span text:style-name="T4">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6"><text:line-break/><text:line-break/></text:span><text:span text:style-name="T4">我沒法假裝有愛心，我就是恨日本人，想起日本人毫無人性的暴行，我就是恨。我能理解寬恕與原諒的道理，但你要寬恕原諒日本人什麼？他們根本沒有一絲悔意，反而持續敵對中國，敵視華人。</text:span><text:span text:style-name="T6"><text:line-break/><text:line-break/></text:span><text:span text:style-name="T4">請你仔細看看這個，請你告訴我如何可能不恨？</text:span><text:span text:style-name="T6"><text:line-break/><text:line-break/></text:span><text:a xlink:type="simple" xlink:href="https://bit.ly/342Cn0o"><text:span text:style-name="T8">https://bit.ly/342Cn0o</text:span></text:a><text:span text:style-name="T6"><text:line-break/><text:line-break/></text:span><text:span text:style-name="T4">請你再仔細看看這個，請你告訴我如何能夠不恨？</text:span><text:span text:style-name="T6"><text:line-break/><text:line-break/></text:span><text:a xlink:type="simple" xlink:href="https://bit.ly/3dXxOcq"><text:span text:style-name="T8">https://bit.ly/3dXxOcq</text:span></text:a><text:span text:style-name="T6"><text:line-break/><text:line-break/></text:span><text:span text:style-name="T4">這些事，實在很不想講。我常說以後有機會再講，但我總是儘可能避而不談。念高一時</text:span><text:span text:style-name="T6"><text:s/>(</text:span><text:span text:style-name="T4">我在台北念高中</text:span><text:span text:style-name="T6">)</text:span><text:span text:style-name="T4">，第一次自己寫傳單，自己一個人在我高一住的地方</text:span><text:span text:style-name="T6"><text:s/>(</text:span><text:span text:style-name="T4">台北西門町</text:span><text:span text:style-name="T6">) </text:span><text:span text:style-name="T4">發自己寫的傳單，就是因為日本人的這些所作所為。它媽的日本人還像人嗎？</text:span><text:span text:style-name="T6"><text:line-break/><text:line-break/>Lockwood </text:span><text:span text:style-name="T4">教授指出：美國於</text:span><text:span text:style-name="T6">1943</text:span><text:span text:style-name="T4">年，亦即二戰結束前兩年，成立</text:span><text:span text:style-name="T6"><text:s/>Fort Detrick </text:span><text:span text:style-name="T4">生物武器實驗室，並於戰後立即吸收大量納粹與日本</text:span><text:span text:style-name="T6">731</text:span><text:span text:style-name="T4">部隊的科學家，從事生物武器研究；不但研究，而且在韓戰時付諸實行，以跳蚤、蚊子和頭蝨等昆蟲做為一種「六腳士兵」，做為一種傳遞擴散病毒或病菌的「疾病載體」</text:span><text:span text:style-name="T6">(disease vectors)</text:span><text:span text:style-name="T4">；先在部份不知情的平民或敵軍身上使之染病，然後再予以釋放回鄉，擴大傳播，或是以炸彈投擲到敵人的土地上，引爆疫情。</text:span><text:span text:style-name="T6"><text:line-break/><text:line-break/>Lockwood</text:span><text:span text:style-name="T4">教授指出，</text:span><text:span text:style-name="T6">1950</text:span><text:span text:style-name="T4">年秋天，美國國防部承認此事，並說這是美國生物武器的「首度使用」，其主要推手就是</text:span><text:span text:style-name="T6">Fort Detrick </text:span><text:span text:style-name="T4">生物武器實驗室裏這些喪心病狂的科學家，包括日本</text:span><text:span text:style-name="T6">731</text:span><text:span text:style-name="T4">部隊主要成員及納粹醫官。</text:span><text:span text:style-name="T6"><text:line-break/><text:line-break/></text:span><text:span text:style-name="T17">●</text:span><text:span text:style-name="T6"><text:s/></text:span><text:span text:style-name="T4">自導自演的炭疽桿菌粉末攻擊事件</text:span><text:span text:style-name="T6">  <text:line-break/><text:line-break/></text:span><text:span text:style-name="T4">五零年代以後，一直到大約</text:span><text:span text:style-name="T6">1973</text:span><text:span text:style-name="T4">年，前後長達二十多年的時間，</text:span><text:span text:style-name="T6">Fort Detrick </text:span><text:span text:style-name="T4">實驗室除了以動物做為實驗對象外，同時也以人體做實驗</text:span><text:span text:style-name="T6"><text:s/>(</text:span><text:span text:style-name="T4">稱之為</text:span><text:span text:style-name="T6">“human guinea pigs”</text:span><text:span text:style-name="T4">，亦即「人類白老鼠」</text:span><text:span text:style-name="T6">)</text:span><text:span text:style-name="T4">，例如所謂的「</text:span><text:span text:style-name="T6">CD-22</text:span><text:span text:style-name="T4">計劃」</text:span><text:span text:style-name="T6">(Project CD-22)</text:span><text:span text:style-name="T4">及「白外套行動」</text:span><text:span text:style-name="T6">(Operation Whitecoat) </text:span><text:span text:style-name="T4">等等。不過，這些屬公開性質的研究計劃當然都是採取所謂「自願」方式。</text:span><text:span text:style-name="T6"><text:line-break/><text:line-break/>1969</text:span><text:span text:style-name="T4">年，尼克森總統下令關閉</text:span><text:span text:style-name="T6">Fort Detrick</text:span><text:span text:style-name="T4">。此舉並非因為美國人良心發現，而是因為當年核子彈的量產及殺傷力之高度提升，使得美國領導人認為生化武器之殲敵效果相對失色，而且有可能不慎感染自己人或擴散到自己國家。</text:span><text:span text:style-name="T6"><text:line-break/><text:line-break/>Fort Detrick </text:span><text:span text:style-name="T4">雖然於</text:span><text:span text:style-name="T6">1969</text:span><text:span text:style-name="T4">年</text:span><text:span text:style-name="T6">11</text:span><text:span text:style-name="T4">月關閉，但仍做為收藏各種病原體的「巨大倉庫」，並仍從事一些「正常」研究</text:span><text:span text:style-name="T6"><text:s/>(</text:span><text:span text:style-name="T4">亦即非關武器化的「防禦性」生物研究，例如研發疫苗</text:span><text:span text:style-name="T6">)</text:span><text:span text:style-name="T4">。基本上，直到</text:span><text:span text:style-name="T6">1993</text:span><text:span text:style-name="T4">年，它都仍然還是持續運作，只是研發內容有所限制。</text:span><text:span text:style-name="T6">2001</text:span><text:span text:style-name="T4">年，布希政府對全世界發動所謂「反恐戰爭」，假反恐，真侵略，重啟並擴大實驗室規模，於是展開長達至少六年的清理行動。</text:span><text:span text:style-name="T6"><text:line-break/><text:line-break/></text:span><text:span text:style-name="T4">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6"><text:line-break/><text:line-break/></text:span><text:span text:style-name="T4">但是，直到七年後的</text:span><text:span text:style-name="T6"><text:s/>2008</text:span><text:span text:style-name="T4">年</text:span><text:span text:style-name="T6">7</text:span><text:span text:style-name="T4">月，</text:span><text:span text:style-name="T6">FBI </text:span><text:span text:style-name="T4">才「證實」，寄出這些致命毒信的是</text:span><text:span text:style-name="T6"><text:s/>Fort Detrick </text:span><text:span text:style-name="T4">生物武器實驗室的工作人員</text:span><text:span text:style-name="T6">Bruce Ivins</text:span><text:span text:style-name="T4">。據美媒報導，這位人員不知心懷何種不滿，因此寄出毒信；情治人員在距離</text:span><text:span text:style-name="T6">Fort Detrick</text:span><text:span text:style-name="T4">八英哩外的一座池塘找到相關犯罪工具；</text:span><text:span text:style-name="T6">FBI </text:span><text:span text:style-name="T4">強調，</text:span><text:span text:style-name="T6">Ivins </text:span><text:span text:style-name="T4">之所以犯下此案的動機只是為了「促進疫苗的研發」。</text:span><text:span text:style-name="T6"><text:line-break/><text:line-break/></text:span><text:span text:style-name="T4">正常人應該不會相信這個荒唐故事。至於這位被官方說法給認定為發動生物恐攻的「凶手」，竟然莫名其妙就「自殺」了。</text:span><text:span text:style-name="T6">FBI </text:span><text:span text:style-name="T4">說是「畏罪自殺」，但我看比較像是「被自殺」。</text:span><text:span text:style-name="T6"><text:line-break/><text:line-break/></text:span><text:span text:style-name="T17">●</text:span><text:span text:style-name="T6"> Fort Detrick </text:span><text:span text:style-name="T4">為何突然被勒令關閉？</text:span><text:span text:style-name="T6">  <text:line-break/><text:line-break/></text:span><text:span text:style-name="T4">這個由</text:span><text:span text:style-name="T6">CIA</text:span><text:span text:style-name="T4">掌控、擁有全世界最可怕的各種病原體之</text:span><text:span text:style-name="T6">Fort Detrick </text:span><text:span text:style-name="T4">生物武器實驗室有多龐大你知道嗎？</text:span><text:span text:style-name="T6">53</text:span><text:span text:style-name="T4">平方公里！裏頭至少有六百多棟建築，大約是兩個花蓮市、七千四百個足球場那麼大；成立近</text:span><text:span text:style-name="T6">80</text:span><text:span text:style-name="T4">年，聲名狼藉，此次因為新冠病毒而再度成為各方矚目的焦點。主要起因於去年</text:span><text:span text:style-name="T6"><text:s/>(2019 </text:span><text:span text:style-name="T4">年</text:span><text:span text:style-name="T6">) </text:span><text:span text:style-name="T4">七月，因為多項違規而遭到美國疾病管制中心</text:span><text:span text:style-name="T6"><text:s/>(CDC) </text:span><text:span text:style-name="T4">勒令關閉。</text:span><text:span text:style-name="T6"><text:line-break/><text:line-break/></text:span><text:span text:style-name="T4">若非情節嚴重，以</text:span><text:span text:style-name="T6">CDC</text:span><text:span text:style-name="T4">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6">CDC</text:span><text:span text:style-name="T4">主任</text:span><text:span text:style-name="T6">Robert Redfield </text:span><text:span text:style-name="T4">於今年三月十一日，方才於聽證會中承認曾進行屍體解剖，證實這波所謂「流感大流行」之部份死者確實是新冠病毒患者。</text:span><text:span text:style-name="T6"><text:line-break/><text:line-break/></text:span><text:span text:style-name="T4">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6"><text:line-break/><text:line-break/></text:span><text:span text:style-name="T4">至於此次關閉</text:span><text:span text:style-name="T6">Fort Detrick</text:span><text:span text:style-name="T4">生物武器實驗室的原因，疑似病原體外洩，究竟細節如何，美軍方面不但諱莫如深，美國政府並迅速刪除各方報導，相關人員則對外一律封口。</text:span><text:span text:style-name="T6"><text:line-break/><text:line-break/>UCLA (</text:span><text:span text:style-name="T4">加州大學洛杉磯分校</text:span><text:span text:style-name="T6">) </text:span><text:span text:style-name="T4">公衛學院流行病學系的網站上有個「生物恐怖主義資料庫」</text:span><text:span text:style-name="T6">(ARCHIVES ON BIO-TERRORISM)</text:span><text:span text:style-name="T4">，裏頭有過去大約二十年來的上千筆報導：</text:span><text:span text:style-name="T6"><text:line-break/><text:line-break/>(1) </text:span><text:a xlink:type="simple" xlink:href="https://www.ph.ucla.edu/epi/bioter/archivesbio1.html"><text:span text:style-name="T8">https://www.ph.ucla.edu/epi/bioter/archivesbio1.html</text:span></text:a><text:span text:style-name="T6"><text:line-break/><text:line-break/>(2) </text:span><text:a xlink:type="simple" xlink:href="http://www.ph.ucla.edu/epi/bioter/archivesbio2.html"><text:span text:style-name="T8">http://www.ph.ucla.edu/epi/bioter/archivesbio2.html</text:span></text:a><text:span text:style-name="T6"><text:line-break/><text:line-break/></text:span><text:span text:style-name="T4">你只要稍微花點時間關注一下這些資料，你就會清楚地知道：生物武器病原體的外洩以及各種傷天害理之事，並不是什麼陰謀論，而是經常性發生的事情，差別只是在於不同動機</text:span><text:span text:style-name="T6"><text:s/>(</text:span><text:span text:style-name="T4">蓄意或意外？</text:span><text:span text:style-name="T6">)</text:span><text:span text:style-name="T4">及傷害規模大小。</text:span><text:span text:style-name="T6"><text:line-break/><text:line-break/></text:span><text:span text:style-name="T4">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6"><text:line-break/><text:line-break/></text:span><text:span text:style-name="T4">但我現在不是要討論其對外惡行，而只是想說明</text:span><text:span text:style-name="T6">Fort Detrick </text:span><text:span text:style-name="T4">實驗室為何在去年七月被迫關閉。</text:span><text:span text:style-name="T6"> <text:line-break/><text:line-break/></text:span><text:span text:style-name="T4">從</text:span><text:span text:style-name="T6"><text:s/>UCLA </text:span><text:span text:style-name="T4">這兩個資料庫，你仍然可以找到幾篇關於去年關閉</text:span><text:span text:style-name="T6"><text:s/>Fort Detrick </text:span><text:span text:style-name="T4">的報導，比方說原先登載於《華盛頓郵報》的「生物武器戰爭的恐怖遺跡出土」</text:span><text:span text:style-name="T6">(Ft. Detrick Unearths Hazardous Surprises</text:span><text:span text:style-name="T4">：</text:span><text:span text:style-name="T6">Cleanup Finds Debris Of Biological Warfare)</text:span><text:span text:style-name="T4">：</text:span><text:span text:style-name="T6"><text:line-break/><text:line-break/></text:span><text:a xlink:type="simple" xlink:href="https://bit.ly/2X3OBo2"><text:span text:style-name="T8">https://bit.ly/2X3OBo2</text:span></text:a><text:span text:style-name="T6"><text:line-break/><text:line-break/></text:span><text:span text:style-name="T4">以及原載於</text:span><text:span text:style-name="T6"><text:s/>The Frederick News-Post </text:span><text:span text:style-name="T4">的「疾管中心揭露更多</text:span><text:span text:style-name="T6">Fort Detrick </text:span><text:span text:style-name="T4">的弊端」</text:span><text:span text:style-name="T6">(CDC Inspection Findings Reveal More about Fort Detrick Research Suspension)<text:line-break/><text:line-break/></text:span><text:a xlink:type="simple" xlink:href="https://bit.ly/2RgSy5h"><text:span text:style-name="T8">https://bit.ly/2RgSy5h</text:span></text:a><text:span text:style-name="T6"> <text:line-break/><text:line-break/></text:span><text:span text:style-name="T4">另外還有《紐約時報》的兩篇報導：「</text:span><text:span text:style-name="T6">Fort Detrick</text:span><text:span text:style-name="T4">實驗室無法通過安檢，遭全面無限期關閉」</text:span><text:span text:style-name="T6">(Fort Detrick lab shut down after failed safety inspection; all research halted indefinitely)</text:span><text:span text:style-name="T4">，以及「出於安全理由，致命細菌實驗研究勒令停止」</text:span><text:span text:style-name="T6">(Deadly Germ Research Is Shut Down at Army Lab Over Safety Concerns)</text:span><text:span text:style-name="T4">：</text:span><text:span text:style-name="T6"><text:line-break/><text:line-break/></text:span><text:a xlink:type="simple" xlink:href="https://bit.ly/343K72h"><text:span text:style-name="T8">https://bit.ly/343K72h</text:span></text:a><text:span text:style-name="T6"><text:line-break/><text:line-break/></text:span><text:a xlink:type="simple" xlink:href="https://nyti.ms/2JADFWU"><text:span text:style-name="T8">https://nyti.ms/2JADFWU</text:span></text:a><text:span text:style-name="T6"><text:line-break/><text:line-break/></text:span><text:span text:style-name="T4">相關資料當然遠遠比這個要多得多，底下只是做個簡單說明：</text:span><text:span text:style-name="T6"><text:line-break/><text:line-break/></text:span><text:span text:style-name="T4">美國疾管中心</text:span><text:span text:style-name="T6"><text:s/>(CDC) </text:span><text:span text:style-name="T4">下令關閉</text:span><text:span text:style-name="T6">Fort Detrick</text:span><text:span text:style-name="T4">生物實驗室，並出具了報告。你要注意哦，它使用的是比較強烈的「違規」</text:span><text:span text:style-name="T6">(breach) </text:span><text:span text:style-name="T4">一詞。如果不是非常嚴重，不可能把一個具有國家戰略意義的生物實驗室給勒令全面關閉。</text:span><text:span text:style-name="T6"><text:line-break/><text:line-break/></text:span><text:span text:style-name="T4">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6"><text:line-break/><text:line-break/>CDC </text:span><text:span text:style-name="T4">的報告指出，</text:span><text:span text:style-name="T6">Fort Detrick</text:span><text:span text:style-name="T4">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6"><text:line-break/><text:line-break/>CDC </text:span><text:span text:style-name="T4">認定，這不是偶發問題或個別事件，而是已經到達一種「系統性的失能」，故應勒令關閉，全面無限期停止運作。更駭人聽聞的是，</text:span><text:span text:style-name="T6">CDC</text:span><text:span text:style-name="T4">指出，該實驗室人員「蓄意讓含有病原體之空氣外洩」。</text:span><text:span text:style-name="T6"><text:line-break/><text:line-break/></text:span><text:span text:style-name="T4">對此，位於</text:span><text:span text:style-name="T6">Fort Detrick</text:span><text:span text:style-name="T4">生物實驗基地的美國陸軍傳染病醫學研究院</text:span><text:span text:style-name="T6"><text:s/>(USAMRIID)</text:span><text:span text:style-name="T4">的最高指揮官</text:span><text:span text:style-name="T6"><text:s/>Darrin Cox</text:span><text:span text:style-name="T4">提出反駁說，</text:span><text:span text:style-name="T6">CDC</text:span><text:span text:style-name="T4">之「違規」</text:span><text:span text:style-name="T6">(breach)</text:span><text:span text:style-name="T4">一詞太強烈，並指稱含有病原體之空氣外洩並非「蓄意」為之，堅稱該人員「並無邪惡動機」。</text:span><text:span text:style-name="T6"><text:line-break/><text:line-break/>Cox</text:span><text:span text:style-name="T4">並表示，</text:span><text:span text:style-name="T6">Fort Detrick</text:span><text:span text:style-name="T4">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6"><text:line-break/><text:line-break/></text:span><text:span text:style-name="T4">報導還指出，很詭異的是，這麼大的「違規」與「全面系統性失能」，竟然沒有任何主管遭受處分。</text:span><text:span text:style-name="T6"><text:line-break/><text:line-break/></text:span><text:span text:style-name="T4">如前所述，許多有關此次</text:span><text:span text:style-name="T6">Fort Detrick</text:span><text:span text:style-name="T4">生物實驗室因為疑似病原體外洩的新聞報導遭到刪除，但你在</text:span><text:span text:style-name="T6">UCLA</text:span><text:span text:style-name="T4">的公衛學院流行病學系的兩個「生物恐怖主義資料庫」裏，仍然可以找到一些報導。一份</text:span><text:span text:style-name="T6">CIA</text:span><text:span text:style-name="T4">解密文件顯示，</text:span><text:span text:style-name="T6">CIA</text:span><text:span text:style-name="T4">長年在此一生物武器基地從事病毒測試。報導並指出，許多老舊的病原體掩埋坑道並無鋪設防護內裏，外洩風險極高。當年的實驗室工作人員受訪表示：「我不知道那些東西</text:span><text:span text:style-name="T6"><text:s/>(</text:span><text:span text:style-name="T4">指病原體或毒物</text:span><text:span text:style-name="T6">) </text:span><text:span text:style-name="T4">被丟到哪，當時並無清單目錄。」</text:span><text:span text:style-name="T6"><text:line-break/><text:line-break/></text:span><text:span text:style-name="T4">隨著時間過去，大量掩埋容器早已銹損不堪。附近地區長年出現疑似不尋常飆高的癌症盛行率，當地居民認為與該生物武器基地之不當掩埋與草率處置有關，紛紛抗議，但美國當局一貫置若罔聞。</text:span><text:span text:style-name="T6"><text:line-break/><text:line-break/></text:span><text:span text:style-name="T4">底下有一小段當地居民的訪談、調查與抗議：</text:span><text:span text:style-name="T6"><text:line-break/><text:line-break/></text:span><text:a xlink:type="simple" xlink:href="https://bit.ly/3aDEiee"><text:span text:style-name="T8">https://bit.ly/3aDEiee</text:span></text:a><text:span text:style-name="T6"><text:line-break/><text:line-break/></text:span><text:span text:style-name="T4">事實上，早在</text:span><text:span text:style-name="T6">1991</text:span><text:span text:style-name="T4">年，軍方在該實驗室的水源觀測站便已檢測發現一些導致腎病變成份及肝臟致癌物，包括四氯乙烯</text:span><text:span text:style-name="T6">(PCE) </text:span><text:span text:style-name="T4">和三氯乙烯</text:span><text:span text:style-name="T6">(TCE)</text:span><text:span text:style-name="T4">。馬蘭州環境署隨即針對附近三十三口水井採樣，結果一半以上發現致癌毒物。現場檢測人員說，其實不用檢測，光是用聞的就能聞得到異味。</text:span><text:span text:style-name="T6"><text:line-break/><text:line-break/></text:span><text:span text:style-name="T4">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6">(Maryland Department of Health and Mental Hygiene) </text:span><text:span text:style-name="T4">卻表示做不到，因為</text:span><text:span text:style-name="T6">1992</text:span><text:span text:style-name="T4">年才開始有癌症資料登錄。</text:span><text:span text:style-name="T6"><text:line-break/><text:line-break/></text:span><text:span text:style-name="T17">●</text:span><text:span text:style-name="T6"><text:s/></text:span><text:span text:style-name="T4">結論：</text:span><text:span text:style-name="T6"><text:line-break/><text:line-break/></text:span><text:span text:style-name="T4">我就先寫到這，這些事是寫不完的。我寫這篇文字，只有三個卑微目的：</text:span><text:span text:style-name="T6"><text:line-break/><text:line-break/></text:span><text:span text:style-name="T4">一是反駁所謂陰謀論之污名化。</text:span><text:span text:style-name="T6"><text:line-break/><text:line-break/></text:span><text:span text:style-name="T4">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6"><text:line-break/><text:line-break/></text:span><text:span text:style-name="T4">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6"><text:line-break/><text:line-break/></text:span><text:span text:style-name="T4">另外，順便插播一個幼兒園小班課程：當我們說「新冠病毒有可能是一種生化武器」時，並不等於說新冠病毒是人為製造出來的人工病毒。</text:span><text:span text:style-name="T6"><text:line-break/><text:line-break/></text:span><text:span text:style-name="T4">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6"><text:line-break/><text:line-break/></text:span><text:span text:style-name="T4">美軍至今仍致力研發的「六腳士兵」</text:span><text:span text:style-name="T6">(</text:span><text:span text:style-name="T4">蚊子</text:span><text:span text:style-name="T6">)</text:span><text:span text:style-name="T4">就是一例，以蚊子做為一種「生物載體」，究竟要攜帶與投放何種病毒或細菌，並不一定要經過基因編輯。這應該不會很難懂吧？我已經不知道要如何講得更淺顯了。</text:span><text:span text:style-name="T6"><text:line-break/><text:line-break/></text:span><text:span text:style-name="T4">因此，即便證明新冠病毒並無明顯人為改造現象，依然無法否定「新冠病毒有可能是一種生物武器」的說法，因為它們是兩個不同命題。</text:span><text:span text:style-name="T6"> <text:line-break/><text:line-break/></text:span><text:span text:style-name="T4">第二個目的是：我希望表明一個基本態度：我們反美，但我們並不是反對美國人或反對美國這個國家，而是反對其罄竹難書的血腥邪惡行徑，希望制止其永無止盡的燒殺擄掠與製造動亂。</text:span><text:span text:style-name="T6"><text:line-break/><text:line-break/></text:span><text:span text:style-name="T4">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6"><text:line-break/><text:line-break/></text:span><text:span text:style-name="T4">至於第三個目的，恐怕是我永遠都無法說清楚的。我找不到適當的表達式，但也有可能是因為這個表達式並不存在人類的語言詞彙中。</text:span><text:span text:style-name="T6"><text:line-break/><text:line-break/></text:span><text:span text:style-name="T4">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6"><text:line-break/><text:line-break/></text:span><text:span text:style-name="T17">●</text:span><text:span text:style-name="T6"><text:s/></text:span><text:span text:style-name="T4">後記：</text:span><text:span text:style-name="T6">  <text:line-break/><text:line-break/></text:span><text:span text:style-name="T4">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6"><text:line-break/><text:line-break/></text:span><text:span text:style-name="T4">但是，你要知道，比方說，以</text:span><text:span text:style-name="T6">UCLA</text:span><text:span text:style-name="T4">公衛學院的這上千筆生化武器資料為例，幾乎全來自西方主流媒體的報導，因此，它不但不是一種陰謀論，反倒是一種已經不知道經過多少篩選、淡化及掩飾所勉強保留下來的真相之冰山一角。</text:span><text:span text:style-name="T6"><text:line-break/><text:line-break/></text:span><text:span text:style-name="T4">我舉個例，比方說，現在大家都知道海珊當年</text:span><text:span text:style-name="T6"><text:s/>(1988</text:span><text:span text:style-name="T4">年</text:span><text:span text:style-name="T6">) </text:span><text:span text:style-name="T4">的化武屠村事件，在</text:span><text:span text:style-name="T6"> Halabja </text:span><text:span text:style-name="T4">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6"><text:line-break/><text:line-break/></text:span><text:span text:style-name="T4">當年，聯合國針對海珊這項重大反人道罪行進行調查時，美國不但百般阻撓，而且否決聯合國的譴責提案，</text:span><text:span text:style-name="T6">CIA </text:span><text:span text:style-name="T4">甚至還發表各種假情報與假研究報告，栽贓伊朗，指控</text:span><text:span text:style-name="T6"><text:s/>Halabja </text:span><text:span text:style-name="T4">化武屠村事件的凶手是伊朗。</text:span><text:span text:style-name="T6"><text:line-break/><text:line-break/></text:span><text:span text:style-name="T4">我對這事的過程印象特別深刻是因為，屠村事件的兩年後，我接受</text:span><text:span text:style-name="T6"><text:s/>PHR (Physicians for Human Rights) </text:span><text:span text:style-name="T4">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6"><text:line-break/><text:line-break/></text:span><text:span text:style-name="T4">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6"> <text:line-break/><text:line-break/></text:span><text:span text:style-name="T4">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6"><text:line-break/><text:line-break/></text:span><text:span text:style-name="T4">美國當年協助海珊發展生化武器的事實，如今已無可懷疑。</text:span><text:span text:style-name="T6">UCLA </text:span><text:span text:style-name="T4">公衛學院的生化武器資料庫裏也能找到屠村事件後十多年的相關報導，指出美國協助海珊發展生化武器的事實，比方說：</text:span><text:span text:style-name="T6"><text:line-break/><text:line-break/></text:span><text:a xlink:type="simple" xlink:href="https://bit.ly/2UTmqFM"><text:span text:style-name="T8">https://bit.ly/2UTmqFM</text:span></text:a><text:span text:style-name="T6"><text:line-break/><text:line-break/></text:span><text:span text:style-name="T4">但是，你看，報導得很「委婉」，很「客觀公正」，它把美國運送炭疽桿菌、肉毒桿菌等等這些用來製造生物武器的恐怖病原體給海珊，居然說成是一種非常正面的「公共衛生方面的合作交流」。</text:span><text:span text:style-name="T6"><text:line-break/><text:line-break/></text:span><text:span text:style-name="T4">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6"><text:line-break/><text:line-break/></text:span><text:span text:style-name="T4">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6"><text:line-break/><text:line-break/></text:span><text:span text:style-name="T4">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6"><text:line-break/><text:line-break/></text:span><text:span text:style-name="T4">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6"><text:line-break/><text:line-break/></text:span><text:span text:style-name="T4">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6"><text:line-break/><text:line-break/></text:span><text:span text:style-name="T4">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6"><text:line-break/><text:line-break/></text:span><text:span text:style-name="T4">我要說的是，你看，這些人渣政客真的很齷齪，他們表面上講的全是一些很動聽的話語，什麼體恤醫療人員，什麼先顧好台灣等等。但是，白痴也該知道這一切漂亮言語的背後，其實就是仇中反華。</text:span><text:span text:style-name="T6"><text:line-break/><text:line-break/></text:span><text:span text:style-name="T4">在台灣，幾乎所有理想或理念，完全都可以拿來當成一種仇中反華的武器、工具與漂亮說詞。人渣們從來都不是真的在乎什麼是非善惡，他們的一切言行完全就是以倡導仇中反華為惟一目的。</text:span><text:span text:style-name="T6"><text:line-break/><text:line-break/></text:span><text:span text:style-name="T4">你看，這兩天，人渣黨送出一千多萬個口罩給西方國家，從上個月開始，甚至每星期固定得朝貢美國十萬個口罩。美國疫情真的是嚴重到爆，但卻對它百般放水。可是，對待大陸卻極盡苛薄之能事。</text:span><text:span text:style-name="T6"><text:line-break/><text:line-break/></text:span><text:span text:style-name="T4">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6"><text:line-break/><text:line-break/></text:span><text:span text:style-name="T4">其實，腦殘們並不是真的關心什麼疫情，他們只是聞聲起舞，該沸騰就會沸騰，不需要理由，因為人渣們永遠都可以瞎掰出一大堆很偉大的說詞。</text:span><text:span text:style-name="T6"><text:line-break/><text:line-break/></text:span><text:span text:style-name="T4">當時台灣才一兩個病人，就迫不及待說要「先顧好自己才能救別人」，一個口罩也不准寄到大陸，否則就是全民公敵。現在台灣有三百多個病例，死了好幾人，卻反而口罩大方隨便送人</text:span><text:span text:style-name="T6">(</text:span><text:span text:style-name="T4">我已經連續兩周買不到兒童口罩</text:span><text:span text:style-name="T6">)</text:span><text:span text:style-name="T4">，送給根本不肯戴口罩的洋人，然後說這是台灣「勇於負起世界責任的國家角色」。</text:span><text:span text:style-name="T6"><text:line-break/><text:line-break/></text:span><text:span text:style-name="T4">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6"> <text:line-break/><text:line-break/></text:span><text:span text:style-name="T4">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5"><text:span text:style-name="T3">鄭豐遠</text:span><text:span text:style-name="T4"><text:s/>  |  2020.04.02 20:37   |   </text:span><text:a xlink:type="simple" xlink:href="http://palinfo.habago.org/Entry?Command=Information_PrintForum&amp;#FORUM38986"><text:span text:style-name="T5">#</text:span></text:a></text:p>
      <text:p text:style-name="P9"><text:span text:style-name="T4">今天看到一句很好笑的話，英文翻譯還挺傳神的，如下</text:span><text:span text:style-name="T6">:<text:line-break/><text:line-break/></text:span><text:span text:style-name="T4">隔離，人權沒了。不隔離，人全沒了。</text:span><text:span text:style-name="T6"><text:line-break/>Human right or human left</text:span><text:span text:style-name="T4">？</text:span><text:span text:style-name="T6"><text:line-break/><text:line-break/></text:span><text:span text:style-name="T4">下面兩個影片強烈建議大家觀看，顯然世上還是有頭腦正常的人。任何一個正常人對這陣子西方以及一切反中反華勢力的各種醜態嘴臉，一定都會嗤之以鼻，一定都會對這荒唐世界感到莫名的悲哀。</text:span><text:span text:style-name="T6"><text:line-break/><text:line-break/></text:span><text:a xlink:type="simple" xlink:href="https://youtu.be/VHjfAYtkINY"><text:span text:style-name="T8">https://youtu.be/VHjfAYtkINY</text:span></text:a><text:span text:style-name="T6"><text:s/>(</text:span><text:span text:style-name="T4">法國一位律師和法學博士</text:span><text:span text:style-name="T6">)<text:line-break/><text:line-break/></text:span><text:a xlink:type="simple" xlink:href="https://youtu.be/I-19Q1tyhhw"><text:span text:style-name="T8">https://youtu.be/I-19Q1tyhhw</text:span></text:a><text:span text:style-name="T6"><text:s/>(</text:span><text:span text:style-name="T4">火鍋大王</text:span><text:span text:style-name="T6">)<text:line-break/></text:span></text:p>
      <text:p text:style-name="P5"><text:span text:style-name="T3">陳真</text:span><text:span text:style-name="T4"><text:s/>  |  2020.04.02 15:08   |   </text:span><text:a xlink:type="simple" xlink:href="http://palinfo.habago.org/Entry?Command=Information_PrintForum&amp;#FORUM38985"><text:span text:style-name="T5">#</text:span></text:a></text:p>
      <text:p text:style-name="P6"><text:span text:style-name="T4">一封信：</text:span><text:span text:style-name="T6"><text:line-break/><text:line-break/></text:span><text:span text:style-name="T4">那本</text:span><text:span text:style-name="T6">"</text:span><text:span text:style-name="T4">伊拉克淪陷記實</text:span><text:span text:style-name="T6">"</text:span><text:span text:style-name="T4">，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6"><text:line-break/><text:line-break/></text:span><text:span text:style-name="T4">陳真</text:span><text:span text:style-name="T6"><text:line-break/>2020. 04. 02.</text:span></text:p>
      <text:p text:style-name="P5"><text:span text:style-name="T3">怡靜</text:span><text:span text:style-name="T4"><text:s/>  |  2020.04.01 12:09   |   </text:span><text:a xlink:type="simple" xlink:href="http://palinfo.habago.org/Entry?Command=Information_PrintForum&amp;#FORUM38982"><text:span text:style-name="T5">#</text:span></text:a></text:p>
      <text:p text:style-name="P7"><text:span text:style-name="T3">張忠謀提到的那篇紐約時報專訪，主角是韓裔美國人</text:span><text:span text:style-name="T4">David Chang(</text:span><text:span text:style-name="T3">張錫鎬</text:span><text:span text:style-name="T4">)</text:span><text:span text:style-name="T3">，近幾年挺火紅的一位廚師，在</text:span><text:span text:style-name="T4">Netflix</text:span><text:span text:style-name="T3">上可以看到多部他主持的美食紀錄片節目。</text:span><text:span text:style-name="T4"><text:line-break/><text:line-break/></text:span><text:span text:style-name="T3">該訪談也值得一讀，如果你剛好是他的粉絲。</text:span><text:span text:style-name="T4"><text:line-break/><text:line-break/>David Chang isn’t sure the restaurant industry will survive Covid-19.<text:line-break/></text:span><text:a xlink:type="simple" xlink:href="https://nyti.ms/2w2nUVB"><text:span text:style-name="T7">https://nyti.ms/2w2nUVB</text:span></text:a></text:p>
      <text:p text:style-name="P2">老羊   |  2020.04.01 07:46   |   <text:a xlink:type="simple" xlink:href="http://palinfo.habago.org/Entry?Command=Information_PrintForum#FORUM38981"><text:span text:style-name="T1">#</text:span></text:a></text:p>
      <text:p text:style-name="P3">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2">https://mp.weixin.qq.com/s/mA85YUmjhr0J-tgoli8ALA</text:span></text:a><text:s/><text:line-break/><text:line-break/>Give Them Hope! 从两部电影看中国的全球舆论战 <text:line-break/><text:a xlink:type="simple" xlink:href="https://mp.weixin.qq.com/s/kseVZTcpYH6t4EeLHxZzWQ"><text:span text:style-name="T2">https://mp.weixin.qq.com/s/kseVZTcpYH6t4EeLHxZzWQ</text:span></text:a></text:p>
      <text:p text:style-name="P2">陳真   |  2020.04.01 01:46   |   <text:a xlink:type="simple" xlink:href="http://palinfo.habago.org/Entry?Command=Information_PrintForum#FORUM38980"><text:span text:style-name="T1">#</text:span></text:a></text:p>
      <text:p text:style-name="P4">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